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71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dash" draw:stroke-dash="Dash_20_5" svg:stroke-width="0.071cm" svg:stroke-color="#000000" draw:marker-end="Arrowheads_20_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71cm" svg:stroke-color="#000000" draw:marker-end="Arrowheads_20_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97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2.51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fo:min-height="8.496cm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54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34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8.55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97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75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 style:list-style-name="L5">
      <style:graphic-properties draw:stroke="none" draw:fill="none" draw:fill-color="#bbe0e3" draw:textarea-horizontal-align="justify" draw:textarea-vertical-align="top" draw:auto-grow-height="true" draw:auto-grow-width="false" fo:min-height="13.93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7.85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2.67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.00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71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7.51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91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73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913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8.716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9.14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02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91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11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text:enable-numbering="true" fo:margin-left="0.952cm" fo:margin-right="0cm" fo:margin-top="0.246cm" fo:margin-bottom="0cm" fo:line-height="90%" fo:text-indent="-0.952cm" style:writing-mode="lr-tb"/>
    </style:style>
    <style:style style:name="P5" style:family="paragraph">
      <style:paragraph-properties fo:margin-left="0cm" fo:margin-right="0cm" fo:margin-top="0.396cm" fo:margin-bottom="0cm" fo:text-indent="0cm"/>
    </style:style>
    <style:style style:name="P6" style:family="paragraph">
      <style:paragraph-properties text:enable-numbering="false" fo:margin-left="0cm" fo:margin-right="0cm" fo:margin-top="0.396cm" fo:margin-bottom="0cm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352cm" fo:margin-bottom="0cm" fo:text-indent="0cm"/>
    </style:style>
    <style:style style:name="P9" style:family="paragraph">
      <style:paragraph-properties text:enable-numbering="false" fo:margin-left="0cm" fo:margin-right="0cm" fo:margin-top="0.352cm" fo:margin-bottom="0cm" fo:text-indent="0cm" style:writing-mode="lr-tb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text:enable-numbering="true" fo:margin-left="0.952cm" fo:margin-right="0cm" fo:margin-top="0.246cm" fo:margin-bottom="0cm" fo:line-height="80%" fo:text-indent="-0.952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211cm" fo:margin-bottom="0cm" fo:line-height="80%" fo:text-indent="0cm"/>
    </style:style>
    <style:style style:name="P15" style:family="paragraph">
      <style:paragraph-properties text:enable-numbering="true" fo:margin-left="0.952cm" fo:margin-right="0cm" fo:margin-top="0.211cm" fo:margin-bottom="0cm" fo:line-height="80%" fo:text-indent="-0.952cm" style:writing-mode="lr-tb"/>
    </style:style>
    <style:style style:name="P16" style:family="paragraph">
      <style:paragraph-properties fo:margin-left="0cm" fo:margin-right="0cm" fo:margin-top="0.176cm" fo:margin-bottom="0cm" fo:line-height="80%" fo:text-indent="0cm"/>
    </style:style>
    <style:style style:name="P17" style:family="paragraph">
      <style:paragraph-properties fo:margin-left="0cm" fo:margin-right="0cm" fo:margin-top="0.158cm" fo:margin-bottom="0cm" fo:line-height="80%" fo:text-indent="0cm"/>
    </style:style>
    <style:style style:name="P18" style:family="paragraph">
      <style:paragraph-properties text:enable-numbering="true" fo:margin-left="0.952cm" fo:margin-right="0cm" fo:margin-top="0.176cm" fo:margin-bottom="0cm" fo:line-height="80%" fo:text-indent="-0.952cm" style:writing-mode="lr-tb"/>
    </style:style>
    <style:style style:name="P19" style:family="paragraph">
      <style:paragraph-properties fo:margin-left="0cm" fo:margin-right="0cm" fo:margin-top="0.308cm" fo:margin-bottom="0cm" fo:text-indent="0cm"/>
    </style:style>
    <style:style style:name="P20" style:family="paragraph">
      <style:paragraph-properties text:enable-numbering="false" fo:margin-left="0cm" fo:margin-right="0cm" fo:margin-top="0.308cm" fo:margin-bottom="0cm" fo:text-indent="0cm" style:writing-mode="lr-tb"/>
    </style:style>
    <style:style style:name="P21" style:family="paragraph">
      <style:paragraph-properties text:enable-numbering="true" fo:margin-left="1.693cm" fo:margin-right="0cm" fo:margin-top="0.246cm" fo:margin-bottom="0cm" fo:line-height="90%" fo:text-indent="-1.693cm" style:writing-mode="lr-tb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cm" fo:margin-right="0cm" fo:margin-top="0.211cm" fo:margin-bottom="0cm" fo:text-indent="0cm"/>
    </style:style>
    <style:style style:name="P24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5" style:family="paragraph">
      <style:paragraph-properties text:enable-numbering="true" fo:margin-left="0.952cm" fo:margin-right="0cm" fo:margin-top="0.246cm" fo:margin-bottom="0cm" fo:text-indent="-0.952cm" style:writing-mode="lr-tb"/>
    </style:style>
    <style:style style:name="P26" style:family="paragraph">
      <style:paragraph-properties fo:margin-left="0.952cm" fo:margin-right="0cm" fo:margin-top="0.211cm" fo:margin-bottom="0cm" fo:line-height="80%" fo:text-indent="-0.952cm"/>
    </style:style>
    <style:style style:name="P27" style:family="paragraph">
      <style:paragraph-properties text:enable-numbering="true" fo:margin-left="0.952cm" fo:margin-right="0cm" fo:margin-top="0.211cm" fo:margin-bottom="0cm" fo:line-height="90%" fo:text-indent="-0.952cm" style:writing-mode="lr-tb"/>
    </style:style>
    <style:style style:name="P28" style:family="paragraph">
      <style:paragraph-properties fo:margin-left="0cm" fo:margin-right="0cm" fo:margin-top="0.529cm" fo:margin-bottom="0cm" fo:text-indent="0cm"/>
    </style:style>
    <style:style style:name="P29" style:family="paragraph">
      <style:paragraph-properties text:enable-numbering="true" fo:margin-left="0cm" fo:margin-right="0cm" fo:margin-top="0.529cm" fo:margin-bottom="0cm" fo:text-indent="0cm" style:writing-mode="lr-tb"/>
    </style:style>
    <style:style style:name="P30" style:family="paragraph">
      <style:paragraph-properties fo:margin-left="0cm" fo:margin-right="0cm" fo:margin-top="0.176cm" fo:margin-bottom="0cm" fo:line-height="90%" fo:text-indent="0cm"/>
    </style:style>
    <style:style style:name="P31" style:family="paragraph">
      <style:paragraph-properties fo:margin-left="0cm" fo:margin-right="0cm" fo:margin-top="0.158cm" fo:margin-bottom="0cm" fo:line-height="90%" fo:text-indent="0cm"/>
    </style:style>
    <style:style style:name="P32" style:family="paragraph">
      <style:paragraph-properties fo:margin-left="0.952cm" fo:margin-right="0cm" fo:margin-top="0.158cm" fo:margin-bottom="0cm" fo:line-height="90%" fo:text-indent="-0.952cm"/>
    </style:style>
    <style:style style:name="P33" style:family="paragraph">
      <style:paragraph-properties fo:margin-left="0.952cm" fo:margin-right="0cm" fo:margin-top="0cm" fo:margin-bottom="0cm" fo:text-indent="-0.952cm"/>
    </style:style>
    <style:style style:name="P34" style:family="paragraph">
      <style:paragraph-properties text:enable-numbering="false" fo:margin-left="0.952cm" fo:margin-right="0cm" fo:margin-top="0cm" fo:margin-bottom="0cm" fo:text-indent="-0.952cm" style:writing-mode="lr-tb"/>
    </style:style>
    <style:style style:name="P35" style:family="paragraph">
      <style:paragraph-properties fo:margin-left="0.952cm" fo:margin-right="0cm" fo:margin-top="0cm" fo:margin-bottom="0cm" fo:line-height="90%" fo:text-indent="-0.952cm"/>
    </style:style>
    <style:style style:name="P36" style:family="paragraph">
      <style:paragraph-properties text:enable-numbering="false" fo:margin-left="0.952cm" fo:margin-right="0cm" fo:margin-top="0cm" fo:margin-bottom="0cm" fo:line-height="90%" fo:text-indent="-0.952cm" style:writing-mode="lr-tb"/>
    </style:style>
    <style:style style:name="P37" style:family="paragraph">
      <style:paragraph-properties fo:margin-left="0.952cm" fo:margin-right="0cm" fo:margin-top="0cm" fo:margin-bottom="0cm" fo:line-height="80%" fo:text-indent="-0.952cm"/>
    </style:style>
    <style:style style:name="P38" style:family="paragraph">
      <style:paragraph-properties text:enable-numbering="false" fo:margin-left="0.952cm" fo:margin-right="0cm" fo:margin-top="0cm" fo:margin-bottom="0cm" fo:line-height="80%" fo:text-indent="-0.952cm" style:writing-mode="lr-tb"/>
    </style:style>
    <style:style style:name="P39" style:family="paragraph">
      <style:paragraph-properties fo:margin-left="3.175cm" fo:margin-right="0cm" fo:margin-top="0.176cm" fo:margin-bottom="0cm" fo:line-height="9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40" style:family="paragraph">
      <style:paragraph-properties fo:margin-left="3.175cm" fo:margin-right="0cm" fo:margin-top="0.176cm" fo:margin-bottom="0cm" fo:line-height="90%" fo:text-indent="-0.635cm"/>
    </style:style>
    <style:style style:name="P41" style:family="paragraph">
      <style:paragraph-properties text:enable-numbering="true" fo:margin-left="3.175cm" fo:margin-right="0cm" fo:margin-top="0.176cm" fo:margin-bottom="0cm" fo:line-height="90%" fo:text-indent="-0.635cm" style:writing-mode="lr-tb"/>
    </style:style>
    <style:style style:name="P42" style:family="paragraph">
      <style:paragraph-properties fo:margin-left="0cm" fo:margin-right="0cm" fo:margin-top="0.176cm" fo:margin-bottom="0cm" fo:text-indent="0cm"/>
    </style:style>
    <style:style style:name="P43" style:family="paragraph">
      <style:paragraph-properties fo:margin-left="0cm" fo:margin-right="0cm" fo:margin-top="0.158cm" fo:margin-bottom="0cm" fo:text-indent="0cm"/>
    </style:style>
    <style:style style:name="P44" style:family="paragraph">
      <style:paragraph-properties fo:margin-left="0cm" fo:margin-right="0cm" fo:margin-top="0.141cm" fo:margin-bottom="0cm" fo:text-indent="0cm"/>
    </style:style>
    <style:style style:name="P45" style:family="paragraph">
      <style:paragraph-properties text:enable-numbering="true" fo:margin-left="2.063cm" fo:margin-right="0cm" fo:margin-top="0.176cm" fo:margin-bottom="0cm" fo:text-indent="-0.793cm" style:writing-mode="lr-tb"/>
    </style:style>
    <style:style style:name="P46" style:family="paragraph">
      <style:paragraph-properties fo:margin-left="0cm" fo:margin-right="0cm" fo:margin-top="0cm" fo:margin-bottom="0cm" fo:line-height="80%" fo:text-indent="0cm"/>
    </style:style>
    <style:style style:name="P47" style:family="paragraph">
      <style:paragraph-properties text:enable-numbering="true" fo:margin-left="2.063cm" fo:margin-right="0cm" fo:margin-top="0cm" fo:margin-bottom="0cm" fo:line-height="80%" fo:text-indent="-0.793cm" style:writing-mode="lr-tb"/>
    </style:style>
    <style:style style:name="T1" style:family="text">
      <style:text-properties fo:language="en" fo:country="IE"/>
    </style:style>
    <style:style style:name="T2" style:family="text">
      <style:text-properties fo:font-size="28pt" fo:language="en" fo:country="IE" style:font-size-asian="28pt" style:font-size-complex="28pt"/>
    </style:style>
    <style:style style:name="T3" style:family="text">
      <style:text-properties fo:color="#000000" fo:language="en" fo:country="IE"/>
    </style:style>
    <style:style style:name="T4" style:family="text">
      <style:text-properties fo:color="#000000" fo:font-size="16pt" fo:language="en" fo:country="IE" style:font-size-asian="16pt" style:font-size-complex="16pt"/>
    </style:style>
    <style:style style:name="T5" style:family="text">
      <style:text-properties fo:font-size="28pt" fo:language="en" fo:country="IE" fo:font-style="italic" style:font-size-asian="28pt" style:font-style-asian="italic" style:font-size-complex="28pt" style:font-style-complex="italic"/>
    </style:style>
    <style:style style:name="T6" style:family="text">
      <style:text-properties fo:font-size="24pt" fo:language="en" fo:country="IE" style:font-size-asian="24pt" style:font-size-complex="24pt"/>
    </style:style>
    <style:style style:name="T7" style:family="text">
      <style:text-properties fo:font-size="24pt" fo:language="en" fo:country="IE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style:text-position="30% 58%" fo:font-size="28pt" fo:language="en" fo:country="IE" style:font-size-asian="28pt" style:font-size-complex="28pt"/>
    </style:style>
    <style:style style:name="T9" style:family="text">
      <style:text-properties fo:font-size="20pt" fo:language="en" fo:country="IE" style:font-size-asian="20pt" style:font-size-complex="20pt"/>
    </style:style>
    <style:style style:name="T10" style:family="text">
      <style:text-properties fo:font-size="18pt" fo:language="en" fo:country="IE" style:font-size-asian="18pt" style:font-size-complex="18pt"/>
    </style:style>
    <style:style style:name="T11" style:family="text">
      <style:text-properties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T12" style:family="text">
      <style:text-properties fo:font-size="20pt" fo:language="en" fo:country="IE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language="en" fo:country="IE" fo:font-weight="bold" style:font-size-asian="20pt" style:font-weight-asian="bold" style:font-size-complex="20pt" style:font-weight-complex="bold"/>
    </style:style>
    <style:style style:name="T14" style:family="text">
      <style:text-properties fo:font-size="20pt" fo:language="en" fo:country="IE" fo:font-style="italic" style:font-size-asian="20pt" style:font-style-asian="italic" style:font-size-complex="20pt" style:font-style-complex="italic"/>
    </style:style>
    <style:style style:name="T15" style:family="text">
      <style:text-properties fo:color="#000000" fo:font-size="14pt" fo:language="en" fo:country="IE" style:font-size-asian="14pt" style:font-size-complex="14pt"/>
    </style:style>
    <style:style style:name="T16" style:family="text">
      <style:text-properties fo:color="#000000" style:text-position="-25% 58%" fo:font-size="14pt" fo:language="en" fo:country="IE" style:font-size-asian="14pt" style:font-size-complex="14pt"/>
    </style:style>
    <style:style style:name="T17" style:family="text">
      <style:text-properties fo:color="#000000" fo:font-size="28pt" fo:language="en" fo:country="IE" style:font-size-asian="28pt" style:font-size-complex="28pt"/>
    </style:style>
    <style:style style:name="T18" style:family="text">
      <style:text-properties fo:color="#000000" fo:font-size="28pt" fo:language="en" fo:country="IE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fo:font-size="24pt" fo:language="en" fo:country="IE" style:font-size-asian="24pt" style:font-size-complex="24pt"/>
    </style:style>
    <style:style style:name="T20" style:family="text">
      <style:text-properties fo:color="#000000" fo:font-size="24pt" fo:language="en" fo:country="IE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000000" fo:font-size="24pt" fo:language="en" fo:country="IE" fo:font-style="italic" style:font-size-asian="24pt" style:font-style-asian="italic" style:font-size-complex="24pt" style:font-style-complex="italic"/>
    </style:style>
    <style:style style:name="T22" style:family="text">
      <style:text-properties fo:color="#000000" style:text-outline="false" style:text-line-through-style="none" style:text-position="0% 100%" fo:font-family="Arial" style:font-pitch="variable" fo:font-size="2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position="-25% 58%" fo:font-size="24pt" fo:language="en" fo:country="IE" fo:font-style="italic" style:font-size-asian="24pt" style:font-style-asian="italic" style:font-size-complex="24pt" style:font-style-complex="italic"/>
    </style:style>
    <style:style style:name="T24" style:family="text">
      <style:text-properties fo:font-size="28pt" fo:language="en" fo:country="IE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size="24pt" fo:language="en" fo:country="IE" fo:font-style="italic" style:font-size-asian="24pt" style:font-style-asian="italic" style:font-size-complex="24pt" style:font-style-complex="italic"/>
    </style:style>
    <style:style style:name="T26" style:family="text">
      <style:text-properties fo:font-size="40pt" fo:language="en" fo:country="IE" style:font-size-asian="40pt" style:font-size-complex="40pt"/>
    </style:style>
    <style:style style:name="T27" style:family="text">
      <style:text-properties fo:color="#000000" style:text-position="-25% 58%" fo:font-size="16pt" fo:language="en" fo:country="IE" style:font-size-asian="16pt" style:font-size-complex="16pt"/>
    </style:style>
    <style:style style:name="T28" style:family="text">
      <style:text-properties fo:color="#000000" style:text-position="-25% 58%" fo:language="en" fo:country="IE"/>
    </style:style>
    <style:style style:name="T29" style:family="text">
      <style:text-properties fo:color="#000000" style:text-position="30% 58%" fo:language="en" fo:country="IE"/>
    </style:style>
    <style:style style:name="T30" style:family="text">
      <style:text-properties fo:font-size="24pt" fo:language="en" fo:country="IE" fo:font-weight="bold" style:font-size-asian="24pt" style:font-weight-asian="bold" style:font-size-complex="24pt" style:font-weight-complex="bold"/>
    </style:style>
    <style:style style:name="T31" style:family="text">
      <style:text-properties fo:font-size="18pt" fo:language="en" fo:country="US" style:font-size-asian="18pt" style:font-size-complex="18pt"/>
    </style:style>
    <style:style style:name="T32" style:family="text">
      <style:text-properties fo:font-size="14pt" fo:language="en" fo:country="IE" style:font-size-asian="14pt" style:font-size-complex="14pt"/>
    </style:style>
    <style:style style:name="T33" style:family="text">
      <style:text-properties fo:font-size="16pt" fo:language="en" fo:country="IE" style:font-size-asian="16pt" style:font-size-complex="16pt"/>
    </style:style>
    <style:style style:name="T34" style:family="text">
      <style:text-properties fo:color="#000000" fo:font-size="20pt" fo:language="en" fo:country="IE" style:font-size-asian="20pt" style:font-size-complex="20pt"/>
    </style:style>
    <style:style style:name="T35" style:family="text">
      <style:text-properties fo:color="#000000" fo:font-size="18pt" fo:language="en" fo:country="IE" style:font-size-asian="18pt" style:font-size-complex="18pt"/>
    </style:style>
    <style:style style:name="T36" style:family="text">
      <style:text-properties fo:color="#000000" style:text-outline="false" style:text-line-through-style="none" style:text-position="0% 100%" fo:font-family="Arial" style:font-pitch="variable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fo:color="#000000" fo:font-size="20pt" fo:language="en" fo:country="IE" fo:font-style="italic" style:font-size-asian="20pt" style:font-style-asian="italic" style:font-size-complex="20pt" style:font-style-complex="italic"/>
    </style:style>
    <style:style style:name="T38" style:family="text">
      <style:text-properties fo:color="#000000" fo:font-size="18pt" fo:language="en" fo:country="IE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roje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Projection</text:span></text:p>
          </draw:text-box>
        </draw:frame>
        <draw:frame presentation:style-name="pr2" draw:text-style-name="P4" draw:layer="layout" svg:width="17.145cm" svg:height="2.774cm" svg:x="0.952cm" svg:y="5.926cm" presentation:class="outline" presentation:user-transformed="true">
          <draw:text-box>
            <text:list text:style-name="L2">
              <text:list-item>
                <text:p text:style-name="P3"><text:span text:style-name="T2">Conceptually the 3D viewing process is:</text:span></text:p>
              </text:list-item>
            </text:list>
          </draw:text-box>
        </draw:frame>
        <draw:custom-shape draw:style-name="gr1" draw:text-style-name="P6" draw:layer="layout" svg:width="4cm" svg:height="1.785cm" svg:x="1.8cm" svg:y="9.332cm">
          <text:p text:style-name="P5"><text:span text:style-name="T3">Clip against view volume</text:span></text:p>
          <draw:enhanced-geometry svg:viewBox="0 0 21600 21600" draw:type="mso-spt202" draw:enhanced-path="M 0 0 L 21600 0 21600 21600 0 21600 0 0 Z N"/>
        </draw:custom-shape>
        <draw:custom-shape draw:style-name="gr1" draw:text-style-name="P6" draw:layer="layout" svg:width="4.4cm" svg:height="2.547cm" svg:x="6.9cm" svg:y="9.232cm">
          <text:p text:style-name="P5"><text:span text:style-name="T3">Project into projection plane</text:span></text:p>
          <draw:enhanced-geometry svg:viewBox="0 0 21600 21600" draw:type="mso-spt202" draw:enhanced-path="M 0 0 L 21600 0 21600 21600 0 21600 0 0 Z N"/>
        </draw:custom-shape>
        <draw:custom-shape draw:style-name="gr1" draw:text-style-name="P6" draw:layer="layout" svg:width="5.1cm" svg:height="2.547cm" svg:x="12.6cm" svg:y="9.2cm">
          <text:p text:style-name="P5"><text:span text:style-name="T3">Transform into device coordinate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11.4cm" svg:y1="10.5cm" svg:x2="12.6cm" svg:y2="10.5cm">
          <text:p/>
        </draw:line>
        <draw:line draw:style-name="gr2" draw:text-style-name="P7" draw:layer="layout" svg:x1="0.8cm" svg:y1="10.6cm" svg:x2="1.796cm" svg:y2="10.6cm">
          <text:p/>
        </draw:line>
        <draw:line draw:style-name="gr2" draw:text-style-name="P7" draw:layer="layout" svg:x1="17.8cm" svg:y1="10.4cm" svg:x2="18.4cm" svg:y2="10.4cm">
          <text:p/>
        </draw:line>
        <draw:line draw:style-name="gr2" draw:text-style-name="P7" draw:layer="layout" svg:x1="5.899cm" svg:y1="10.5cm" svg:x2="6.9cm" svg:y2="10.5cm">
          <text:p/>
        </draw:line>
        <draw:custom-shape draw:style-name="gr3" draw:text-style-name="P9" draw:layer="layout" svg:width="4.579cm" svg:height="0.937cm" svg:x="1.533cm" svg:y="8.498cm">
          <text:p text:style-name="P8"><text:span text:style-name="T4">3D world coords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5.903cm" svg:height="0.937cm" svg:x="12.597cm" svg:y="8.298cm">
          <text:p text:style-name="P9"><text:span text:style-name="T4">2D device coord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145cm" svg:height="12.075cm" svg:x="0.979cm" svg:y="12.925cm">
          <text:list text:style-name="L4">
            <text:list-item>
              <text:p text:style-name="P3"><text:span text:style-name="T2">The projection is defined by projection rays (</text:span><text:span text:style-name="T5">projectors</text:span><text:span text:style-name="T2">) that come from a </text:span><text:span text:style-name="T5">centre of projection</text:span><text:span text:style-name="T2"> and pass through each point of the object, and intersect with a </text:span><text:span text:style-name="T5">projection plane</text:span><text:span text:style-name="T2">.</text:span></text:p>
            </text:list-item>
          </text:list>
          <text:list text:style-name="L1">
            <text:list-item>
              <text:list>
                <text:list-item>
                  <text:p text:style-name="P10"><text:span text:style-name="T6">If the centre of projection is at infinity we have </text:span><text:span text:style-name="T7">parallel projection</text:span><text:span text:style-name="T6">.</text:span></text:p>
                </text:list-item>
                <text:list-item>
                  <text:p text:style-name="P10"><text:span text:style-name="T6">If the centre of projection is at a point we have </text:span><text:span text:style-name="T7">perspective projection</text:span><text:span text:style-name="T6">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1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rojections (contd.)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Projections (contd.)</text:span></text:p>
          </draw:text-box>
        </draw:frame>
        <draw:frame presentation:style-name="pr4" draw:text-style-name="P12" draw:layer="layout" svg:width="17.145cm" svg:height="11.801cm" svg:x="0.952cm" svg:y="12.7cm" presentation:class="outline" presentation:user-transformed="true">
          <draw:text-box>
            <text:list text:style-name="L2">
              <text:list-item>
                <text:p text:style-name="P11"><text:span text:style-name="T2">Since the direction of projection is a vector, and a vector is the difference between two points, it can be calculated as </text:span></text:p>
              </text:list-item>
              <text:list-item>
                <text:p text:style-name="P11"><text:span text:style-name="T2">(x,y,z,1)</text:span><text:span text:style-name="T8">T</text:span><text:span text:style-name="T2"> – (x’,y’,z’,1)</text:span><text:span text:style-name="T8">T</text:span><text:span text:style-name="T2"> = (a,b,c,0)</text:span><text:span text:style-name="T8">T</text:span><text:span text:style-name="T2">.</text:span></text:p>
              </text:list-item>
              <text:list-item>
                <text:p text:style-name="P11"><text:span text:style-name="T2">The above diagrams show an effect of perspective projection, namely </text:span><text:span text:style-name="T5">perspective foreshortening</text:span><text:span text:style-name="T2">; the size of an object is inversely proportional to the distance to the centre of projection.</text:span></text:p>
              </text:list-item>
            </text:list>
          </draw:text-box>
        </draw:frame>
        <draw:line draw:style-name="gr6" draw:text-style-name="P7" draw:layer="layout" svg:x1="6.725cm" svg:y1="6.698cm" svg:x2="8.123cm" svg:y2="9.701cm">
          <text:p/>
        </draw:line>
        <draw:custom-shape draw:style-name="gr7" draw:text-style-name="P13" draw:layer="layout" svg:width="0.198cm" svg:height="0.198cm" svg:x="2.099cm" svg:y="9.57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3" draw:layer="layout" svg:width="2.998cm" svg:height="3.598cm" svg:x="3.528cm" svg:y="7.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.125cm" svg:y1="9.7cm" svg:x2="6.725cm" svg:y2="6.697cm">
          <text:p/>
        </draw:line>
        <draw:line draw:style-name="gr9" draw:text-style-name="P7" draw:layer="layout" svg:x1="2.125cm" svg:y1="9.701cm" svg:x2="8.123cm" svg:y2="9.701cm">
          <text:p/>
        </draw:line>
        <draw:line draw:style-name="gr6" draw:text-style-name="P7" draw:layer="layout" svg:x1="4.524cm" svg:y1="8.101cm" svg:x2="4.926cm" svg:y2="9.701cm">
          <text:p/>
        </draw:line>
        <draw:line draw:style-name="gr6" draw:text-style-name="P7" draw:layer="layout" svg:x1="15.928cm" svg:y1="6.698cm" svg:x2="17.326cm" svg:y2="9.701cm">
          <text:p/>
        </draw:line>
        <draw:custom-shape draw:style-name="gr8" draw:text-style-name="P13" draw:layer="layout" svg:width="2.998cm" svg:height="3.598cm" svg:x="12.731cm" svg:y="7.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.724cm" svg:y1="8.498cm" svg:x2="15.928cm" svg:y2="6.698cm">
          <text:p/>
        </draw:line>
        <draw:line draw:style-name="gr9" draw:text-style-name="P7" draw:layer="layout" svg:x1="11.527cm" svg:y1="11.501cm" svg:x2="17.326cm" svg:y2="9.701cm">
          <text:p/>
        </draw:line>
        <draw:line draw:style-name="gr6" draw:text-style-name="P7" draw:layer="layout" svg:x1="13.525cm" svg:y1="7.501cm" svg:x2="14.327cm" svg:y2="10.698cm">
          <text:p/>
        </draw:line>
        <draw:custom-shape draw:style-name="gr3" draw:text-style-name="P6" draw:layer="layout" svg:width="0.925cm" svg:height="1.023cm" svg:x="6.362cm" svg:y="5.883cm">
          <text:p text:style-name="P5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685cm" svg:height="1.023cm" svg:x="3.815cm" svg:y="7.28cm">
          <text:p text:style-name="P6"><text:span text:style-name="T3">A’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925cm" svg:height="1.023cm" svg:x="15.565cm" svg:y="5.9cm">
          <text:p text:style-name="P5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.185cm" svg:height="1.023cm" svg:x="12.715cm" svg:y="7.579cm">
          <text:p text:style-name="P6"><text:span text:style-name="T3">A’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925cm" svg:height="1.023cm" svg:x="7.962cm" svg:y="9.282cm">
          <text:p text:style-name="P5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925cm" svg:height="1.023cm" svg:x="17.161cm" svg:y="9.3cm">
          <text:p text:style-name="P5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065cm" svg:height="1.023cm" svg:x="4.591cm" svg:y="9.679cm">
          <text:p text:style-name="P5"><text:span text:style-name="T3">B’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.065cm" svg:height="1.023cm" svg:x="14.293cm" svg:y="9.679cm">
          <text:p text:style-name="P5"><text:span text:style-name="T3">B’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4.677cm" svg:height="1.785cm" svg:x="0.5cm" svg:y="9.701cm">
          <text:p text:style-name="P5"><text:span text:style-name="T3">centre of project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3.5cm" svg:height="2.547cm" svg:x="9.5cm" svg:y="8.52cm">
          <text:p text:style-name="P5"><text:span text:style-name="T3">centre of projection at infinit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2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erspective Proje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Perspective Projection</text:span></text:p>
          </draw:text-box>
        </draw:frame>
        <draw:frame presentation:style-name="pr5" draw:text-style-name="P15" draw:layer="layout" svg:width="17.145cm" svg:height="5.602cm" svg:x="0.952cm" svg:y="4.898cm" presentation:class="outline" presentation:user-transformed="true">
          <draw:text-box>
            <text:list text:style-name="L2">
              <text:list-item>
                <text:p text:style-name="P14"><text:span text:style-name="T6">Perspective projection does not preserve parallel lines. Parallel lines in a scene converge on a </text:span><text:span text:style-name="T7">vanishing point</text:span><text:span text:style-name="T6">. If the parallel lines are parallel to one of the principal axes the vanishing point is called an </text:span><text:span text:style-name="T7">axis vanishing point</text:span><text:span text:style-name="T6">.</text:span></text:p>
              </text:list-item>
            </text:list>
          </draw:text-box>
        </draw:frame>
        <draw:custom-shape draw:style-name="gr10" draw:text-style-name="P13" draw:layer="layout" svg:width="2.601cm" svg:height="2.399cm" svg:x="4.926cm" svg:y="13.304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4.926cm" svg:y1="15.702cm" svg:x2="4.926cm" svg:y2="11.901cm">
          <text:p/>
        </draw:line>
        <draw:line draw:style-name="gr2" draw:text-style-name="P7" draw:layer="layout" svg:x1="4.926cm" svg:y1="15.703cm" svg:x2="8.925cm" svg:y2="15.703cm">
          <text:p/>
        </draw:line>
        <draw:line draw:style-name="gr2" draw:text-style-name="P7" draw:layer="layout" svg:x1="4.925cm" svg:y1="15.703cm" svg:x2="4.122cm" svg:y2="16.303cm">
          <text:p/>
        </draw:line>
        <draw:custom-shape draw:style-name="gr7" draw:text-style-name="P13" draw:layer="layout" svg:width="0.202cm" svg:height="0.198cm" svg:x="11.523cm" svg:y="10.9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1" draw:text-style-name="P7" draw:layer="layout" svg:x1="4.926cm" svg:y1="13.299cm" svg:x2="11.527cm" svg:y2="11.098cm">
          <text:p/>
        </draw:line>
        <draw:line draw:style-name="gr11" draw:text-style-name="P7" draw:layer="layout" svg:x1="7.523cm" svg:y1="13.299cm" svg:x2="11.527cm" svg:y2="11.098cm">
          <text:p/>
        </draw:line>
        <draw:line draw:style-name="gr11" draw:text-style-name="P7" draw:layer="layout" svg:x1="7.523cm" svg:y1="15.703cm" svg:x2="11.527cm" svg:y2="11.099cm">
          <text:p/>
        </draw:line>
        <draw:line draw:style-name="gr11" draw:text-style-name="P7" draw:layer="layout" svg:x1="4.926cm" svg:y1="15.703cm" svg:x2="11.527cm" svg:y2="11.099cm">
          <text:p/>
        </draw:line>
        <draw:line draw:style-name="gr12" draw:text-style-name="P7" draw:layer="layout" svg:x1="4.926cm" svg:y1="13.3cm" svg:x2="6.725cm" svg:y2="12.7cm">
          <text:p/>
        </draw:line>
        <draw:line draw:style-name="gr12" draw:text-style-name="P7" draw:layer="layout" svg:x1="6.725cm" svg:y1="12.7cm" svg:x2="8.524cm" svg:y2="12.7cm">
          <text:p/>
        </draw:line>
        <draw:line draw:style-name="gr12" draw:text-style-name="P7" draw:layer="layout" svg:x1="7.523cm" svg:y1="13.3cm" svg:x2="8.524cm" svg:y2="12.7cm">
          <text:p/>
        </draw:line>
        <draw:line draw:style-name="gr12" draw:text-style-name="P7" draw:layer="layout" svg:x1="8.524cm" svg:y1="12.7cm" svg:x2="8.524cm" svg:y2="14.499cm">
          <text:p/>
        </draw:line>
        <draw:line draw:style-name="gr12" draw:text-style-name="P7" draw:layer="layout" svg:x1="6.725cm" svg:y1="13.3cm" svg:x2="6.725cm" svg:y2="14.499cm">
          <text:p/>
        </draw:line>
        <draw:line draw:style-name="gr12" draw:text-style-name="P7" draw:layer="layout" svg:x1="6.725cm" svg:y1="14.499cm" svg:x2="7.523cm" svg:y2="14.499cm">
          <text:p/>
        </draw:line>
        <draw:line draw:style-name="gr12" draw:text-style-name="P7" draw:layer="layout" svg:x1="7.523cm" svg:y1="15.703cm" svg:x2="8.524cm" svg:y2="14.499cm">
          <text:p/>
        </draw:line>
        <draw:line draw:style-name="gr12" draw:text-style-name="P7" draw:layer="layout" svg:x1="4.926cm" svg:y1="15.703cm" svg:x2="6.725cm" svg:y2="14.499cm">
          <text:p/>
        </draw:line>
        <draw:custom-shape draw:style-name="gr3" draw:text-style-name="P6" draw:layer="layout" svg:width="0.82cm" svg:height="1.023cm" svg:x="8.718cm" svg:y="15.103cm">
          <text:p text:style-name="P5"><text:span text:style-name="T3">x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82cm" svg:height="1.023cm" svg:x="4.516cm" svg:y="10.883cm">
          <text:p text:style-name="P5"><text:span text:style-name="T3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0.82cm" svg:height="1.023cm" svg:x="3.515cm" svg:y="15.703cm">
          <text:p text:style-name="P5"><text:span text:style-name="T3">z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6.573cm" svg:height="1.023cm" svg:x="8.64cm" svg:y="9.9cm">
          <text:p text:style-name="P5"><text:span text:style-name="T3">z-axis vanishing point</text:span></text:p>
          <draw:enhanced-geometry svg:viewBox="0 0 21600 21600" draw:type="mso-spt202" draw:enhanced-path="M 0 0 L 21600 0 21600 21600 0 21600 0 0 Z N"/>
        </draw:custom-shape>
        <draw:g>
          <draw:custom-shape draw:style-name="gr10" draw:text-style-name="P13" draw:layer="layout" svg:width="2.602cm" svg:height="2.399cm" svg:x="13.322cm" svg:y="15.91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13.322cm" svg:y1="18.317cm" svg:x2="13.322cm" svg:y2="14.516cm">
            <text:p/>
          </draw:line>
          <draw:line draw:style-name="gr2" draw:text-style-name="P7" draw:layer="layout" svg:x1="13.322cm" svg:y1="18.318cm" svg:x2="17.321cm" svg:y2="18.318cm">
            <text:p/>
          </draw:line>
          <draw:line draw:style-name="gr2" draw:text-style-name="P7" draw:layer="layout" svg:x1="13.321cm" svg:y1="18.318cm" svg:x2="12.518cm" svg:y2="18.918cm">
            <text:p/>
          </draw:line>
          <draw:line draw:style-name="gr12" draw:text-style-name="P7" draw:layer="layout" svg:x1="13.322cm" svg:y1="15.915cm" svg:x2="15.121cm" svg:y2="15.315cm">
            <text:p/>
          </draw:line>
          <draw:line draw:style-name="gr12" draw:text-style-name="P7" draw:layer="layout" svg:x1="15.121cm" svg:y1="15.315cm" svg:x2="16.92cm" svg:y2="15.315cm">
            <text:p/>
          </draw:line>
          <draw:line draw:style-name="gr12" draw:text-style-name="P7" draw:layer="layout" svg:x1="15.919cm" svg:y1="15.915cm" svg:x2="16.92cm" svg:y2="15.315cm">
            <text:p/>
          </draw:line>
          <draw:line draw:style-name="gr12" draw:text-style-name="P7" draw:layer="layout" svg:x1="16.92cm" svg:y1="15.315cm" svg:x2="16.92cm" svg:y2="17.114cm">
            <text:p/>
          </draw:line>
          <draw:line draw:style-name="gr12" draw:text-style-name="P7" draw:layer="layout" svg:x1="15.121cm" svg:y1="15.915cm" svg:x2="15.121cm" svg:y2="17.114cm">
            <text:p/>
          </draw:line>
          <draw:line draw:style-name="gr12" draw:text-style-name="P7" draw:layer="layout" svg:x1="15.121cm" svg:y1="17.114cm" svg:x2="15.919cm" svg:y2="17.114cm">
            <text:p/>
          </draw:line>
          <draw:line draw:style-name="gr12" draw:text-style-name="P7" draw:layer="layout" svg:x1="15.919cm" svg:y1="18.318cm" svg:x2="16.92cm" svg:y2="17.114cm">
            <text:p/>
          </draw:line>
          <draw:line draw:style-name="gr12" draw:text-style-name="P7" draw:layer="layout" svg:x1="13.322cm" svg:y1="18.318cm" svg:x2="15.121cm" svg:y2="17.114cm">
            <text:p/>
          </draw:line>
          <draw:custom-shape draw:style-name="gr3" draw:text-style-name="P6" draw:layer="layout" svg:width="0.82cm" svg:height="1.023cm" svg:x="17.115cm" svg:y="17.718cm">
            <text:p text:style-name="P5"><text:span text:style-name="T3">x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0.82cm" svg:height="1.023cm" svg:x="12.912cm" svg:y="13.498cm">
            <text:p text:style-name="P5"><text:span text:style-name="T3">y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6" draw:layer="layout" svg:width="0.82cm" svg:height="1.023cm" svg:x="11.911cm" svg:y="18.318cm">
            <text:p text:style-name="P5"><text:span text:style-name="T3">z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13" draw:layer="layout" svg:width="0.203cm" svg:height="0.199cm" svg:x="5.803cm" svg:y="2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7" draw:layer="layout" svg:x1="9.327cm" svg:y1="20.302cm" svg:x2="14.054cm" svg:y2="22.057cm">
          <text:p/>
        </draw:line>
        <draw:line draw:style-name="gr9" draw:text-style-name="P7" draw:layer="layout" svg:x1="9.327cm" svg:y1="20.302cm" svg:x2="9.327cm" svg:y2="16.902cm">
          <text:p/>
        </draw:line>
        <draw:line draw:style-name="gr9" draw:text-style-name="P7" draw:layer="layout" svg:x1="9.327cm" svg:y1="16.902cm" svg:x2="14.085cm" svg:y2="18.671cm">
          <text:p/>
        </draw:line>
        <draw:line draw:style-name="gr9" draw:text-style-name="P7" draw:layer="layout" svg:x1="14.071cm" svg:y1="22.075cm" svg:x2="14.071cm" svg:y2="18.675cm">
          <text:p/>
        </draw:line>
        <draw:line draw:style-name="gr9" draw:text-style-name="P7" draw:layer="layout" svg:x1="10.817cm" svg:y1="18.583cm" svg:x2="12.206cm" svg:y2="19.121cm">
          <text:p/>
        </draw:line>
        <draw:line draw:style-name="gr9" draw:text-style-name="P7" draw:layer="layout" svg:x1="10.804cm" svg:y1="19.901cm" svg:x2="12.197cm" svg:y2="20.439cm">
          <text:p/>
        </draw:line>
        <draw:line draw:style-name="gr9" draw:text-style-name="P7" draw:layer="layout" svg:x1="10.795cm" svg:y1="18.565cm" svg:x2="10.795cm" svg:y2="19.892cm">
          <text:p/>
        </draw:line>
        <draw:line draw:style-name="gr9" draw:text-style-name="P7" draw:layer="layout" svg:x1="12.202cm" svg:y1="19.116cm" svg:x2="12.202cm" svg:y2="20.443cm">
          <text:p/>
        </draw:line>
        <draw:line draw:style-name="gr13" draw:text-style-name="P7" draw:layer="layout" svg:x1="13.322cm" svg:y1="15.901cm" svg:x2="5.918cm" svg:y2="23.764cm">
          <text:p/>
        </draw:line>
        <draw:line draw:style-name="gr13" draw:text-style-name="P7" draw:layer="layout" svg:x1="15.945cm" svg:y1="15.901cm" svg:x2="5.882cm" svg:y2="23.835cm">
          <text:p/>
        </draw:line>
        <draw:line draw:style-name="gr13" draw:text-style-name="P7" draw:layer="layout" svg:x1="15.946cm" svg:y1="18.344cm" svg:x2="5.9cm" svg:y2="23.861cm">
          <text:p/>
        </draw:line>
        <draw:line draw:style-name="gr13" draw:text-style-name="P7" draw:layer="layout" svg:x1="13.308cm" svg:y1="18.344cm" svg:x2="5.815cm" svg:y2="23.79cm">
          <text:p/>
        </draw:line>
        <draw:line draw:style-name="gr13" draw:text-style-name="P7" draw:layer="layout" svg:x1="15.098cm" svg:y1="15.311cm" svg:x2="5.815cm" svg:y2="23.79cm">
          <text:p/>
        </draw:line>
        <draw:line draw:style-name="gr13" draw:text-style-name="P7" draw:layer="layout" svg:x1="16.919cm" svg:y1="17.132cm" svg:x2="5.86cm" svg:y2="23.751cm">
          <text:p/>
        </draw:line>
        <draw:line draw:style-name="gr9" draw:text-style-name="P7" draw:layer="layout" svg:x1="11.135cm" svg:y1="18.94cm" svg:x2="11.805cm" svg:y2="19.196cm">
          <text:p/>
        </draw:line>
        <draw:line draw:style-name="gr13" draw:text-style-name="P7" draw:layer="layout" svg:x1="16.875cm" svg:y1="15.324cm" svg:x2="5.886cm" svg:y2="23.839cm">
          <text:p/>
        </draw:line>
        <draw:line draw:style-name="gr9" draw:text-style-name="P7" draw:layer="layout" svg:x1="11.174cm" svg:y1="19.91cm" svg:x2="11.845cm" svg:y2="20.166cm">
          <text:p/>
        </draw:line>
        <draw:line draw:style-name="gr9" draw:text-style-name="P7" draw:layer="layout" svg:x1="11.148cm" svg:y1="18.935cm" svg:x2="11.148cm" svg:y2="19.897cm">
          <text:p/>
        </draw:line>
        <draw:line draw:style-name="gr9" draw:text-style-name="P7" draw:layer="layout" svg:x1="11.84cm" svg:y1="19.191cm" svg:x2="11.84cm" svg:y2="20.152cm">
          <text:p/>
        </draw:line>
        <draw:line draw:style-name="gr9" draw:text-style-name="P7" draw:layer="layout" svg:x1="10.782cm" svg:y1="18.556cm" svg:x2="11.148cm" svg:y2="18.935cm">
          <text:p/>
        </draw:line>
        <draw:line draw:style-name="gr9" draw:text-style-name="P7" draw:layer="layout" svg:x1="12.192cm" svg:y1="19.107cm" svg:x2="11.839cm" svg:y2="19.204cm">
          <text:p/>
        </draw:line>
        <draw:line draw:style-name="gr9" draw:text-style-name="P7" draw:layer="layout" svg:x1="12.205cm" svg:y1="20.447cm" svg:x2="11.826cm" svg:y2="20.178cm">
          <text:p/>
        </draw:line>
        <draw:line draw:style-name="gr9" draw:text-style-name="P7" draw:layer="layout" svg:x1="10.782cm" svg:y1="19.923cm" svg:x2="11.135cm" svg:y2="19.897cm">
          <text:p/>
        </draw:line>
        <draw:custom-shape draw:style-name="gr3" draw:text-style-name="P6" draw:layer="layout" svg:width="5.904cm" svg:height="1.023cm" svg:x="1.028cm" svg:y="22.168cm">
          <text:p text:style-name="P5"><text:span text:style-name="T3">centre of project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4.985cm" svg:height="1.023cm" svg:x="13.4cm" svg:y="19.689cm">
          <text:p text:style-name="P5"><text:span text:style-name="T3">projection plane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14.018cm" svg:y1="22.022cm" svg:x2="12.955cm" svg:y2="23.116cm">
          <text:p/>
        </draw:line>
        <draw:custom-shape draw:style-name="gr3" draw:text-style-name="P6" draw:layer="layout" svg:width="7.102cm" svg:height="1.023cm" svg:x="12.016cm" svg:y="21.925cm">
          <text:p text:style-name="P5"><text:span text:style-name="T3">projection plane norma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3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rallel Proje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Parallel Projection</text:span></text:p>
          </draw:text-box>
        </draw:frame>
        <draw:frame presentation:style-name="pr6" draw:text-style-name="P12" draw:layer="layout" svg:width="17.145cm" svg:height="18.818cm" svg:x="0.952cm" svg:y="5.189cm" presentation:class="outline" presentation:user-transformed="true">
          <draw:text-box>
            <text:list text:style-name="L2">
              <text:list-item>
                <text:p text:style-name="P11"><text:span text:style-name="T2">There are different types of parallel projection.</text:span></text:p>
                <text:list>
                  <text:list-item>
                    <text:p text:style-name="P14"><text:span text:style-name="T6">Orthographic</text:span></text:p>
                    <text:list>
                      <text:list-item>
                        <text:p text:style-name="P16"><text:span text:style-name="T9">Direction of projection and projection plane normal are the same.</text:span></text:p>
                        <text:list>
                          <text:list-item>
                            <text:p text:style-name="P17"><text:span text:style-name="T10">Projection plane normal coincident with a principal axis.</text:span></text:p>
                            <text:list>
                              <text:list-item>
                                <text:p text:style-name="P17"><text:span text:style-name="T10">Top (plan)</text:span></text:p>
                              </text:list-item>
                              <text:list-item>
                                <text:p text:style-name="P17"><text:span text:style-name="T10">Front elevation</text:span></text:p>
                              </text:list-item>
                              <text:list-item>
                                <text:p text:style-name="P17"><text:span text:style-name="T10">Side elevation</text:span></text:p>
                              </text:list-item>
                            </text:list>
                          </text:list-item>
                          <text:list-item>
                            <text:p text:style-name="P17"><text:span text:style-name="T10">Projection plane normal not coincident with a principal axis. (Axonometric)</text:span></text:p>
                            <text:list>
                              <text:list-item>
                                <text:p text:style-name="P17"><text:span text:style-name="T10">Isometric – all principal axes equally foreshortened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4"><text:span text:style-name="T6">Oblique</text:span></text:p>
                    <text:list>
                      <text:list-item>
                        <text:p text:style-name="P16"><text:span text:style-name="T9">Cabinet</text:span></text:p>
                        <text:list>
                          <text:list-item>
                            <text:p text:style-name="P17"><text:span text:style-name="T10">Angle between direction of projection and projection plane normal is arctan(2) = 63.4</text:span><text:span text:style-name="T11">°. This make lines perpendicular to the projection plane project to half their length. More natural look.</text:span></text:p>
                          </text:list-item>
                        </text:list>
                      </text:list-item>
                      <text:list-item>
                        <text:p text:style-name="P16"><text:span text:style-name="T9">Cavalier</text:span></text:p>
                        <text:list>
                          <text:list-item>
                            <text:p text:style-name="P17"><text:span text:style-name="T10">Angle between direction of projection and projection plane normal is 45</text:span><text:span text:style-name="T11">°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0.337cm" svg:height="7.079cm" svg:x="8.616cm" svg:y="1.434cm" draw:page-number="4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Specifying a 3D view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Specifying a 3D view</text:span></text:p>
          </draw:text-box>
        </draw:frame>
        <draw:frame presentation:style-name="pr7" draw:text-style-name="P18" draw:layer="layout" svg:width="17.145cm" svg:height="9.235cm" svg:x="0.952cm" svg:y="5.927cm" presentation:class="outline" presentation:user-transformed="true">
          <draw:text-box>
            <text:list text:style-name="L2">
              <text:list-item>
                <text:p text:style-name="P16"><text:span text:style-name="T9">The </text:span><text:span text:style-name="T12">projection plane</text:span><text:span text:style-name="T9">, also called the </text:span><text:span text:style-name="T12">view plane</text:span><text:span text:style-name="T9">, is defined by a </text:span><text:span text:style-name="T12">view reference point </text:span><text:span text:style-name="T13">(</text:span><text:span text:style-name="T12">VRP</text:span><text:span text:style-name="T13">)</text:span><text:span text:style-name="T9"> and the </text:span><text:span text:style-name="T12">view plane normal </text:span><text:span text:style-name="T13">(</text:span><text:span text:style-name="T12">VPN</text:span><text:span text:style-name="T13">)</text:span><text:span text:style-name="T9">.</text:span></text:p>
              </text:list-item>
              <text:list-item>
                <text:p text:style-name="P16"><text:span text:style-name="T9">The </text:span><text:span text:style-name="T12">3D viewing reference coordinate</text:span><text:span text:style-name="T9"> (</text:span><text:span text:style-name="T12">VRC</text:span><text:span text:style-name="T9">) system is formed from the </text:span><text:span text:style-name="T12">VPN</text:span><text:span text:style-name="T9"> and the </text:span><text:span text:style-name="T12">view up vector</text:span><text:span text:style-name="T9"> (</text:span><text:span text:style-name="T12">VUP</text:span><text:span text:style-name="T9">). The </text:span><text:span text:style-name="T12">VPN</text:span><text:span text:style-name="T9"> define the </text:span><text:span text:style-name="T14">n</text:span><text:span text:style-name="T9">-axis, the projection of the </text:span><text:span text:style-name="T12">VUP</text:span><text:span text:style-name="T9"> on the view plane define the </text:span><text:span text:style-name="T14">v</text:span><text:span text:style-name="T9">-axis and the </text:span><text:span text:style-name="T14">u</text:span><text:span text:style-name="T9">-axis makes up the right-handed coordinate system.</text:span></text:p>
              </text:list-item>
              <text:list-item>
                <text:p text:style-name="P16"><text:span text:style-name="T9">The viewing window in the view plane is defined by a </text:span><text:span text:style-name="T12">centre of window </text:span><text:span text:style-name="T13">(</text:span><text:span text:style-name="T12">CW</text:span><text:span text:style-name="T13">)</text:span><text:span text:style-name="T9"> and minimum and maximum </text:span><text:span text:style-name="T14">u</text:span><text:span text:style-name="T9"> and </text:span><text:span text:style-name="T14">v</text:span><text:span text:style-name="T9"> values.</text:span></text:p>
              </text:list-item>
            </text:list>
          </draw:text-box>
        </draw:frame>
        <draw:line draw:style-name="gr9" draw:text-style-name="P7" draw:layer="layout" svg:x1="4.502cm" svg:y1="17.105cm" svg:x2="13.569cm" svg:y2="18.649cm">
          <text:p/>
        </draw:line>
        <draw:line draw:style-name="gr9" draw:text-style-name="P7" draw:layer="layout" svg:x1="4.485cm" svg:y1="21.193cm" svg:x2="13.551cm" svg:y2="22.737cm">
          <text:p/>
        </draw:line>
        <draw:line draw:style-name="gr9" draw:text-style-name="P7" draw:layer="layout" svg:x1="4.485cm" svg:y1="21.193cm" svg:x2="4.485cm" svg:y2="17.105cm">
          <text:p/>
        </draw:line>
        <draw:line draw:style-name="gr9" draw:text-style-name="P7" draw:layer="layout" svg:x1="13.547cm" svg:y1="22.737cm" svg:x2="13.547cm" svg:y2="18.649cm">
          <text:p/>
        </draw:line>
        <draw:g>
          <draw:line draw:style-name="gr2" draw:text-style-name="P7" draw:layer="layout" svg:x1="9.133cm" svg:y1="20.421cm" svg:x2="15.919cm" svg:y2="21.576cm">
            <text:p/>
          </draw:line>
          <draw:line draw:style-name="gr2" draw:text-style-name="P7" draw:layer="layout" svg:x1="9.133cm" svg:y1="20.439cm" svg:x2="9.133cm" svg:y2="15.937cm">
            <text:p/>
          </draw:line>
          <draw:line draw:style-name="gr2" draw:text-style-name="P7" draw:layer="layout" svg:x1="9.133cm" svg:y1="20.408cm" svg:x2="5.177cm" svg:y2="23.719cm">
            <text:p/>
          </draw:line>
        </draw:g>
        <draw:line draw:style-name="gr14" draw:text-style-name="P7" draw:layer="layout" svg:x1="9.133cm" svg:y1="20.417cm" svg:x2="6.271cm" svg:y2="22.794cm">
          <text:p/>
        </draw:line>
        <draw:line draw:style-name="gr15" draw:text-style-name="P7" draw:layer="layout" svg:x1="9.133cm" svg:y1="20.479cm" svg:x2="9.168cm" svg:y2="18.971cm">
          <text:p/>
        </draw:line>
        <draw:line draw:style-name="gr9" draw:text-style-name="P7" draw:layer="layout" svg:x1="5.248cm" svg:y1="17.837cm" svg:x2="11.192cm" svg:y2="18.834cm">
          <text:p/>
        </draw:line>
        <draw:line draw:style-name="gr9" draw:text-style-name="P7" draw:layer="layout" svg:x1="5.261cm" svg:y1="20.474cm" svg:x2="11.205cm" svg:y2="21.471cm">
          <text:p/>
        </draw:line>
        <draw:line draw:style-name="gr9" draw:text-style-name="P7" draw:layer="layout" svg:x1="5.304cm" svg:y1="20.479cm" svg:x2="5.273cm" svg:y2="17.811cm">
          <text:p/>
        </draw:line>
        <draw:line draw:style-name="gr9" draw:text-style-name="P7" draw:layer="layout" svg:x1="11.173cm" svg:y1="21.431cm" svg:x2="11.142cm" svg:y2="18.763cm">
          <text:p/>
        </draw:line>
        <draw:custom-shape draw:style-name="gr7" draw:text-style-name="P13" draw:layer="layout" svg:width="0.203cm" svg:height="0.198cm" svg:x="9.075cm" svg:y="20.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3" draw:layer="layout" svg:width="0.203cm" svg:height="0.199cm" svg:x="8.008cm" svg:y="19.6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3" draw:layer="layout" svg:width="0.203cm" svg:height="0.198cm" svg:x="2.69cm" svg:y="18.3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1" draw:text-style-name="P7" draw:layer="layout" svg:x1="2.734cm" svg:y1="18.454cm" svg:x2="15.112cm" svg:y2="15.623cm">
          <text:p/>
        </draw:line>
        <draw:line draw:style-name="gr11" draw:text-style-name="P7" draw:layer="layout" svg:x1="2.796cm" svg:y1="18.521cm" svg:x2="16.85cm" svg:y2="18.971cm">
          <text:p/>
        </draw:line>
        <draw:line draw:style-name="gr11" draw:text-style-name="P7" draw:layer="layout" svg:x1="2.796cm" svg:y1="18.455cm" svg:x2="9.419cm" svg:y2="23.79cm">
          <text:p/>
        </draw:line>
        <draw:line draw:style-name="gr11" draw:text-style-name="P7" draw:layer="layout" svg:x1="2.831cm" svg:y1="18.455cm" svg:x2="16.625cm" svg:y2="23.504cm">
          <text:p/>
        </draw:line>
        <draw:custom-shape draw:style-name="gr3" draw:text-style-name="P20" draw:layer="layout" svg:width="1.518cm" svg:height="0.853cm" svg:x="9.064cm" svg:y="19.764cm">
          <text:p text:style-name="P19"><text:span text:style-name="T15">VRP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518cm" svg:height="0.853cm" svg:x="6.554cm" svg:y="22.419cm">
          <text:p text:style-name="P19"><text:span text:style-name="T15">VPN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.007cm" svg:height="0.853cm" svg:x="7.493cm" svg:y="18.953cm">
          <text:p text:style-name="P20"><text:span text:style-name="T15">CW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3.559cm" svg:height="0.853cm" svg:x="13.441cm" svg:y="17.921cm">
          <text:p text:style-name="P20"><text:span text:style-name="T15">View Plan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3cm" svg:height="2.037cm" svg:x="0.7cm" svg:y="18.677cm">
          <text:p text:style-name="P19"><text:span text:style-name="T15">Centre of projection (PRP)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3.783cm" svg:height="0.934cm" svg:x="3.317cm" svg:y="20.448cm">
          <text:p text:style-name="P20"><text:span text:style-name="T15">(u</text:span><text:span text:style-name="T16">min</text:span><text:span text:style-name="T15">, v</text:span><text:span text:style-name="T16">min</text:span><text:span text:style-name="T15">)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2.712cm" svg:height="0.934cm" svg:x="11.083cm" svg:y="18.569cm">
          <text:p text:style-name="P19"><text:span text:style-name="T15">(u</text:span><text:span text:style-name="T16">max</text:span><text:span text:style-name="T15">, v</text:span><text:span text:style-name="T16">max</text:span><text:span text:style-name="T15">)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777cm" svg:height="0.853cm" svg:x="15.835cm" svg:y="21.215cm">
          <text:p text:style-name="P19"><text:span text:style-name="T15">u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748cm" svg:height="0.853cm" svg:x="8.882cm" svg:y="15.222cm">
          <text:p text:style-name="P19"><text:span text:style-name="T15">v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777cm" svg:height="0.853cm" svg:x="4.634cm" svg:y="23.363cm">
          <text:p text:style-name="P19"><text:span text:style-name="T15">n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518cm" svg:height="0.853cm" svg:x="9.244cm" svg:y="18.733cm">
          <text:p text:style-name="P19"><text:span text:style-name="T15">VUP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5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Specifying a 3D view (contd.)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Specifying a 3D view (contd.)</text:span></text:p>
          </draw:text-box>
        </draw:frame>
        <draw:frame presentation:style-name="pr8" draw:text-style-name="P18" draw:layer="layout" svg:width="17.145cm" svg:height="10.011cm" svg:x="0.952cm" svg:y="5.927cm" presentation:class="outline" presentation:user-transformed="true">
          <draw:text-box>
            <text:list text:style-name="L2">
              <text:list-item>
                <text:p text:style-name="P16"><text:span text:style-name="T9">For a parallel projection the </text:span><text:span text:style-name="T12">PRP</text:span><text:span text:style-name="T9"> and the </text:span><text:span text:style-name="T12">direction of projection</text:span><text:span text:style-name="T9"> </text:span><text:span text:style-name="T13">(</text:span><text:span text:style-name="T12">DOP</text:span><text:span text:style-name="T13">)</text:span><text:span text:style-name="T9"> define the view. The </text:span><text:span text:style-name="T12">DOP</text:span><text:span text:style-name="T9"> is a vector from the </text:span><text:span text:style-name="T12">PRP</text:span><text:span text:style-name="T9"> to the </text:span><text:span text:style-name="T12">CW</text:span><text:span text:style-name="T9">.</text:span></text:p>
              </text:list-item>
              <text:list-item>
                <text:p text:style-name="P16"><text:span text:style-name="T9">The projectors from the PRP through the minimum and maximum window coordinate define a semi-infinite pyramid view volume (perspective projection) or semi-infinite parallelepiped view volume (parallel projection).</text:span></text:p>
              </text:list-item>
              <text:list-item>
                <text:p text:style-name="P16"><text:span text:style-name="T9">We usually define a front and back clipping plane.</text:span></text:p>
              </text:list-item>
              <text:list-item>
                <text:p text:style-name="P16"><text:span text:style-name="T9">This is then mapped to </text:span><text:span text:style-name="T12">normalised projection coordinates </text:span><text:span text:style-name="T13">(</text:span><text:span text:style-name="T12">NPC</text:span><text:span text:style-name="T13">)</text:span><text:span text:style-name="T9"> with the </text:span><text:span text:style-name="T12">PRP</text:span><text:span text:style-name="T9"> at the origin and the back clipping plane mapped to 1.</text:span></text:p>
              </text:list-item>
            </text:list>
          </draw:text-box>
        </draw:frame>
        <draw:custom-shape draw:style-name="gr8" draw:text-style-name="P13" draw:layer="layout" svg:width="4.565cm" svg:height="2.606cm" svg:x="6.204cm" svg:y="16.969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.187cm" svg:y1="22.056cm" svg:x2="6.235cm" svg:y2="16.941cm">
          <text:p/>
        </draw:line>
        <draw:custom-shape draw:style-name="gr8" draw:text-style-name="P13" draw:layer="layout" svg:width="2.571cm" svg:height="1.513cm" svg:x="2.196cm" svg:y="22.1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726cm" svg:height="2.059cm" svg:x="4.286cm" svg:y="19.368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.187cm" svg:y1="23.662cm" svg:x2="6.174cm" svg:y2="19.481cm">
          <text:p/>
        </draw:line>
        <draw:line draw:style-name="gr16" draw:text-style-name="P7" draw:layer="layout" svg:x1="4.758cm" svg:y1="22.056cm" svg:x2="10.773cm" svg:y2="16.941cm">
          <text:p/>
        </draw:line>
        <draw:line draw:style-name="gr16" draw:text-style-name="P7" draw:layer="layout" svg:x1="4.758cm" svg:y1="23.631cm" svg:x2="10.773cm" svg:y2="19.578cm">
          <text:p/>
        </draw:line>
        <draw:custom-shape draw:style-name="gr3" draw:text-style-name="P20" draw:layer="layout" svg:width="2.966cm" svg:height="1.445cm" svg:x="2.263cm" svg:y="18.565cm">
          <text:p text:style-name="P19"><text:span text:style-name="T15">View Plan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4.922cm" svg:height="1.445cm" svg:x="3.717cm" svg:y="16.166cm">
          <text:p text:style-name="P19"><text:span text:style-name="T15">Back Clipping Plane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4.977cm" svg:height="1.445cm" svg:x="3.383cm" svg:y="23.566cm">
          <text:p text:style-name="P19"><text:span text:style-name="T15">Front Clipping Plane</text:span></text:p>
          <draw:enhanced-geometry svg:viewBox="0 0 21600 21600" draw:type="mso-spt202" draw:enhanced-path="M 0 0 L 21600 0 21600 21600 0 21600 0 0 Z N"/>
        </draw:custom-shape>
        <draw:line draw:style-name="gr17" draw:text-style-name="P7" draw:layer="layout" svg:x1="7.341cm" svg:y1="17.846cm" svg:x2="1.3cm" svg:y2="23.826cm">
          <text:p/>
        </draw:line>
        <draw:custom-shape draw:style-name="gr7" draw:text-style-name="P13" draw:layer="layout" svg:width="0.203cm" svg:height="0.199cm" svg:x="4.864cm" svg:y="20.09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7" draw:layer="layout" svg:x1="2.699cm" svg:y1="22.476cm" svg:x2="2.699cm" svg:y2="23.279cm">
          <text:p/>
        </draw:line>
        <draw:line draw:style-name="gr9" draw:text-style-name="P7" draw:layer="layout" svg:x1="5.001cm" svg:y1="20.342cm" svg:x2="5.001cm" svg:y2="21.145cm">
          <text:p/>
        </draw:line>
        <draw:line draw:style-name="gr9" draw:text-style-name="P7" draw:layer="layout" svg:x1="7.351cm" svg:y1="17.899cm" svg:x2="7.351cm" svg:y2="18.702cm">
          <text:p/>
        </draw:line>
        <draw:line draw:style-name="gr18" draw:text-style-name="P7" draw:layer="layout" svg:x1="2.668cm" svg:y1="23.437cm" svg:x2="4.983cm" svg:y2="21.122cm">
          <text:p/>
        </draw:line>
        <draw:line draw:style-name="gr18" draw:text-style-name="P7" draw:layer="layout" svg:x1="5.098cm" svg:y1="20.985cm" svg:x2="7.413cm" svg:y2="18.67cm">
          <text:p/>
        </draw:line>
        <draw:custom-shape draw:style-name="gr3" draw:text-style-name="P20" draw:layer="layout" svg:width="0.803cm" svg:height="0.853cm" svg:x="3.885cm" svg:y="21.96cm">
          <text:p text:style-name="P19"><text:span text:style-name="T15">F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832cm" svg:height="0.853cm" svg:x="6.044cm" svg:y="19.826cm">
          <text:p text:style-name="P19"><text:span text:style-name="T15">B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11.192cm" svg:y1="20.435cm" svg:x2="17.458cm" svg:y2="20.435cm">
          <text:p/>
        </draw:line>
        <draw:line draw:style-name="gr2" draw:text-style-name="P7" draw:layer="layout" svg:x1="12.572cm" svg:y1="23.565cm" svg:x2="12.572cm" svg:y2="16.976cm">
          <text:p/>
        </draw:line>
        <draw:line draw:style-name="gr6" draw:text-style-name="P7" draw:layer="layout" svg:x1="13.824cm" svg:y1="19.45cm" svg:x2="16.686cm" svg:y2="17.329cm">
          <text:p/>
        </draw:line>
        <draw:line draw:style-name="gr6" draw:text-style-name="P7" draw:layer="layout" svg:x1="13.847cm" svg:y1="21.374cm" svg:x2="16.708cm" svg:y2="23.464cm">
          <text:p/>
        </draw:line>
        <draw:line draw:style-name="gr6" draw:text-style-name="P7" draw:layer="layout" svg:x1="16.655cm" svg:y1="17.33cm" svg:x2="16.624cm" svg:y2="23.407cm">
          <text:p/>
        </draw:line>
        <draw:line draw:style-name="gr6" draw:text-style-name="P7" draw:layer="layout" svg:x1="15.473cm" svg:y1="18.221cm" svg:x2="15.442cm" svg:y2="22.498cm">
          <text:p/>
        </draw:line>
        <draw:line draw:style-name="gr6" draw:text-style-name="P7" draw:layer="layout" svg:x1="13.855cm" svg:y1="19.465cm" svg:x2="13.855cm" svg:y2="21.361cm">
          <text:p/>
        </draw:line>
        <draw:custom-shape draw:style-name="gr7" draw:text-style-name="P13" draw:layer="layout" svg:width="0.203cm" svg:height="0.199cm" svg:x="12.475cm" svg:y="20.3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0" draw:layer="layout" svg:width="1.518cm" svg:height="0.853cm" svg:x="3.668cm" svg:y="19.676cm">
          <text:p text:style-name="P19"><text:span text:style-name="T15">VRP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518cm" svg:height="0.853cm" svg:x="11.306cm" svg:y="19.672cm">
          <text:p text:style-name="P19"><text:span text:style-name="T15">PRP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748cm" svg:height="0.853cm" svg:x="12.359cm" svg:y="16.188cm">
          <text:p text:style-name="P19"><text:span text:style-name="T15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13cm" svg:height="0.853cm" svg:x="17.37cm" svg:y="19.945cm">
          <text:p text:style-name="P20"><text:span text:style-name="T15">-z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3.798cm" svg:height="2.345cm" svg:x="15.202cm" svg:y="14.926cm">
          <text:p text:style-name="P19"><text:span text:style-name="T15">Back Clipping Plane</text:span></text:p>
          <text:p text:style-name="P19"><text:span text:style-name="T15">z=-1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3.825cm" svg:height="1.526cm" svg:x="13.464cm" svg:y="23.098cm">
          <text:p text:style-name="P19"><text:span text:style-name="T15">View Plane z</text:span><text:span text:style-name="T16">proj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3cm" svg:height="2.118cm" svg:x="12.5cm" svg:y="16.632cm">
          <text:p text:style-name="P19"><text:span text:style-name="T15">Front Clipping Plane z</text:span><text:span text:style-name="T16">min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518cm" svg:height="0.853cm" svg:x="0.751cm" svg:y="23.702cm">
          <text:p text:style-name="P19"><text:span text:style-name="T15">VP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6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Implementing Parallel Projection" draw:style-name="dp1" draw:master-page-name="Default" presentation:presentation-page-layout-name="AL2T10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Implementing Parallel Projection</text:span></text:p>
          </draw:text-box>
        </draw:frame>
        <draw:frame presentation:style-name="pr9" draw:text-style-name="P21" draw:layer="layout" svg:width="16.687cm" svg:height="14.191cm" svg:x="1.079cm" svg:y="5.865cm" presentation:class="outline" presentation:user-transformed="true">
          <draw:text-box>
            <text:list text:style-name="L5">
              <text:list-item>
                <text:p text:style-name="P3"><text:span text:style-name="T17">We can create a transformation matrix that maps a scene into </text:span><text:span text:style-name="T18">NPC</text:span><text:span text:style-name="T17">.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9">Translate </text:span><text:span text:style-name="T20">VRP</text:span><text:span text:style-name="T19"> to the origin.</text:span></text:p>
                  </text:list-item>
                  <text:list-item>
                    <text:p text:style-name="P10"><text:span text:style-name="T19">Rotate </text:span><text:span text:style-name="T20">VRC</text:span><text:span text:style-name="T19"> so that </text:span><text:span text:style-name="T21">n</text:span><text:span text:style-name="T19">-axis (</text:span><text:span text:style-name="T20">VPN</text:span><text:span text:style-name="T19">) becomes the </text:span><text:span text:style-name="T21">z</text:span><text:span text:style-name="T19">-axis, </text:span><text:span text:style-name="T21">u</text:span><text:span text:style-name="T19">-axis become the </text:span><text:span text:style-name="T21">x</text:span><text:span text:style-name="T19">-axis and </text:span><text:span text:style-name="T21">v</text:span><text:span text:style-name="T19">-axis becomes the </text:span><text:span text:style-name="T21">y</text:span><text:span text:style-name="T19">-axis.</text:span></text:p>
                  </text:list-item>
                  <text:list-item>
                    <text:p text:style-name="P10"><text:span text:style-name="T19">Shear such that </text:span><text:span text:style-name="T20">DOP</text:span><text:span text:style-name="T19"> is parallel to </text:span><text:span text:style-name="T21">z</text:span><text:span text:style-name="T19">-axis.</text:span></text:p>
                  </text:list-item>
                  <text:list-item>
                    <text:p text:style-name="P10"><text:span text:style-name="T19">Translate and scale to </text:span><text:span text:style-name="T20">NPC</text:span><text:span text:style-name="T19">.</text:span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17">Step 1 is a simple translation </text:span></text:p>
                <text:p text:style-name="P3"><text:span text:style-name="T17"><text:s text:c="2"/></text:span><text:span text:style-name="T17">T(-VRP)</text:span></text:p>
              </text:list-item>
            </text:list>
          </draw:text-box>
        </draw:frame>
        <draw:frame draw:style-name="gr19" draw:layer="layout" svg:width="10.146cm" svg:height="4.5cm" svg:x="4.539cm" svg:y="19.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7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Implementing Parallel Projection (contd.)" draw:style-name="dp1" draw:master-page-name="Default" presentation:presentation-page-layout-name="AL3T12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Implementing Parallel Projection (contd.)</text:span></text:p>
          </draw:text-box>
        </draw:frame>
        <draw:frame presentation:style-name="pr10" draw:text-style-name="P25" draw:layer="layout" svg:width="16.849cm" svg:height="18.111cm" svg:x="0.952cm" svg:y="5.927cm" presentation:class="outline" presentation:user-transformed="true">
          <draw:text-box>
            <text:list text:style-name="L2">
              <text:list-item>
                <text:p text:style-name="P22"><text:span text:style-name="T17">Step 2 is the rotation to align axes.</text:span></text:p>
                <text:list>
                  <text:list-item>
                    <text:p text:style-name="P23"><text:span text:style-name="T19">Remember that we can think of a rotation matrix as:</text:span></text:p>
                  </text:list-item>
                </text:list>
              </text:list-item>
            </text:list>
            <text:p text:style-name="P24"><text:span text:style-name="T22"/></text:p>
            <text:p text:style-name="P24"><text:span text:style-name="T22"/></text:p>
            <text:list text:continue-numbering="true" text:style-name="L2">
              <text:list-item>
                <text:list>
                  <text:list-item>
                    <text:p text:style-name="P23"><text:span text:style-name="T20">VPN</text:span><text:span text:style-name="T19"> is rotated onto </text:span><text:span text:style-name="T21">z</text:span><text:span text:style-name="T19">-axis. </text:span></text:p>
                  </text:list-item>
                </text:list>
              </text:list-item>
            </text:list>
            <text:p text:style-name="P24"><text:span text:style-name="T22"/></text:p>
            <text:p text:style-name="P24"><text:span text:style-name="T22"/></text:p>
            <text:list text:continue-numbering="true" text:style-name="L2">
              <text:list-item>
                <text:list>
                  <text:list-item>
                    <text:p text:style-name="P23"><text:span text:style-name="T19">The </text:span><text:span text:style-name="T21">u</text:span><text:span text:style-name="T19">-axis which is perpendicular to the </text:span><text:span text:style-name="T21">z</text:span><text:span text:style-name="T19">-axis and </text:span><text:span text:style-name="T20">VUP</text:span><text:span text:style-name="T19"> is rotated on the </text:span><text:span text:style-name="T21">y</text:span><text:span text:style-name="T19">-axis.</text:span></text:p>
                  </text:list-item>
                </text:list>
              </text:list-item>
            </text:list>
            <text:p text:style-name="P24"><text:span text:style-name="T22"/></text:p>
            <text:list text:continue-numbering="true" text:style-name="L2">
              <text:list-item>
                <text:list>
                  <text:list-item>
                    <text:p text:style-name="P23"><text:span text:style-name="T19">The </text:span><text:span text:style-name="T21">v</text:span><text:span text:style-name="T19">-axis, which perpendicular to </text:span><text:span text:style-name="T21">R</text:span><text:span text:style-name="T23">x</text:span><text:span text:style-name="T19"> and </text:span><text:span text:style-name="T21">R</text:span><text:span text:style-name="T23">z <text:s/></text:span><text:span text:style-name="T19">, is rotated on to the </text:span><text:span text:style-name="T21">x</text:span><text:span text:style-name="T19">-axis.</text:span></text:p>
                  </text:list-item>
                </text:list>
              </text:list-item>
            </text:list>
            <text:p text:style-name="P24"><text:span text:style-name="T22"/></text:p>
          </draw:text-box>
        </draw:frame>
        <draw:frame draw:style-name="gr19" draw:layer="layout" svg:width="6.257cm" svg:height="2.676cm" svg:x="6.243cm" svg:y="9.2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9" draw:layer="layout" svg:width="4.285cm" svg:height="2cm" svg:x="6.715cm" svg:y="1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9" draw:layer="layout" svg:width="5.728cm" svg:height="2.255cm" svg:x="6.303cm" svg:y="17.24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9" draw:layer="layout" svg:width="4.135cm" svg:height="0.958cm" svg:x="7.5cm" svg:y="22.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8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Implementing Parallel Projection (contd.)</text:span></text:p>
          </draw:text-box>
        </draw:frame>
        <draw:frame presentation:style-name="pr11" draw:text-style-name="P15" draw:layer="layout" svg:width="16.752cm" svg:height="2.938cm" svg:x="0.953cm" svg:y="5.926cm" presentation:class="outline" presentation:user-transformed="true">
          <draw:text-box>
            <text:list text:style-name="L2">
              <text:list-item>
                <text:p text:style-name="P14"><text:span text:style-name="T19">Step 3 is to shear along the </text:span><text:span text:style-name="T21">z</text:span><text:span text:style-name="T19">-axis to align the </text:span><text:span text:style-name="T20">DOP</text:span><text:span text:style-name="T19"> with </text:span><text:span text:style-name="T21">z</text:span><text:span text:style-name="T19">-axis while maintaining the </text:span><text:span text:style-name="T20">VPN</text:span><text:span text:style-name="T19">.</text:span></text:p>
              </text:list-item>
            </text:list>
          </draw:text-box>
        </draw:frame>
        <draw:line draw:style-name="gr9" draw:text-style-name="P7" draw:layer="layout" svg:x1="2.306cm" svg:y1="11.404cm" svg:x2="2.306cm" svg:y2="13.3cm">
          <text:p/>
        </draw:line>
        <draw:line draw:style-name="gr9" draw:text-style-name="P7" draw:layer="layout" svg:x1="2.306cm" svg:y1="11.373cm" svg:x2="6.71cm" svg:y2="9.671cm">
          <text:p/>
        </draw:line>
        <draw:line draw:style-name="gr9" draw:text-style-name="P7" draw:layer="layout" svg:x1="6.702cm" svg:y1="9.754cm" svg:x2="6.702cm" svg:y2="11.651cm">
          <text:p/>
        </draw:line>
        <draw:line draw:style-name="gr9" draw:text-style-name="P7" draw:layer="layout" svg:x1="2.288cm" svg:y1="13.33cm" svg:x2="6.693cm" svg:y2="11.627cm">
          <text:p/>
        </draw:line>
        <draw:line draw:style-name="gr2" draw:text-style-name="P7" draw:layer="layout" svg:x1="2.337cm" svg:y1="11.081cm" svg:x2="2.337cm" svg:y2="9.762cm">
          <text:p/>
        </draw:line>
        <draw:line draw:style-name="gr2" draw:text-style-name="P7" draw:layer="layout" svg:x1="2.306cm" svg:y1="13.3cm" svg:x2="5.453cm" svg:y2="13.3cm">
          <text:p/>
        </draw:line>
        <draw:line draw:style-name="gr2" draw:text-style-name="P7" draw:layer="layout" svg:x1="7.064cm" svg:y1="9.507cm" svg:x2="8.509cm" svg:y2="8.991cm">
          <text:p/>
        </draw:line>
        <draw:line draw:style-name="gr2" draw:text-style-name="P7" draw:layer="layout" svg:x1="8.576cm" svg:y1="10.535cm" svg:x2="6.808cm" svg:y2="10.535cm">
          <text:p/>
        </draw:line>
        <draw:custom-shape draw:style-name="gr3" draw:text-style-name="P20" draw:layer="layout" svg:width="1.518cm" svg:height="0.853cm" svg:x="7.06cm" svg:y="10.42cm">
          <text:p text:style-name="P20"><text:span text:style-name="T15">VPN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573cm" svg:height="0.853cm" svg:x="8.592cm" svg:y="8.458cm">
          <text:p text:style-name="P20"><text:span text:style-name="T15">DOP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748cm" svg:height="0.853cm" svg:x="2.177cm" svg:y="8.978cm">
          <text:p text:style-name="P20"><text:span text:style-name="T15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441cm" svg:height="0.853cm" svg:x="5.559cm" svg:y="13.097cm">
          <text:p text:style-name="P20"><text:span text:style-name="T15">-z</text:span></text:p>
          <draw:enhanced-geometry svg:viewBox="0 0 21600 21600" draw:type="mso-spt202" draw:enhanced-path="M 0 0 L 21600 0 21600 21600 0 21600 0 0 Z N"/>
        </draw:custom-shape>
        <draw:line draw:style-name="gr9" draw:text-style-name="P7" draw:layer="layout" svg:x1="10.376cm" svg:y1="11.386cm" svg:x2="10.376cm" svg:y2="13.282cm">
          <text:p/>
        </draw:line>
        <draw:line draw:style-name="gr9" draw:text-style-name="P7" draw:layer="layout" svg:x1="10.376cm" svg:y1="11.355cm" svg:x2="14.852cm" svg:y2="11.355cm">
          <text:p/>
        </draw:line>
        <draw:line draw:style-name="gr9" draw:text-style-name="P7" draw:layer="layout" svg:x1="14.835cm" svg:y1="11.342cm" svg:x2="14.835cm" svg:y2="13.238cm">
          <text:p/>
        </draw:line>
        <draw:line draw:style-name="gr9" draw:text-style-name="P7" draw:layer="layout" svg:x1="10.359cm" svg:y1="13.313cm" svg:x2="14.861cm" svg:y2="13.251cm">
          <text:p/>
        </draw:line>
        <draw:line draw:style-name="gr2" draw:text-style-name="P7" draw:layer="layout" svg:x1="10.407cm" svg:y1="11.064cm" svg:x2="10.407cm" svg:y2="9.746cm">
          <text:p/>
        </draw:line>
        <draw:line draw:style-name="gr2" draw:text-style-name="P7" draw:layer="layout" svg:x1="10.376cm" svg:y1="13.282cm" svg:x2="13.525cm" svg:y2="13.282cm">
          <text:p/>
        </draw:line>
        <draw:line draw:style-name="gr2" draw:text-style-name="P7" draw:layer="layout" svg:x1="15.134cm" svg:y1="11.289cm" svg:x2="16.581cm" svg:y2="11.289cm">
          <text:p/>
        </draw:line>
        <draw:line draw:style-name="gr2" draw:text-style-name="P7" draw:layer="layout" svg:x1="16.647cm" svg:y1="12.555cm" svg:x2="14.879cm" svg:y2="12.555cm">
          <text:p/>
        </draw:line>
        <draw:custom-shape draw:style-name="gr3" draw:text-style-name="P20" draw:layer="layout" svg:width="1.518cm" svg:height="0.853cm" svg:x="15.132cm" svg:y="12.502cm">
          <text:p text:style-name="P20"><text:span text:style-name="T15">VPN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683cm" svg:height="0.853cm" svg:x="16.608cm" svg:y="10.848cm">
          <text:p text:style-name="P20"><text:span text:style-name="T15">DOP’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0.748cm" svg:height="0.853cm" svg:x="10.247cm" svg:y="8.961cm">
          <text:p text:style-name="P20"><text:span text:style-name="T15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20" draw:layer="layout" svg:width="1.771cm" svg:height="0.853cm" svg:x="13.229cm" svg:y="13.119cm">
          <text:p text:style-name="P20"><text:span text:style-name="T15">-z</text:span></text:p>
          <draw:enhanced-geometry svg:viewBox="0 0 21600 21600" draw:type="mso-spt202" draw:enhanced-path="M 0 0 L 21600 0 21600 21600 0 21600 0 0 Z N"/>
        </draw:custom-shape>
        <draw:custom-shape draw:style-name="gr20" draw:text-style-name="P15" draw:layer="layout" svg:width="17.141cm" svg:height="1.138cm" svg:x="0.961cm" svg:y="13.952cm">
          <text:list text:style-name="L4">
            <text:list-item>
              <text:p text:style-name="P14"><text:span text:style-name="T19">Shear Matrix is defined as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7.14cm" svg:height="1.138cm" svg:x="0.975cm" svg:y="19.522cm">
          <text:list text:style-name="L4">
            <text:list-item>
              <text:p text:style-name="P14"><text:span text:style-name="T19">DOP is defined as:</text:span></text:p>
            </text:list-item>
          </text:list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frame draw:style-name="gr19" draw:layer="layout" svg:width="15.416cm" svg:height="4.291cm" svg:x="2.103cm" svg:y="15.04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9" draw:layer="layout" svg:width="17.045cm" svg:height="3.783cm" svg:x="1.5cm" svg:y="20.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9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Implementing Parallel Projection (contd.)</text:span></text:p>
          </draw:text-box>
        </draw:frame>
        <draw:frame presentation:style-name="pr12" draw:text-style-name="P27" draw:layer="layout" svg:width="17.043cm" svg:height="1.262cm" svg:x="0.952cm" svg:y="5.238cm" presentation:class="outline" presentation:user-transformed="true">
          <draw:text-box>
            <text:list text:style-name="L2">
              <text:list-item>
                <text:p text:style-name="P10"><text:span text:style-name="T19">After the shearing transform</text:span></text:p>
              </text:list-item>
            </text:list>
          </draw:text-box>
        </draw:frame>
        <draw:custom-shape draw:style-name="gr22" draw:text-style-name="P27" draw:layer="layout" svg:width="17.361cm" svg:height="1.173cm" svg:x="0.966cm" svg:y="10.901cm">
          <text:list text:style-name="L4">
            <text:list-item>
              <text:p text:style-name="P10"><text:span text:style-name="T19">Now the bounds of the view volume are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7.361cm" svg:height="5.032cm" svg:x="0.979cm" svg:y="13.899cm">
          <text:list text:style-name="L4">
            <text:list-item>
              <text:p text:style-name="P10"><text:span text:style-name="T19">We want translate and scale this volume to </text:span><text:span text:style-name="T20">NPC</text:span><text:span text:style-name="T19"> so that the centre of the front clipping plane is at the origin, the </text:span><text:span text:style-name="T20">NPC</text:span><text:span text:style-name="T19"> </text:span><text:span text:style-name="T21">x</text:span><text:span text:style-name="T19"> and </text:span><text:span text:style-name="T21">y</text:span><text:span text:style-name="T19"> values range over [-1,1] and the </text:span><text:span text:style-name="T21">z</text:span><text:span text:style-name="T19"> value ranges over [0,1]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9" draw:layer="layout" svg:width="12.894cm" svg:height="3.202cm" svg:x="2.106cm" svg:y="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9" draw:layer="layout" svg:width="13.936cm" svg:height="0.958cm" svg:x="2.164cm" svg:y="12.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9" draw:layer="layout" svg:width="13.362cm" svg:height="4.276cm" svg:x="2.3cm" svg:y="19.22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10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0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Implementing Parallel Projection (contd.)</text:span></text:p>
          </draw:text-box>
        </draw:frame>
        <draw:frame presentation:style-name="pr13" draw:text-style-name="P4" draw:layer="layout" svg:width="17.171cm" svg:height="8.974cm" svg:x="0.952cm" svg:y="5.926cm" presentation:class="outline" presentation:user-transformed="true">
          <draw:text-box>
            <text:list text:style-name="L2">
              <text:list-item>
                <text:p text:style-name="P3"><text:span text:style-name="T17">The resulting transform when all the steps are composed will take an arbitrary view volume and transform it into a canonical parallel perspective view volume.</text:span></text:p>
                <text:list>
                  <text:list-item>
                    <text:p text:style-name="P10"><text:span text:style-name="T19">This canonical view is easier to clip against and map to 2D device coordinates.</text:span></text:p>
                  </text:list-item>
                </text:list>
              </text:list-item>
            </text:list>
          </draw:text-box>
        </draw:frame>
        <draw:frame draw:style-name="gr19" draw:layer="layout" svg:width="11.844cm" svg:height="0.958cm" svg:x="3.256cm" svg:y="15.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11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Implementing Perspective Proje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Implementing Perspective Projection</text:span></text:p>
          </draw:text-box>
        </draw:frame>
        <draw:frame presentation:style-name="pr14" draw:text-style-name="P12" draw:layer="layout" svg:width="17.145cm" svg:height="17.776cm" svg:x="0.952cm" svg:y="5.926cm" presentation:class="outline" presentation:user-transformed="true">
          <draw:text-box>
            <text:list text:style-name="L2">
              <text:list-item>
                <text:p text:style-name="P11"><text:span text:style-name="T2">We can create a transformation matrix that maps a scene into </text:span><text:span text:style-name="T24">NPC</text:span><text:span text:style-name="T2"> using perspective project.</text:span></text:p>
                <text:list>
                  <text:list-item>
                    <text:p text:style-name="P14"><text:span text:style-name="T6">Translate </text:span><text:span text:style-name="T7">VRP</text:span><text:span text:style-name="T6"> to the origin.</text:span></text:p>
                  </text:list-item>
                  <text:list-item>
                    <text:p text:style-name="P14"><text:span text:style-name="T6">Rotate </text:span><text:span text:style-name="T7">VRC</text:span><text:span text:style-name="T6"> so that </text:span><text:span text:style-name="T25">n</text:span><text:span text:style-name="T6">-axis (</text:span><text:span text:style-name="T7">VPN</text:span><text:span text:style-name="T6">) becomes the </text:span><text:span text:style-name="T25">z</text:span><text:span text:style-name="T6">-axis, </text:span><text:span text:style-name="T25">u</text:span><text:span text:style-name="T6">-axis become the </text:span><text:span text:style-name="T25">x</text:span><text:span text:style-name="T6">-axis and </text:span><text:span text:style-name="T25">v</text:span><text:span text:style-name="T6">-axis becomes the </text:span><text:span text:style-name="T25">y</text:span><text:span text:style-name="T6">-axis.</text:span></text:p>
                  </text:list-item>
                  <text:list-item>
                    <text:p text:style-name="P14"><text:span text:style-name="T6">Translate the centre of projection, given by the </text:span><text:span text:style-name="T7">PRP</text:span><text:span text:style-name="T6"> to the origin.</text:span></text:p>
                  </text:list-item>
                  <text:list-item>
                    <text:p text:style-name="P14"><text:span text:style-name="T6">Shear such that the centre line of the view volume becomes the </text:span><text:span text:style-name="T25">z</text:span><text:span text:style-name="T6">-axis.</text:span></text:p>
                  </text:list-item>
                  <text:list-item>
                    <text:p text:style-name="P14"><text:span text:style-name="T6">Scale to </text:span><text:span text:style-name="T7">NPC</text:span><text:span text:style-name="T6"> so that the back clipping plane is at </text:span><text:span text:style-name="T25">z</text:span><text:span text:style-name="T6"> = -1 and the </text:span><text:span text:style-name="T25">x</text:span><text:span text:style-name="T6"> and </text:span><text:span text:style-name="T25">y</text:span><text:span text:style-name="T6"> values range over [-1,1].</text:span></text:p>
                  </text:list-item>
                </text:list>
              </text:list-item>
              <text:list-item>
                <text:p text:style-name="P11"><text:span text:style-name="T2">This is similar to the parallel projection implementation.</text:span></text:p>
                <text:list>
                  <text:list-item>
                    <text:p text:style-name="P14"><text:span text:style-name="T6">Steps 1 and 2 are identic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0.337cm" svg:height="7.079cm" svg:x="8.616cm" svg:y="1.434cm" draw:page-number="12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Implementing Perspective Projection (contd.)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Implementing Perspective Projection (contd.)</text:span></text:p>
          </draw:text-box>
        </draw:frame>
        <draw:frame presentation:style-name="pr15" draw:text-style-name="P15" draw:layer="layout" svg:width="17.145cm" svg:height="6.174cm" svg:x="0.952cm" svg:y="5.926cm" presentation:class="outline" presentation:user-transformed="true">
          <draw:text-box>
            <text:list text:style-name="L2">
              <text:list-item>
                <text:p text:style-name="P14"><text:span text:style-name="T6">Step 3 translates the centre of projection (</text:span><text:span text:style-name="T7">COP</text:span><text:span text:style-name="T6">) to the origin. The </text:span><text:span text:style-name="T7">COP</text:span><text:span text:style-name="T6"> is defined with respect to the </text:span><text:span text:style-name="T7">VRC</text:span><text:span text:style-name="T6"> by the </text:span><text:span text:style-name="T7">PRP</text:span><text:span text:style-name="T6">. Since steps 1 and 2 effectively converted the viewing-coordinates into world coordinates, the required translation is simply T(-</text:span><text:span text:style-name="T7">PRP</text:span><text:span text:style-name="T6">).</text:span></text:p>
              </text:list-item>
            </text:list>
          </draw:text-box>
        </draw:frame>
        <draw:g>
          <draw:line draw:style-name="gr2" draw:text-style-name="P7" draw:layer="layout" svg:x1="5.128cm" svg:y1="17.255cm" svg:x2="5.128cm" svg:y2="12.453cm">
            <text:p/>
          </draw:line>
          <draw:line draw:style-name="gr2" draw:text-style-name="P7" draw:layer="layout" svg:x1="4.528cm" svg:y1="15.456cm" svg:x2="11.928cm" svg:y2="15.456cm">
            <text:p/>
          </draw:line>
          <draw:line draw:style-name="gr9" draw:text-style-name="P7" draw:layer="layout" svg:x1="6.927cm" svg:y1="14.053cm" svg:x2="6.927cm" svg:y2="15.654cm">
            <text:p/>
          </draw:line>
          <draw:line draw:style-name="gr9" draw:text-style-name="P7" draw:layer="layout" svg:x1="6.927cm" svg:y1="14.052cm" svg:x2="9.926cm" svg:y2="12.853cm">
            <text:p/>
          </draw:line>
          <draw:line draw:style-name="gr9" draw:text-style-name="P7" draw:layer="layout" svg:x1="6.927cm" svg:y1="15.654cm" svg:x2="9.926cm" svg:y2="16.854cm">
            <text:p/>
          </draw:line>
          <draw:line draw:style-name="gr9" draw:text-style-name="P7" draw:layer="layout" svg:x1="9.926cm" svg:y1="16.854cm" svg:x2="9.926cm" svg:y2="12.854cm">
            <text:p/>
          </draw:line>
          <draw:line draw:style-name="gr9" draw:text-style-name="P7" draw:layer="layout" svg:x1="8.528cm" svg:y1="17.452cm" svg:x2="8.528cm" svg:y2="13.453cm">
            <text:p/>
          </draw:line>
          <draw:custom-shape draw:style-name="gr7" draw:text-style-name="P13" draw:layer="layout" svg:width="0.203cm" svg:height="0.199cm" svg:x="8.431cm" svg:y="14.65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" draw:text-style-name="P7" draw:layer="layout" svg:x1="5.128cm" svg:y1="15.455cm" svg:x2="11.328cm" svg:y2="14.158cm">
            <text:p/>
          </draw:line>
          <draw:line draw:style-name="gr24" draw:text-style-name="P7" draw:layer="layout" svg:x1="8.528cm" svg:y1="17.453cm" svg:x2="7.126cm" svg:y2="17.453cm">
            <text:p/>
          </draw:line>
          <draw:custom-shape draw:style-name="gr3" draw:text-style-name="P20" draw:layer="layout" svg:width="1.518cm" svg:height="0.853cm" svg:x="7.154cm" svg:y="17.453cm">
            <text:p text:style-name="P19"><text:span text:style-name="T15">VPN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3" draw:layer="layout" svg:width="0.202cm" svg:height="0.198cm" svg:x="8.436cm" svg:y="15.3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9" draw:layer="layout" svg:width="4.858cm" svg:height="0.937cm" svg:x="4.9cm" svg:y="12.241cm">
            <text:p text:style-name="P8"><text:span text:style-name="T4">Centre of window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2.5cm" svg:height="1.03cm" svg:x="8.678cm" svg:y="15.253cm">
            <text:p text:style-name="P8"><text:span text:style-name="T4">z = vrp’</text:span><text:span text:style-name="T27">z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0.972cm" svg:height="0.937cm" svg:x="11.942cm" svg:y="14.918cm">
            <text:p text:style-name="P8"><text:span text:style-name="T4">-z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0.786cm" svg:height="0.937cm" svg:x="4.433cm" svg:y="12.056cm">
            <text:p text:style-name="P8"><text:span text:style-name="T4">y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6.365cm" svg:height="0.937cm" svg:x="10.146cm" svg:y="13.255cm">
            <text:p text:style-name="P8"><text:span text:style-name="T4">view volume centre line</text:span></text:p>
            <draw:enhanced-geometry svg:viewBox="0 0 21600 21600" draw:type="mso-spt202" draw:enhanced-path="M 0 0 L 21600 0 21600 21600 0 21600 0 0 Z N"/>
          </draw:custom-shape>
          <draw:line draw:style-name="gr2" draw:text-style-name="P7" draw:layer="layout" svg:x1="6.927cm" svg:y1="13.652cm" svg:x2="8.33cm" svg:y2="14.653cm">
            <text:p/>
          </draw:line>
        </draw:g>
        <draw:custom-shape draw:style-name="gr25" draw:text-style-name="P15" draw:layer="layout" svg:width="17.145cm" svg:height="6.173cm" svg:x="0.979cm" svg:y="18.499cm">
          <text:list text:style-name="L4">
            <text:list-item>
              <text:p text:style-name="P14"><text:span text:style-name="T6">Step 4 shears the view volume centre line onto the </text:span><text:span text:style-name="T25">z</text:span><text:span text:style-name="T6">-axis. The direction of the shear is the origin to the centre of the window. Since </text:span><text:span text:style-name="T7">PRP</text:span><text:span text:style-name="T6"> is mapped to the origin, the direction of the shear is </text:span><text:span text:style-name="T7">CW</text:span><text:span text:style-name="T6"> – </text:span><text:span text:style-name="T7">PRP</text:span><text:span text:style-name="T6">, the exact same as for parallel projection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13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0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Implementing Perspective Projection (contd.)</text:span></text:p>
          </draw:text-box>
        </draw:frame>
        <draw:frame presentation:style-name="pr16" draw:text-style-name="P15" draw:layer="layout" svg:width="16.373cm" svg:height="6.999cm" svg:x="0.952cm" svg:y="12.299cm" presentation:class="outline" presentation:user-transformed="true">
          <draw:text-box>
            <text:list text:style-name="L2">
              <text:list-item>
                <text:p text:style-name="P14"><text:span text:style-name="T19">Since the shear operation did not affect the </text:span><text:span text:style-name="T21">z</text:span><text:span text:style-name="T19"> axis, </text:span><text:span text:style-name="T21">vpr’</text:span><text:span text:style-name="T23">z</text:span><text:span text:style-name="T19">, the result of steps 1 to 4, must be equal to -</text:span><text:span text:style-name="T21">prp</text:span><text:span text:style-name="T23">n</text:span><text:span text:style-name="T19">.</text:span></text:p>
              </text:list-item>
              <text:list-item>
                <text:p text:style-name="P14"><text:span text:style-name="T19">Scaling the </text:span><text:span text:style-name="T21">x</text:span><text:span text:style-name="T19"> and </text:span><text:span text:style-name="T21">y</text:span><text:span text:style-name="T19"> axes so that the slope of the view volume is unity; and then scaling all axes equally (to preserve slope) so that the back clipping plane is at -1 yields:</text:span></text:p>
              </text:list-item>
            </text:list>
          </draw:text-box>
        </draw:frame>
        <draw:line draw:style-name="gr2" draw:text-style-name="P7" draw:layer="layout" svg:x1="3.241cm" svg:y1="10.808cm" svg:x2="3.241cm" svg:y2="5.062cm">
          <text:p/>
        </draw:line>
        <draw:line draw:style-name="gr2" draw:text-style-name="P7" draw:layer="layout" svg:x1="2.699cm" svg:y1="8.114cm" svg:x2="8.63cm" svg:y2="8.114cm">
          <text:p/>
        </draw:line>
        <draw:custom-shape draw:style-name="gr3" draw:text-style-name="P9" draw:layer="layout" svg:width="0.786cm" svg:height="0.937cm" svg:x="2.489cm" svg:y="4.701cm">
          <text:p text:style-name="P8"><text:span text:style-name="T4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0.972cm" svg:height="0.937cm" svg:x="8.501cm" svg:y="7.633cm">
          <text:p text:style-name="P8"><text:span text:style-name="T4">-z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10.614cm" svg:y1="10.808cm" svg:x2="10.614cm" svg:y2="5.062cm">
          <text:p/>
        </draw:line>
        <draw:line draw:style-name="gr2" draw:text-style-name="P7" draw:layer="layout" svg:x1="10.072cm" svg:y1="8.114cm" svg:x2="16.003cm" svg:y2="8.114cm">
          <text:p/>
        </draw:line>
        <draw:custom-shape draw:style-name="gr3" draw:text-style-name="P9" draw:layer="layout" svg:width="0.786cm" svg:height="0.937cm" svg:x="9.862cm" svg:y="4.701cm">
          <text:p text:style-name="P8"><text:span text:style-name="T4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0.972cm" svg:height="0.937cm" svg:x="16.041cm" svg:y="7.563cm">
          <text:p text:style-name="P8"><text:span text:style-name="T4">-z</text:span></text:p>
          <draw:enhanced-geometry svg:viewBox="0 0 21600 21600" draw:type="mso-spt202" draw:enhanced-path="M 0 0 L 21600 0 21600 21600 0 21600 0 0 Z N"/>
        </draw:custom-shape>
        <draw:g>
          <draw:line draw:style-name="gr9" draw:text-style-name="P7" draw:layer="layout" svg:x1="13.666cm" svg:y1="6.138cm" svg:x2="13.666cm" svg:y2="9.904cm">
            <text:p/>
          </draw:line>
          <draw:line draw:style-name="gr9" draw:text-style-name="P7" draw:layer="layout" svg:x1="11.69cm" svg:y1="7.396cm" svg:x2="11.69cm" svg:y2="8.653cm">
            <text:p/>
          </draw:line>
          <draw:line draw:style-name="gr9" draw:text-style-name="P7" draw:layer="layout" svg:x1="11.69cm" svg:y1="7.396cm" svg:x2="13.666cm" svg:y2="6.138cm">
            <text:p/>
          </draw:line>
          <draw:line draw:style-name="gr9" draw:text-style-name="P7" draw:layer="layout" svg:x1="11.69cm" svg:y1="8.651cm" svg:x2="13.666cm" svg:y2="9.908cm">
            <text:p/>
          </draw:line>
          <draw:line draw:style-name="gr9" draw:text-style-name="P7" draw:layer="layout" svg:x1="12.945cm" svg:y1="6.565cm" svg:x2="12.945cm" svg:y2="9.437cm">
            <text:p/>
          </draw:line>
        </draw:g>
        <draw:g>
          <draw:line draw:style-name="gr9" draw:text-style-name="P7" draw:layer="layout" svg:x1="7.734cm" svg:y1="6.178cm" svg:x2="7.734cm" svg:y2="9.943cm">
            <text:p/>
          </draw:line>
          <draw:line draw:style-name="gr9" draw:text-style-name="P7" draw:layer="layout" svg:x1="4.423cm" svg:y1="7.436cm" svg:x2="4.423cm" svg:y2="8.693cm">
            <text:p/>
          </draw:line>
          <draw:line draw:style-name="gr9" draw:text-style-name="P7" draw:layer="layout" svg:x1="4.423cm" svg:y1="7.436cm" svg:x2="7.734cm" svg:y2="6.178cm">
            <text:p/>
          </draw:line>
          <draw:line draw:style-name="gr9" draw:text-style-name="P7" draw:layer="layout" svg:x1="4.423cm" svg:y1="8.69cm" svg:x2="7.734cm" svg:y2="9.947cm">
            <text:p/>
          </draw:line>
          <draw:line draw:style-name="gr9" draw:text-style-name="P7" draw:layer="layout" svg:x1="6.526cm" svg:y1="6.605cm" svg:x2="6.526cm" svg:y2="9.476cm">
            <text:p/>
          </draw:line>
        </draw:g>
        <draw:custom-shape draw:style-name="gr7" draw:text-style-name="P13" draw:layer="layout" svg:width="0.181cm" svg:height="0.176cm" svg:x="6.434cm" svg:y="8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3" draw:layer="layout" svg:width="0.185cm" svg:height="0.176cm" svg:x="4.348cm" svg:y="8.0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3" draw:layer="layout" svg:width="0.185cm" svg:height="0.176cm" svg:x="7.638cm" svg:y="8.0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3" draw:layer="layout" svg:width="0.18cm" svg:height="0.176cm" svg:x="13.6cm" svg:y="8.0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9" draw:layer="layout" svg:width="2.5cm" svg:height="1.03cm" svg:x="5.395cm" svg:y="8.021cm">
          <text:p text:style-name="P8"><text:span text:style-name="T4">z = vrp’</text:span><text:span text:style-name="T27">z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.284cm" svg:height="1.03cm" svg:x="7.752cm" svg:y="8.365cm">
          <text:p text:style-name="P8"><text:span text:style-name="T4">vrp’</text:span><text:span text:style-name="T27">z</text:span><text:span text:style-name="T4">+B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.25cm" svg:height="1.03cm" svg:x="1.966cm" svg:y="7.1cm">
          <text:p text:style-name="P8"><text:span text:style-name="T4">vrp’</text:span><text:span text:style-name="T27">z</text:span><text:span text:style-name="T4">+F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4.528cm" svg:height="1.023cm" svg:x="3.698cm" svg:y="10.985cm">
          <text:p text:style-name="P5"><text:span text:style-name="T3">Before scaling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3.995cm" svg:height="1.023cm" svg:x="11.311cm" svg:y="10.985cm">
          <text:p text:style-name="P5"><text:span text:style-name="T3">After scaling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002cm" svg:height="0.937cm" svg:x="13.705cm" svg:y="7.929cm">
          <text:p text:style-name="P8"><text:span text:style-name="T4">-1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848cm" svg:height="0.937cm" svg:x="13.972cm" svg:y="5.42cm">
          <text:p text:style-name="P8"><text:span text:style-name="T4">(1,-1)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.039cm" svg:height="0.937cm" svg:x="13.724cm" svg:y="9.547cm">
          <text:p text:style-name="P8"><text:span text:style-name="T4">(-1,-1)</text:span></text:p>
          <draw:enhanced-geometry svg:viewBox="0 0 21600 21600" draw:type="mso-spt202" draw:enhanced-path="M 0 0 L 21600 0 21600 21600 0 21600 0 0 Z N"/>
        </draw:custom-shape>
        <draw:g>
          <draw:custom-shape draw:style-name="gr3" draw:text-style-name="P9" draw:layer="layout" svg:width="2.399cm" svg:height="1.03cm" svg:x="4.464cm" svg:y="5.481cm">
            <text:p text:style-name="P8"><text:span text:style-name="T4">v</text:span><text:span text:style-name="T27">max</text:span><text:span text:style-name="T4">-v</text:span><text:span text:style-name="T27">min</text:span></text:p>
            <draw:enhanced-geometry svg:viewBox="0 0 21600 21600" draw:type="mso-spt202" draw:enhanced-path="M 0 0 L 21600 0 21600 21600 0 21600 0 0 Z N"/>
          </draw:custom-shape>
          <draw:line draw:style-name="gr9" draw:text-style-name="P7" draw:layer="layout" svg:x1="4.495cm" svg:y1="6.319cm" svg:x2="6.471cm" svg:y2="6.319cm">
            <text:p/>
          </draw:line>
          <draw:custom-shape draw:style-name="gr3" draw:text-style-name="P9" draw:layer="layout" svg:width="0.815cm" svg:height="0.937cm" svg:x="5.165cm" svg:y="6.197cm">
            <text:p text:style-name="P8"><text:span text:style-name="T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" draw:text-style-name="P9" draw:layer="layout" svg:width="2.399cm" svg:height="1.03cm" svg:x="5.002cm" svg:y="9.371cm">
            <text:p text:style-name="P8"><text:span text:style-name="T4">v</text:span><text:span text:style-name="T27">max</text:span><text:span text:style-name="T4">-v</text:span><text:span text:style-name="T27">min</text:span></text:p>
            <draw:enhanced-geometry svg:viewBox="0 0 21600 21600" draw:type="mso-spt202" draw:enhanced-path="M 0 0 L 21600 0 21600 21600 0 21600 0 0 Z N"/>
          </draw:custom-shape>
          <draw:line draw:style-name="gr9" draw:text-style-name="P7" draw:layer="layout" svg:x1="5.033cm" svg:y1="10.209cm" svg:x2="7.009cm" svg:y2="10.209cm">
            <text:p/>
          </draw:line>
          <draw:custom-shape draw:style-name="gr3" draw:text-style-name="P9" draw:layer="layout" svg:width="0.815cm" svg:height="0.937cm" svg:x="5.703cm" svg:y="10.086cm">
            <text:p text:style-name="P8"><text:span text:style-name="T4">2</text:span></text:p>
            <draw:enhanced-geometry svg:viewBox="0 0 21600 21600" draw:type="mso-spt202" draw:enhanced-path="M 0 0 L 21600 0 21600 21600 0 21600 0 0 Z N"/>
          </draw:custom-shape>
        </draw:g>
        <draw:line draw:style-name="gr9" draw:text-style-name="P7" draw:layer="layout" svg:x1="4.854cm" svg:y1="10.209cm" svg:x2="4.497cm" svg:y2="10.209cm">
          <text:p/>
        </draw:line>
        <draw:custom-shape draw:style-name="gr3" draw:text-style-name="P9" draw:layer="layout" svg:width="2cm" svg:height="1.613cm" svg:x="7.8cm" svg:y="4.783cm">
          <text:p text:style-name="P8"><text:span text:style-name="T4">view plane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365cm" svg:height="1.706cm" svg:x="10.635cm" svg:y="4.665cm">
          <text:p text:style-name="P8"><text:span text:style-name="T4">view plane at z</text:span><text:span text:style-name="T27">proj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7.734cm" svg:y1="5.781cm" svg:x2="6.653cm" svg:y2="7.214cm">
          <text:p/>
        </draw:line>
        <draw:line draw:style-name="gr2" draw:text-style-name="P7" draw:layer="layout" svg:x1="11.509cm" svg:y1="6.319cm" svg:x2="12.766cm" svg:y2="7.219cm">
          <text:p/>
        </draw:line>
        <draw:frame draw:style-name="gr19" draw:layer="layout" svg:width="11.12cm" svg:height="4.956cm" svg:x="2.1cm" svg:y="19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14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0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Implementing Perspective Projection (contd.)</text:span></text:p>
          </draw:text-box>
        </draw:frame>
        <draw:line draw:style-name="gr2" draw:text-style-name="P7" draw:layer="layout" svg:x1="2.014cm" svg:y1="10.808cm" svg:x2="2.014cm" svg:y2="5.062cm">
          <text:p/>
        </draw:line>
        <draw:line draw:style-name="gr2" draw:text-style-name="P7" draw:layer="layout" svg:x1="1.472cm" svg:y1="8.114cm" svg:x2="7.403cm" svg:y2="8.114cm">
          <text:p/>
        </draw:line>
        <draw:custom-shape draw:style-name="gr3" draw:text-style-name="P9" draw:layer="layout" svg:width="0.786cm" svg:height="0.937cm" svg:x="1.262cm" svg:y="4.701cm">
          <text:p text:style-name="P9"><text:span text:style-name="T4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0.972cm" svg:height="0.937cm" svg:x="7.441cm" svg:y="7.563cm">
          <text:p text:style-name="P9"><text:span text:style-name="T4">-z</text:span></text:p>
          <draw:enhanced-geometry svg:viewBox="0 0 21600 21600" draw:type="mso-spt202" draw:enhanced-path="M 0 0 L 21600 0 21600 21600 0 21600 0 0 Z N"/>
        </draw:custom-shape>
        <draw:g>
          <draw:line draw:style-name="gr9" draw:text-style-name="P7" draw:layer="layout" svg:x1="5.066cm" svg:y1="6.138cm" svg:x2="5.066cm" svg:y2="9.904cm">
            <text:p/>
          </draw:line>
          <draw:line draw:style-name="gr9" draw:text-style-name="P7" draw:layer="layout" svg:x1="3.09cm" svg:y1="7.396cm" svg:x2="3.09cm" svg:y2="8.653cm">
            <text:p/>
          </draw:line>
          <draw:line draw:style-name="gr9" draw:text-style-name="P7" draw:layer="layout" svg:x1="3.09cm" svg:y1="7.396cm" svg:x2="5.066cm" svg:y2="6.138cm">
            <text:p/>
          </draw:line>
          <draw:line draw:style-name="gr9" draw:text-style-name="P7" draw:layer="layout" svg:x1="3.09cm" svg:y1="8.651cm" svg:x2="5.066cm" svg:y2="9.908cm">
            <text:p/>
          </draw:line>
          <draw:line draw:style-name="gr9" draw:text-style-name="P7" draw:layer="layout" svg:x1="4.345cm" svg:y1="6.565cm" svg:x2="4.345cm" svg:y2="9.437cm">
            <text:p/>
          </draw:line>
        </draw:g>
        <draw:custom-shape draw:style-name="gr7" draw:text-style-name="P13" draw:layer="layout" svg:width="0.18cm" svg:height="0.176cm" svg:x="5cm" svg:y="8.0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9" draw:layer="layout" svg:width="1.002cm" svg:height="0.937cm" svg:x="5.105cm" svg:y="7.929cm">
          <text:p text:style-name="P9"><text:span text:style-name="T4">-1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848cm" svg:height="0.937cm" svg:x="5.372cm" svg:y="5.42cm">
          <text:p text:style-name="P9"><text:span text:style-name="T4">(1,-1)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.039cm" svg:height="0.937cm" svg:x="5.124cm" svg:y="9.547cm">
          <text:p text:style-name="P9"><text:span text:style-name="T4">(-1,-1)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365cm" svg:height="1.706cm" svg:x="2.035cm" svg:y="4.665cm">
          <text:p text:style-name="P9"><text:span text:style-name="T4">view plane at z</text:span><text:span text:style-name="T27">proj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2.909cm" svg:y1="6.319cm" svg:x2="4.166cm" svg:y2="7.219cm">
          <text:p/>
        </draw:line>
        <draw:custom-shape draw:style-name="gr3" draw:text-style-name="P9" draw:layer="layout" svg:width="3.365cm" svg:height="1.03cm" svg:x="2.836cm" svg:y="7.865cm">
          <text:p text:style-name="P9"><text:span text:style-name="T4"><text:s/></text:span><text:span text:style-name="T4">z</text:span><text:span text:style-name="T27">min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10.215cm" svg:y1="10.809cm" svg:x2="10.215cm" svg:y2="5.063cm">
          <text:p/>
        </draw:line>
        <draw:line draw:style-name="gr2" draw:text-style-name="P7" draw:layer="layout" svg:x1="9.673cm" svg:y1="8.115cm" svg:x2="15.604cm" svg:y2="8.115cm">
          <text:p/>
        </draw:line>
        <draw:custom-shape draw:style-name="gr3" draw:text-style-name="P9" draw:layer="layout" svg:width="0.786cm" svg:height="0.937cm" svg:x="9.463cm" svg:y="4.702cm">
          <text:p text:style-name="P9"><text:span text:style-name="T4">y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0.972cm" svg:height="0.937cm" svg:x="15.642cm" svg:y="7.564cm">
          <text:p text:style-name="P9"><text:span text:style-name="T4">-z</text:span></text:p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0.18cm" svg:height="0.176cm" svg:x="13.201cm" svg:y="8.0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9" draw:layer="layout" svg:width="1.002cm" svg:height="0.937cm" svg:x="13.306cm" svg:y="7.93cm">
          <text:p text:style-name="P9"><text:span text:style-name="T4">-1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848cm" svg:height="0.937cm" svg:x="13.573cm" svg:y="5.421cm">
          <text:p text:style-name="P9"><text:span text:style-name="T4">(1,-1)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.039cm" svg:height="0.937cm" svg:x="13.325cm" svg:y="9.548cm">
          <text:p text:style-name="P9"><text:span text:style-name="T4">(-1,-1)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365cm" svg:height="0.937cm" svg:x="10.236cm" svg:y="4.666cm">
          <text:p text:style-name="P9"><text:span text:style-name="T4">view plane </text:span></text:p>
          <draw:enhanced-geometry svg:viewBox="0 0 21600 21600" draw:type="mso-spt202" draw:enhanced-path="M 0 0 L 21600 0 21600 21600 0 21600 0 0 Z N"/>
        </draw:custom-shape>
        <draw:line draw:style-name="gr2" draw:text-style-name="P7" draw:layer="layout" svg:x1="10.71cm" svg:y1="5.62cm" svg:x2="11.967cm" svg:y2="6.52cm">
          <text:p/>
        </draw:line>
        <draw:line draw:style-name="gr26" draw:layer="layout" svg:x1="13.2cm" svg:y1="6cm" svg:x2="10.2cm" svg:y2="6cm">
          <text:p/>
        </draw:line>
        <draw:line draw:style-name="gr26" draw:layer="layout" svg:x1="13.2cm" svg:y1="10cm" svg:x2="10.2cm" svg:y2="10cm">
          <text:p/>
        </draw:line>
        <draw:line draw:style-name="gr26" draw:layer="layout" svg:x1="12cm" svg:y1="6cm" svg:x2="12cm" svg:y2="10cm">
          <text:p/>
        </draw:line>
        <draw:frame draw:style-name="gr19" draw:layer="layout" svg:width="9.833cm" svg:height="5.353cm" svg:x="4.4cm" svg:y="16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7" draw:layer="layout" svg:width="17cm" svg:height="3.299cm" svg:x="1cm" svg:y="11.5cm">
          <draw:text-box>
            <text:p>Finally we have to transform the truncated pyramid on the left to the rectangular view volume on the right.</text:p>
            <text:p/>
            <text:p>This is carried out by the matrix below</text:p>
          </draw:text-box>
        </draw:frame>
        <draw:line draw:style-name="gr26" draw:layer="layout" svg:x1="13.2cm" svg:y1="6cm" svg:x2="13.2cm" svg:y2="10cm">
          <text:p/>
        </draw:line>
        <presentation:notes draw:style-name="dp2">
          <draw:page-thumbnail draw:style-name="gr5" draw:layer="layout" svg:width="10.337cm" svg:height="7.079cm" svg:x="8.616cm" svg:y="1.434cm" draw:page-number="15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Implementing Perspective Projection (contd.)</text:span></text:p>
          </draw:text-box>
        </draw:frame>
        <draw:custom-shape draw:style-name="gr28" draw:text-style-name="P29" draw:layer="layout" svg:width="16.5cm" svg:height="2.293cm" svg:x="1.5cm" svg:y="9.9cm">
          <text:list text:style-name="L7">
            <text:list-item>
              <text:p text:style-name="P28"><text:span text:style-name="T19">Hence the normalising perspective projection transform is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9" draw:layer="layout" svg:width="16.5cm" svg:height="4.325cm" svg:x="1.5cm" svg:y="14.618cm">
          <text:list text:style-name="L7">
            <text:list-item>
              <text:p text:style-name="P28"><text:span text:style-name="T19">Now that the view volume has be transformed to a canonical space we can clip to the boundaries of the canonical spac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755cm" svg:height="0.958cm" svg:x="3.256cm" svg:y="12.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9" draw:layer="layout" svg:width="16.991cm" svg:height="1.948cm" svg:x="1.309cm" svg:y="6.35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16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Implementing Perspective Projection (contd.)</text:span></text:p>
          </draw:text-box>
        </draw:frame>
        <draw:custom-shape draw:style-name="gr30" draw:text-style-name="P29" draw:layer="layout" svg:width="16.5cm" svg:height="2.293cm" svg:x="1.5cm" svg:y="9.9cm">
          <text:list text:style-name="L7">
            <text:list-item>
              <text:p text:style-name="P28"><text:span text:style-name="T19">Hence the normalising perspective projection transform is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9" draw:layer="layout" svg:width="16.5cm" svg:height="4.325cm" svg:x="1.5cm" svg:y="14.618cm">
          <text:list text:style-name="L7">
            <text:list-item>
              <text:p text:style-name="P28"><text:span text:style-name="T19">Now that the view volume has be transformed to a canonical space we can clip to the boundaries of the canonical spac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755cm" svg:height="0.958cm" svg:x="3.256cm" svg:y="12.9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19" draw:layer="layout" svg:width="16.991cm" svg:height="1.948cm" svg:x="1.309cm" svg:y="6.352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17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2D Clipping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2D Clipping</text:span></text:p>
          </draw:text-box>
        </draw:frame>
        <draw:frame presentation:style-name="pr17" draw:text-style-name="P15" draw:layer="layout" svg:width="17.145cm" svg:height="9.173cm" svg:x="0.952cm" svg:y="5.927cm" presentation:class="outline" presentation:user-transformed="true">
          <draw:text-box>
            <text:list text:style-name="L2">
              <text:list-item>
                <text:p text:style-name="P14"><text:span text:style-name="T6">The Cohen-Sutherland line clipping algorithm clips lines to rectangular clipping regions.</text:span></text:p>
              </text:list-item>
              <text:list-item>
                <text:p text:style-name="P14"><text:span text:style-name="T6">The clipping region is defined by 4 clipping planes.</text:span></text:p>
              </text:list-item>
              <text:list-item>
                <text:p text:style-name="P14"><text:span text:style-name="T6">The 2D plane is divided into regions, each with its own </text:span><text:span text:style-name="T7">outcode</text:span><text:span text:style-name="T6">.</text:span></text:p>
              </text:list-item>
              <text:list-item>
                <text:p text:style-name="P14"><text:span text:style-name="T6">The endpoints of each line to be clipped are assigned a region outcode depending on their location.</text:span></text:p>
              </text:list-item>
            </text:list>
          </draw:text-box>
        </draw:frame>
        <draw:line draw:style-name="gr16" draw:text-style-name="P7" draw:layer="layout" svg:x1="3.925cm" svg:y1="17.299cm" svg:x2="3.925cm" svg:y2="23.499cm">
          <text:p/>
        </draw:line>
        <draw:line draw:style-name="gr16" draw:text-style-name="P7" draw:layer="layout" svg:x1="7.126cm" svg:y1="17.299cm" svg:x2="7.126cm" svg:y2="23.499cm">
          <text:p/>
        </draw:line>
        <draw:line draw:style-name="gr16" draw:text-style-name="P7" draw:layer="layout" svg:x1="1.124cm" svg:y1="19.301cm" svg:x2="10.323cm" svg:y2="19.301cm">
          <text:p/>
        </draw:line>
        <draw:line draw:style-name="gr16" draw:text-style-name="P7" draw:layer="layout" svg:x1="1.124cm" svg:y1="21.502cm" svg:x2="10.323cm" svg:y2="21.502cm">
          <text:p/>
        </draw:line>
        <draw:custom-shape draw:style-name="gr3" draw:text-style-name="P9" draw:layer="layout" svg:width="1.755cm" svg:height="0.937cm" svg:x="1.644cm" svg:y="17.564cm">
          <text:p text:style-name="P8"><text:span text:style-name="T4">1001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4.647cm" svg:y="17.564cm">
          <text:p text:style-name="P8"><text:span text:style-name="T4">1000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7.646cm" svg:y="17.502cm">
          <text:p text:style-name="P8"><text:span text:style-name="T4">1010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4.647cm" svg:y="19.764cm">
          <text:p text:style-name="P8"><text:span text:style-name="T4">0000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1.649cm" svg:y="19.764cm">
          <text:p text:style-name="P8"><text:span text:style-name="T4">0001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7.849cm" svg:y="19.764cm">
          <text:p text:style-name="P8"><text:span text:style-name="T4">0010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1.649cm" svg:y="21.965cm">
          <text:p text:style-name="P8"><text:span text:style-name="T4">0101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55cm" svg:height="0.937cm" svg:x="4.647cm" svg:y="21.903cm">
          <text:p text:style-name="P8"><text:span text:style-name="T4">0100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713cm" svg:height="1.613cm" svg:x="7.865cm" svg:y="21.903cm">
          <text:p text:style-name="P8"><text:span text:style-name="T4">0110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5.269cm" svg:height="1.023cm" svg:x="3.592cm" svg:y="15.884cm">
          <text:p text:style-name="P5"><text:span text:style-name="T3">Region outcodes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5.942cm" svg:height="4.913cm" svg:x="11.654cm" svg:y="17.842cm">
          <text:p text:style-name="P5"><text:span text:style-name="T3">1st bit set if y &gt; y</text:span><text:span text:style-name="T28">max</text:span></text:p>
          <text:p text:style-name="P5"><text:span text:style-name="T3">2</text:span><text:span text:style-name="T29">nd</text:span><text:span text:style-name="T3"> bit set if y &lt; y</text:span><text:span text:style-name="T28">min</text:span></text:p>
          <text:p text:style-name="P5"><text:span text:style-name="T3">3</text:span><text:span text:style-name="T29">rd</text:span><text:span text:style-name="T3"> bit set if x &gt; x</text:span><text:span text:style-name="T28">max</text:span></text:p>
          <text:p text:style-name="P5"><text:span text:style-name="T3">4</text:span><text:span text:style-name="T29">th</text:span><text:span text:style-name="T3"> bit set if x &lt; x</text:span><text:span text:style-name="T28">min</text:span></text:p>
          <draw:enhanced-geometry svg:viewBox="0 0 21600 21600" draw:type="mso-spt202" draw:enhanced-path="M 0 0 L 21600 0 21600 21600 0 21600 0 0 Z N"/>
        </draw:custom-shape>
        <draw:custom-shape draw:style-name="gr32" draw:text-style-name="P13" draw:layer="layout" svg:width="3.201cm" svg:height="2.201cm" svg:x="3.925cm" svg:y="19.3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18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Cohen-Sutherland line clipping algorithm" draw:style-name="dp1" draw:master-page-name="Default" presentation:presentation-page-layout-name="AL1T1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Cohen-Sutherland line clipping algorithm</text:span></text:p>
          </draw:text-box>
        </draw:frame>
        <draw:frame presentation:style-name="pr14" draw:text-style-name="P27" draw:layer="layout" svg:width="17.145cm" svg:height="17.776cm" svg:x="0.952cm" svg:y="5.926cm" presentation:class="outline" presentation:user-transformed="true">
          <draw:text-box>
            <text:list text:style-name="L2">
              <text:list-item>
                <text:p text:style-name="P10"><text:span text:style-name="T6">If both endpoints’ outcodes are 0000 then the line is trivially accepted and rendered as is.</text:span></text:p>
              </text:list-item>
              <text:list-item>
                <text:p text:style-name="P10"><text:span text:style-name="T6">If a </text:span><text:span text:style-name="T30">bitwise and</text:span><text:span text:style-name="T6"> of both endpoints is not zero then the line can be trivially rejected and not rendered at all.</text:span></text:p>
              </text:list-item>
              <text:list-item>
                <text:p text:style-name="P10"><text:span text:style-name="T6">If the line cannot be trivially accepted or rejected it may enter the clipping region.</text:span></text:p>
                <text:list>
                  <text:list-item>
                    <text:p text:style-name="P30"><text:span text:style-name="T9">Divide the line in 2 based on where it intersects with one of the clipping planes.</text:span></text:p>
                    <text:list>
                      <text:list-item>
                        <text:p text:style-name="P31"><text:span text:style-name="T10">The segment outside the clipping plane can be discarded.</text:span></text:p>
                      </text:list-item>
                      <text:list-item>
                        <text:p text:style-name="P31"><text:span text:style-name="T10">The remaining segment’s new endpoint is assigned an outcode and it is tested.</text:span></text:p>
                      </text:list-item>
                    </text:list>
                  </text:list-item>
                  <text:list-item>
                    <text:p text:style-name="P30"><text:span text:style-name="T9">The clipping planes can be tested in any order, but the order must be the same each time the algorithm is used.</text:span></text:p>
                    <text:list>
                      <text:list-item>
                        <text:p text:style-name="P31"><text:span text:style-name="T10">We will use the order of our outcode bits: top, bottom, right, left.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31"/></text:p>
          </draw:text-box>
        </draw:frame>
        <presentation:notes draw:style-name="dp2">
          <draw:page-thumbnail draw:style-name="gr5" draw:layer="layout" svg:width="10.337cm" svg:height="7.079cm" svg:x="8.616cm" svg:y="1.434cm" draw:page-number="19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Cohen-Sutherland line clipping algorithm (contd.)" draw:style-name="dp1" draw:master-page-name="Default" presentation:presentation-page-layout-name="AL1T1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Cohen-Sutherland line clipping algorithm (contd.)</text:span></text:p>
          </draw:text-box>
        </draw:frame>
        <draw:frame presentation:style-name="pr18" draw:text-style-name="P34" draw:layer="layout" svg:width="17.145cm" svg:height="18.976cm" svg:x="0.952cm" svg:y="5.926cm" presentation:class="outline" presentation:user-transformed="true">
          <draw:text-box>
            <text:p text:style-name="P33"><text:span text:style-name="T32">Class CohenSutherland</text:span></text:p>
            <text:p text:style-name="P33"><text:span text:style-name="T32">{</text:span></text:p>
            <text:p text:style-name="P33"><text:span text:style-name="T32"><text:s text:c="2"/></text:span><text:span text:style-name="T32">public static final byte TOP = 0x1;</text:span></text:p>
            <text:p text:style-name="P33"><text:span text:style-name="T32"><text:s text:c="2"/></text:span><text:span text:style-name="T32">public static final byte BOTTOM = 0x2;</text:span></text:p>
            <text:p text:style-name="P33"><text:span text:style-name="T32"><text:s text:c="2"/></text:span><text:span text:style-name="T32">public static final byte RIGHT = 0x4;</text:span></text:p>
            <text:p text:style-name="P33"><text:span text:style-name="T32"><text:s text:c="2"/></text:span><text:span text:style-name="T32">public static final byte LEFT = 0x8;</text:span></text:p>
            <text:p text:style-name="P33"><text:span text:style-name="T32"/></text:p>
            <text:p text:style-name="P33"><text:span text:style-name="T32"><text:s text:c="2"/></text:span><text:span text:style-name="T32">void clip2D (float x0, float y0, float x1, float y1, float xmin, float xmax,</text:span></text:p>
            <text:p text:style-name="P33"><text:span text:style-name="T32"><text:s text:c="22"/></text:span><text:span text:style-name="T32">float ymin, float ymax)</text:span></text:p>
            <text:p text:style-name="P33"><text:span text:style-name="T32"><text:s text:c="2"/></text:span><text:span text:style-name="T32">{</text:span></text:p>
            <text:p text:style-name="P33"><text:span text:style-name="T32"><text:s text:c="4"/></text:span><text:span text:style-name="T32">byte outcode0, outcode1, outcodeOut;</text:span></text:p>
            <text:p text:style-name="P33"><text:span text:style-name="T32"><text:s text:c="4"/></text:span><text:span text:style-name="T32">boolean accept = false, done = false;</text:span></text:p>
            <text:p text:style-name="P33"><text:span text:style-name="T32"><text:s text:c="4"/></text:span><text:span text:style-name="T32">float x, y;</text:span></text:p>
            <text:p text:style-name="P33"><text:span text:style-name="T32"/></text:p>
            <text:p text:style-name="P33"><text:span text:style-name="T32"><text:s text:c="4"/></text:span><text:span text:style-name="T32">outcode0 = computeOutcode (x0, y0, xmin, xmax, ymin, ymax);</text:span></text:p>
            <text:p text:style-name="P33"><text:span text:style-name="T32"><text:s text:c="4"/></text:span><text:span text:style-name="T32">outcode1 = computeOutcode (x1, y1, xmin, xmax, ymin, ymax);</text:span></text:p>
            <text:p text:style-name="P33"><text:span text:style-name="T32"/></text:p>
            <text:p text:style-name="P33"><text:span text:style-name="T32"><text:s text:c="4"/></text:span><text:span text:style-name="T32">do</text:span></text:p>
            <text:p text:style-name="P33"><text:span text:style-name="T32"><text:s text:c="4"/></text:span><text:span text:style-name="T32">{</text:span></text:p>
            <text:p text:style-name="P33"><text:span text:style-name="T32"><text:s text:c="6"/></text:span><text:span text:style-name="T32">if (!(outcode0 | outcode1))</text:span></text:p>
            <text:p text:style-name="P33"><text:span text:style-name="T32"><text:s text:c="8"/></text:span><text:span text:style-name="T32">{</text:span></text:p>
            <text:p text:style-name="P33"><text:span text:style-name="T32"><text:s text:c="8"/></text:span><text:span text:style-name="T32">accept = true; done = true; <text:s text:c="24"/>// trivial accept</text:span></text:p>
            <text:p text:style-name="P33"><text:span text:style-name="T32"><text:s text:c="8"/></text:span><text:span text:style-name="T32">}</text:span></text:p>
            <text:p text:style-name="P33"><text:span text:style-name="T32"><text:s text:c="6"/></text:span><text:span text:style-name="T32">else if (outcode0 &amp; outcode1)</text:span></text:p>
            <text:p text:style-name="P33"><text:span text:style-name="T32"><text:s text:c="8"/></text:span><text:span text:style-name="T32">{</text:span></text:p>
            <text:p text:style-name="P33"><text:span text:style-name="T32"><text:s text:c="8"/></text:span><text:span text:style-name="T32">done = true; <text:s text:c="46"/>// trivial reject</text:span></text:p>
            <text:p text:style-name="P33"><text:span text:style-name="T32"><text:s text:c="8"/></text:span><text:span text:style-name="T32">}</text:span></text:p>
          </draw:text-box>
        </draw:frame>
        <presentation:notes draw:style-name="dp2">
          <draw:page-thumbnail draw:style-name="gr5" draw:layer="layout" svg:width="10.337cm" svg:height="7.079cm" svg:x="8.616cm" svg:y="1.434cm" draw:page-number="20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Cohen-Sutherland line clipping algorithm (contd.)</text:span></text:p>
          </draw:text-box>
        </draw:frame>
        <draw:frame presentation:style-name="pr14" draw:text-style-name="P36" draw:layer="layout" svg:width="17.145cm" svg:height="17.776cm" svg:x="0.952cm" svg:y="5.926cm" presentation:class="outline" presentation:user-transformed="true">
          <draw:text-box>
            <text:p text:style-name="P35"><text:span text:style-name="T33"><text:s text:c="6"/></text:span><text:span text:style-name="T33">else</text:span></text:p>
            <text:p text:style-name="P35"><text:span text:style-name="T33"><text:s text:c="8"/></text:span><text:span text:style-name="T33">{</text:span></text:p>
            <text:p text:style-name="P35"><text:span text:style-name="T33"><text:s text:c="8"/></text:span><text:span text:style-name="T33">// calculate intersection with a clipping plane using</text:span></text:p>
            <text:p text:style-name="P35"><text:span text:style-name="T33"><text:s text:c="8"/></text:span><text:span text:style-name="T33">// y = y0 +slope*(x-x0) and x = x0 + (1/slope)*(y-y0)</text:span></text:p>
            <text:p text:style-name="P35"><text:span text:style-name="T33"/></text:p>
            <text:p text:style-name="P35"><text:span text:style-name="T33"><text:s text:c="8"/></text:span><text:span text:style-name="T33">outcodeOut = outcode0 ? Outcode0 : outcode1;</text:span></text:p>
            <text:p text:style-name="P35"><text:span text:style-name="T33"/></text:p>
            <text:p text:style-name="P35"><text:span text:style-name="T33"><text:s text:c="8"/></text:span><text:span text:style-name="T33">if (outcodeOut &amp; TOP)</text:span></text:p>
            <text:p text:style-name="P35"><text:span text:style-name="T33"><text:s text:c="10"/></text:span><text:span text:style-name="T33">{</text:span></text:p>
            <text:p text:style-name="P35"><text:span text:style-name="T33"><text:s text:c="10"/></text:span><text:span text:style-name="T33">x = x0 + (x1-x0)*(ymax-y0)/(y1-y0);</text:span></text:p>
            <text:p text:style-name="P35"><text:span text:style-name="T33"><text:s text:c="10"/></text:span><text:span text:style-name="T33">y = ymax;</text:span></text:p>
            <text:p text:style-name="P35"><text:span text:style-name="T33"><text:s text:c="10"/></text:span><text:span text:style-name="T33">}</text:span></text:p>
            <text:p text:style-name="P35"><text:span text:style-name="T33"><text:s text:c="8"/></text:span><text:span text:style-name="T33">else if (outcodeOut &amp; BOTTOM)</text:span></text:p>
            <text:p text:style-name="P35"><text:span text:style-name="T33"><text:s text:c="10"/></text:span><text:span text:style-name="T33">{</text:span></text:p>
            <text:p text:style-name="P35"><text:span text:style-name="T33"><text:s text:c="10"/></text:span><text:span text:style-name="T33">x = x0 + (x1-x0)*(ymin-y0)/(y1-y0);</text:span></text:p>
            <text:p text:style-name="P35"><text:span text:style-name="T33"><text:s text:c="10"/></text:span><text:span text:style-name="T33">y = ymin;</text:span></text:p>
            <text:p text:style-name="P35"><text:span text:style-name="T33"><text:s text:c="10"/></text:span><text:span text:style-name="T33">}</text:span></text:p>
            <text:p text:style-name="P35"><text:span text:style-name="T33"><text:s text:c="8"/></text:span><text:span text:style-name="T33">else if (outcodeOut &amp; RIGHT)</text:span></text:p>
            <text:p text:style-name="P35"><text:span text:style-name="T33"><text:s text:c="10"/></text:span><text:span text:style-name="T33">{</text:span></text:p>
            <text:p text:style-name="P35"><text:span text:style-name="T33"><text:s text:c="10"/></text:span><text:span text:style-name="T33">y = y0 + (y1-y0)*(xmax-x0)/(x1-x0);</text:span></text:p>
            <text:p text:style-name="P35"><text:span text:style-name="T33"><text:s text:c="10"/></text:span><text:span text:style-name="T33">x = xmax;</text:span></text:p>
            <text:p text:style-name="P35"><text:span text:style-name="T33"><text:s text:c="10"/></text:span><text:span text:style-name="T33">}</text:span></text:p>
            <text:p text:style-name="P35"><text:span text:style-name="T33"><text:s text:c="8"/></text:span><text:span text:style-name="T33">else if (outcodeOut &amp; LEFT)</text:span></text:p>
            <text:p text:style-name="P35"><text:span text:style-name="T33"><text:s text:c="10"/></text:span><text:span text:style-name="T33">{</text:span></text:p>
            <text:p text:style-name="P35"><text:span text:style-name="T33"><text:s text:c="10"/></text:span><text:span text:style-name="T33">y = y0 + (y1-y0)*(xmin-x0)/(x1-x0);</text:span></text:p>
            <text:p text:style-name="P35"><text:span text:style-name="T33"><text:s text:c="10"/></text:span><text:span text:style-name="T33">x = xmin;</text:span></text:p>
            <text:p text:style-name="P35"><text:span text:style-name="T33"><text:s text:c="10"/></text:span><text:span text:style-name="T33">}</text:span></text:p>
            <text:p text:style-name="P35"><text:span text:style-name="T33"><text:s text:c="8"/></text:span><text:span text:style-name="T33">}</text:span></text:p>
            <text:p text:style-name="P35"><text:span text:style-name="T33"/></text:p>
          </draw:text-box>
        </draw:frame>
        <presentation:notes draw:style-name="dp2">
          <draw:page-thumbnail draw:style-name="gr5" draw:layer="layout" svg:width="10.337cm" svg:height="7.079cm" svg:x="8.616cm" svg:y="1.434cm" draw:page-number="21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26">Cohen-Sutherland line clipping algorithm (contd.)</text:span></text:p>
          </draw:text-box>
        </draw:frame>
        <draw:frame presentation:style-name="pr19" draw:text-style-name="P38" draw:layer="layout" svg:width="17.145cm" svg:height="19.404cm" svg:x="0.952cm" svg:y="5.498cm" presentation:class="outline" presentation:user-transformed="true">
          <draw:text-box>
            <text:p text:style-name="P37"><text:span text:style-name="T32"><text:s text:c="6"/></text:span><text:span text:style-name="T32">if (outcodeOut == outcode0)</text:span></text:p>
            <text:p text:style-name="P37"><text:span text:style-name="T32"><text:s text:c="8"/></text:span><text:span text:style-name="T32">{</text:span></text:p>
            <text:p text:style-name="P37"><text:span text:style-name="T32"><text:s text:c="8"/></text:span><text:span text:style-name="T32">x0 = x; y0 = y; outcode0 = ComputeOutcode (x0, y0, xmin, xmax, ymin, ymax);</text:span></text:p>
            <text:p text:style-name="P37"><text:span text:style-name="T32"><text:s text:c="8"/></text:span><text:span text:style-name="T32">}</text:span></text:p>
            <text:p text:style-name="P37"><text:span text:style-name="T32"><text:s text:c="6"/></text:span><text:span text:style-name="T32">else</text:span></text:p>
            <text:p text:style-name="P37"><text:span text:style-name="T32"><text:s text:c="8"/></text:span><text:span text:style-name="T32">{</text:span></text:p>
            <text:p text:style-name="P37"><text:span text:style-name="T32"><text:s text:c="8"/></text:span><text:span text:style-name="T32">x1 = x; y1 = y;</text:span></text:p>
            <text:p text:style-name="P37"><text:span text:style-name="T32"><text:s text:c="8"/></text:span><text:span text:style-name="T32">outcode1 = ComputeOutcode (x1, y1, xmin, xmax,</text:span></text:p>
            <text:p text:style-name="P37"><text:span text:style-name="T32"><text:s text:c="56"/></text:span><text:span text:style-name="T32">ymin, ymax);</text:span></text:p>
            <text:p text:style-name="P37"><text:span text:style-name="T32"><text:s text:c="8"/></text:span><text:span text:style-name="T32">}</text:span></text:p>
            <text:p text:style-name="P37"><text:span text:style-name="T32"><text:s text:c="4"/></text:span><text:span text:style-name="T32">} while (done == false);</text:span></text:p>
            <text:p text:style-name="P37"><text:span text:style-name="T32"/></text:p>
            <text:p text:style-name="P37"><text:span text:style-name="T32"><text:s text:c="4"/></text:span><text:span text:style-name="T32">if (accept)</text:span></text:p>
            <text:p text:style-name="P37"><text:span text:style-name="T32"><text:s text:c="6"/></text:span><text:span text:style-name="T32">{</text:span></text:p>
            <text:p text:style-name="P37"><text:span text:style-name="T32"><text:s text:c="6"/></text:span><text:span text:style-name="T32">DrawLine (x0, y0, x1, y1);</text:span></text:p>
            <text:p text:style-name="P37"><text:span text:style-name="T32"><text:s text:c="6"/></text:span><text:span text:style-name="T32">}</text:span></text:p>
            <text:p text:style-name="P37"><text:span text:style-name="T32"><text:s text:c="2"/></text:span><text:span text:style-name="T32">}</text:span></text:p>
            <text:p text:style-name="P37"><text:span text:style-name="T32"/></text:p>
            <text:p text:style-name="P37"><text:span text:style-name="T32"/></text:p>
            <text:p text:style-name="P37"><text:span text:style-name="T32"><text:s text:c="2"/></text:span><text:span text:style-name="T32">byte outcode ()</text:span></text:p>
            <text:p text:style-name="P37"><text:span text:style-name="T32"><text:s text:c="2"/></text:span><text:span text:style-name="T32">{</text:span></text:p>
            <text:p text:style-name="P37"><text:span text:style-name="T32"><text:s text:c="4"/></text:span><text:span text:style-name="T32">byte outcode = 0;</text:span></text:p>
            <text:p text:style-name="P37"><text:span text:style-name="T32"/></text:p>
            <text:p text:style-name="P37"><text:span text:style-name="T32"><text:s text:c="4"/></text:span><text:span text:style-name="T32">if (y &gt; ymax)</text:span></text:p>
            <text:p text:style-name="P37"><text:span text:style-name="T32"><text:s text:c="6"/></text:span><text:span text:style-name="T32">outcode = outcode | TOP;</text:span></text:p>
            <text:p text:style-name="P37"><text:span text:style-name="T32"><text:s text:c="4"/></text:span><text:span text:style-name="T32">else if (y &lt; ymin)</text:span></text:p>
            <text:p text:style-name="P37"><text:span text:style-name="T32"><text:s text:c="6"/></text:span><text:span text:style-name="T32">outcode = outcode | BOTTOM;</text:span></text:p>
            <text:p text:style-name="P37"><text:span text:style-name="T32"/></text:p>
            <text:p text:style-name="P37"><text:span text:style-name="T32"><text:s text:c="4"/></text:span><text:span text:style-name="T32">if (x &gt; xmax)</text:span></text:p>
            <text:p text:style-name="P37"><text:span text:style-name="T32"><text:s text:c="6"/></text:span><text:span text:style-name="T32">outcode = outcode | RIGHT;</text:span></text:p>
            <text:p text:style-name="P37"><text:span text:style-name="T32"><text:s text:c="4"/></text:span><text:span text:style-name="T32">else if (x &lt; xmin)</text:span></text:p>
            <text:p text:style-name="P37"><text:span text:style-name="T32"><text:s text:c="6"/></text:span><text:span text:style-name="T32">outcode = outcode | LEFT;</text:span></text:p>
            <text:p text:style-name="P37"><text:span text:style-name="T32"/></text:p>
            <text:p text:style-name="P37"><text:span text:style-name="T32"><text:s text:c="4"/></text:span><text:span text:style-name="T32">return outcode;</text:span></text:p>
            <text:p text:style-name="P37"><text:span text:style-name="T32"><text:s text:c="2"/></text:span><text:span text:style-name="T32">}</text:span></text:p>
            <text:p text:style-name="P37"><text:span text:style-name="T32"/></text:p>
            <text:p text:style-name="P37"><text:span text:style-name="T32">}</text:span></text:p>
          </draw:text-box>
        </draw:frame>
        <presentation:notes draw:style-name="dp2">
          <draw:page-thumbnail draw:style-name="gr5" draw:layer="layout" svg:width="10.337cm" svg:height="7.079cm" svg:x="8.616cm" svg:y="1.434cm" draw:page-number="22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3D Clipping" draw:style-name="dp1" draw:master-page-name="Default" presentation:presentation-page-layout-name="AL2T10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3D Clipping</text:span></text:p>
          </draw:text-box>
        </draw:frame>
        <draw:frame presentation:style-name="pr20" draw:text-style-name="P4" draw:layer="layout" svg:width="17.572cm" svg:height="12.281cm" svg:x="0.953cm" svg:y="4.898cm" presentation:class="outline" presentation:user-transformed="true">
          <draw:text-box>
            <text:list text:style-name="L2">
              <text:list-item>
                <text:p text:style-name="P3"><text:span text:style-name="T17">The Cohen-Sutherland algorithm is easily extended to 3D.</text:span></text:p>
                <text:list>
                  <text:list-item>
                    <text:p text:style-name="P10"><text:span text:style-name="T19">Normalised parallel projection</text:span></text:p>
                    <text:list>
                      <text:list-item>
                        <text:p text:style-name="P30"><text:span text:style-name="T34">The outcode uses 6 bits which indicate:</text:span></text:p>
                        <text:list>
                          <text:list-item>
                            <text:p text:style-name="P31"><text:span text:style-name="T35">Bit 1: point above view volume: y &gt; 1</text:span></text:p>
                          </text:list-item>
                          <text:list-item>
                            <text:p text:style-name="P31"><text:span text:style-name="T35">Bit 2: point below view volume: y &lt; -1</text:span></text:p>
                          </text:list-item>
                          <text:list-item>
                            <text:p text:style-name="P31"><text:span text:style-name="T35">Bit 3: point right of view volume: x &gt; 1</text:span></text:p>
                          </text:list-item>
                          <text:list-item>
                            <text:p text:style-name="P31"><text:span text:style-name="T35">Bit 4: point left of view volume: x &lt;-1</text:span></text:p>
                          </text:list-item>
                          <text:list-item>
                            <text:p text:style-name="P31"><text:span text:style-name="T35">Bit 5: point is behind view volume: z&lt; -1</text:span></text:p>
                          </text:list-item>
                          <text:list-item>
                            <text:p text:style-name="P31"><text:span text:style-name="T35">Bit 6: point is in front of view volume: z &gt; 0</text:span></text:p>
                          </text:list-item>
                        </text:list>
                      </text:list-item>
                      <text:list-item>
                        <text:p text:style-name="P30"><text:span text:style-name="T34">The calculation of the intersections between the clipped lines and clipping planes uses parametric line equations.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36"/></text:p>
          </draw:text-box>
        </draw:frame>
        <draw:custom-shape draw:style-name="gr33" draw:text-style-name="P41" draw:layer="layout" svg:width="17.572cm" svg:height="3.4cm" svg:x="0.953cm" svg:y="20.902cm">
          <text:list text:style-name="L1">
            <text:list-item>
              <text:list>
                <text:list-item>
                  <text:list>
                    <text:list-item>
                      <text:p text:style-name="P30"><text:span text:style-name="T34">For a given clipping plane substitute the appropriate </text:span><text:span text:style-name="T37">x</text:span><text:span text:style-name="T34">, </text:span><text:span text:style-name="T37">y</text:span><text:span text:style-name="T34"> or </text:span><text:span text:style-name="T37">z</text:span><text:span text:style-name="T34"> value, solve for </text:span><text:span text:style-name="T37">t</text:span><text:span text:style-name="T34"> and use the remaining formulae to find the missing values.</text:span></text:p>
                    </text:list-item>
                  </text:list>
                </text:list-item>
              </text:list>
            </text:list-item>
          </text:list>
          <text:p text:style-name="P40"><text:span text:style-name="T34"/></text:p>
          <draw:enhanced-geometry svg:viewBox="0 0 21600 21600" draw:type="rectangle" draw:enhanced-path="M 0 0 L 21600 0 21600 21600 0 21600 0 0 Z N"/>
        </draw:custom-shape>
        <draw:frame draw:style-name="gr19" draw:layer="layout" svg:width="9.81cm" svg:height="4.412cm" svg:x="3.958cm" svg:y="16.6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23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3D Clipping (contd.)" draw:style-name="dp1" draw:master-page-name="Default" presentation:presentation-page-layout-name="AL2T10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3D Clipping (contd.)</text:span></text:p>
          </draw:text-box>
        </draw:frame>
        <draw:frame presentation:style-name="pr21" draw:text-style-name="P45" draw:layer="layout" svg:width="17.374cm" svg:height="10.175cm" svg:x="0.953cm" svg:y="5.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2"><text:span text:style-name="T34">Normalised perspective projection</text:span></text:p>
                    <text:list>
                      <text:list-item>
                        <text:p text:style-name="P43"><text:span text:style-name="T35">The outcode uses 6 bits which indicate:</text:span></text:p>
                        <text:list>
                          <text:list-item>
                            <text:p text:style-name="P44"><text:span text:style-name="T4">Bit 1: point above view volume: y &gt; -z</text:span></text:p>
                          </text:list-item>
                          <text:list-item>
                            <text:p text:style-name="P44"><text:span text:style-name="T4">Bit 2: point below view volume: y &lt; z</text:span></text:p>
                          </text:list-item>
                          <text:list-item>
                            <text:p text:style-name="P44"><text:span text:style-name="T4">Bit 3: point right of view volume: x &gt; -z</text:span></text:p>
                          </text:list-item>
                          <text:list-item>
                            <text:p text:style-name="P44"><text:span text:style-name="T4">Bit 4: point left of view volume: x &lt; z</text:span></text:p>
                          </text:list-item>
                          <text:list-item>
                            <text:p text:style-name="P44"><text:span text:style-name="T4">Bit 5: point is behind view volume: z&lt; -1</text:span></text:p>
                          </text:list-item>
                          <text:list-item>
                            <text:p text:style-name="P44"><text:span text:style-name="T4">Bit 6: point is in front of view volume: z &gt; z</text:span><text:span text:style-name="T27">min</text:span></text:p>
                          </text:list-item>
                        </text:list>
                      </text:list-item>
                      <text:list-item>
                        <text:p text:style-name="P43"><text:span text:style-name="T35">The calculation of the intersections between the clipped lines and clipping planes is similar to parallel projection. For example the intersection with the </text:span><text:span text:style-name="T38">y</text:span><text:span text:style-name="T35"> = </text:span><text:span text:style-name="T38">z</text:span><text:span text:style-name="T35"> pla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17.572cm" svg:height="2.196cm" svg:x="0.953cm" svg:y="21.303cm">
          <text:list text:style-name="L1">
            <text:list-item>
              <text:list>
                <text:list-item>
                  <text:list>
                    <text:list-item>
                      <text:p text:style-name="P30"><text:span text:style-name="T34">The intersections with other planes can be calculated similarly.</text:span></text:p>
                    </text:list-item>
                  </text:list>
                </text:list-item>
              </text:list>
            </text:list-item>
          </text:list>
          <text:p text:style-name="P40"><text:span text:style-name="T34"/></text:p>
          <draw:enhanced-geometry svg:viewBox="0 0 21600 21600" draw:type="rectangle" draw:enhanced-path="M 0 0 L 21600 0 21600 21600 0 21600 0 0 Z N"/>
        </draw:custom-shape>
        <draw:frame draw:style-name="gr19" draw:layer="layout" svg:width="14.446cm" svg:height="4.817cm" svg:x="2.954cm" svg:y="15.583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5" draw:layer="layout" svg:width="10.337cm" svg:height="7.079cm" svg:x="8.616cm" svg:y="1.434cm" draw:page-number="24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draw:page draw:name="Other 3D clipping algorithms" draw:style-name="dp1" draw:master-page-name="Default" presentation:presentation-page-layout-name="AL1T1">
        <draw:frame presentation:style-name="pr1" draw:text-style-name="P2" draw:layer="layout" svg:width="17.145cm" svg:height="4.234cm" svg:x="0.952cm" svg:y="1.018cm" presentation:class="title" presentation:user-transformed="true">
          <draw:text-box>
            <text:p text:style-name="P1"><text:span text:style-name="T1">Other 3D clipping algorithms</text:span></text:p>
          </draw:text-box>
        </draw:frame>
        <draw:frame presentation:style-name="pr22" draw:text-style-name="P15" draw:layer="layout" svg:width="17.145cm" svg:height="6.373cm" svg:x="0.952cm" svg:y="5.499cm" presentation:class="outline" presentation:user-transformed="true">
          <draw:text-box>
            <text:list text:style-name="L2">
              <text:list-item>
                <text:p text:style-name="P14"><text:span text:style-name="T6">Other algorithms, such as Cyrus-Beck and Liang-Barsky, are more efficient the Cohen-Sutherland.</text:span></text:p>
                <text:list>
                  <text:list-item>
                    <text:p text:style-name="P16"><text:span text:style-name="T9">Cohen-Sutherland calculates the </text:span><text:span text:style-name="T14">x</text:span><text:span text:style-name="T9">, </text:span><text:span text:style-name="T14">y</text:span><text:span text:style-name="T9"> and </text:span><text:span text:style-name="T14">z</text:span><text:span text:style-name="T9"> values at each intersection with a clipping plane.</text:span></text:p>
                    <text:list>
                      <text:list-item>
                        <text:p text:style-name="P17"><text:span text:style-name="T10">Only 2 of these values are required to draw the clipped li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16" draw:text-style-name="P7" draw:layer="layout" svg:x1="5.327cm" svg:y1="13.101cm" svg:x2="14.525cm" svg:y2="13.101cm">
            <text:p/>
          </draw:line>
          <draw:line draw:style-name="gr16" draw:text-style-name="P7" draw:layer="layout" svg:x1="5.327cm" svg:y1="15.302cm" svg:x2="14.525cm" svg:y2="15.302cm">
            <text:p/>
          </draw:line>
          <draw:custom-shape draw:style-name="gr32" draw:text-style-name="P13" draw:layer="layout" svg:width="3.201cm" svg:height="2.201cm" svg:x="8.127cm" svg:y="13.101cm">
            <text:p/>
            <draw:enhanced-geometry svg:viewBox="0 0 21600 21600" draw:type="rectangle" draw:enhanced-path="M 0 0 L 21600 0 21600 21600 0 21600 0 0 Z N"/>
          </draw:custom-shape>
          <draw:line draw:style-name="gr16" draw:text-style-name="P7" draw:layer="layout" svg:x1="11.328cm" svg:y1="11.298cm" svg:x2="11.328cm" svg:y2="17.299cm">
            <text:p/>
          </draw:line>
          <draw:line draw:style-name="gr16" draw:text-style-name="P7" draw:layer="layout" svg:x1="8.127cm" svg:y1="11.298cm" svg:x2="8.127cm" svg:y2="17.299cm">
            <text:p/>
          </draw:line>
          <draw:line draw:style-name="gr35" draw:text-style-name="P7" draw:layer="layout" svg:x1="7.13cm" svg:y1="17.101cm" svg:x2="12.929cm" svg:y2="12.299cm">
            <text:p/>
          </draw:line>
          <draw:custom-shape draw:style-name="gr7" draw:text-style-name="P13" draw:layer="layout" svg:width="0.203cm" svg:height="0.198cm" svg:x="12.898cm" svg:y="12.12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13" draw:layer="layout" svg:width="0.202cm" svg:height="0.198cm" svg:x="11.858cm" svg:y="12.9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13" draw:layer="layout" svg:width="0.203cm" svg:height="0.199cm" svg:x="11.267cm" svg:y="13.51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13" draw:layer="layout" svg:width="0.203cm" svg:height="0.199cm" svg:x="9.168cm" svg:y="15.22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7" draw:text-style-name="P13" draw:layer="layout" svg:width="0.203cm" svg:height="0.198cm" svg:x="7.086cm" svg:y="16.9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9" draw:layer="layout" svg:width="1.061cm" svg:height="1.03cm" svg:x="6.192cm" svg:y="16.4cm">
            <text:p text:style-name="P8"><text:span text:style-name="T4">P</text:span><text:span text:style-name="T27">0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1.061cm" svg:height="1.03cm" svg:x="13.15cm" svg:y="11.699cm">
            <text:p text:style-name="P8"><text:span text:style-name="T4">P</text:span><text:span text:style-name="T27">1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1.061cm" svg:height="1.03cm" svg:x="12.149cm" svg:y="12.762cm">
            <text:p text:style-name="P8"><text:span text:style-name="T4">P</text:span><text:span text:style-name="T27">2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1.061cm" svg:height="1.03cm" svg:x="9.349cm" svg:y="15.099cm">
            <text:p text:style-name="P8"><text:span text:style-name="T4">P</text:span><text:span text:style-name="T27">3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9" draw:layer="layout" svg:width="1.061cm" svg:height="1.03cm" svg:x="11.347cm" svg:y="13.564cm">
            <text:p text:style-name="P8"><text:span text:style-name="T4">P</text:span><text:span text:style-name="T27">4</text:span></text:p>
            <draw:enhanced-geometry svg:viewBox="0 0 21600 21600" draw:type="mso-spt202" draw:enhanced-path="M 0 0 L 21600 0 21600 21600 0 21600 0 0 Z N"/>
          </draw:custom-shape>
        </draw:g>
        <draw:custom-shape draw:style-name="gr36" draw:text-style-name="P47" draw:layer="layout" svg:width="17.198cm" svg:height="7.4cm" svg:x="1.124cm" svg:y="17.502cm">
          <text:list text:style-name="L1">
            <text:list-item>
              <text:list>
                <text:list-item>
                  <text:p text:style-name="P46"><text:span text:style-name="T6">The other 2 algorithms use the parametric line equation and the angle the line to clipped makes with each clipping plane.</text:span></text:p>
                  <text:list>
                    <text:list-item>
                      <text:p text:style-name="P46"><text:span text:style-name="T9">At each clipping plane only </text:span><text:span text:style-name="T14">t</text:span><text:span text:style-name="T9"> needs to be calculated.</text:span></text:p>
                    </text:list-item>
                    <text:list-item>
                      <text:p text:style-name="P46"><text:span text:style-name="T9">The </text:span><text:span text:style-name="T14">t</text:span><text:span text:style-name="T9"> values can identify the endpoints of the clipped line.</text:span></text:p>
                    </text:list-item>
                    <text:list-item>
                      <text:p text:style-name="P46"><text:span text:style-name="T9">Liang-Barsky has a more efficient trivial rejection test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0.337cm" svg:height="7.079cm" svg:x="8.616cm" svg:y="1.434cm" draw:page-number="25" presentation:class="page"/>
          <draw:frame presentation:style-name="pr3" draw:layer="layout" svg:width="22.055cm" svg:height="8.496cm" svg:x="2.757cm" svg:y="8.9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213 213" svg:d="M107 0l106 213h-213z"/>
    <draw:marker draw:name="Arrowheads_20_4" draw:display-name="Arrowheads 4" svg:viewBox="0 0 213 213" svg:d="M107 0l106 213h-213z"/>
    <draw:marker draw:name="msArrowEnd_20_5" draw:display-name="msArrowEnd 5" svg:viewBox="0 0 210 210" svg:d="M105 0l105 210h-210z"/>
    <draw:stroke-dash draw:name="Dash_20_2" draw:display-name="Dash 2" draw:style="rect" draw:dots1="1" draw:dots1-length="0.026cm" draw:distance="0.026cm"/>
    <draw:stroke-dash draw:name="Dash_20_3" draw:display-name="Dash 3" draw:style="round" draw:dots1="1" draw:dots1-length="0.026cm" draw:distance="0.026cm"/>
    <draw:stroke-dash draw:name="Dash_20_4" draw:display-name="Dash 4" draw:style="rect" draw:dots2="1" draw:dots2-length="0.105cm" draw:distance="0.079cm"/>
    <draw:stroke-dash draw:name="Dash_20_5" draw:display-name="Dash 5" draw:style="rect" draw:dots2="1" draw:dots2-length="0.282cm" draw:distance="0.21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7cm" fo:page-height="18.88cm" style:print-orientation="landscape"/>
    </style:page-layout>
    <style:page-layout style:name="PM1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4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76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4.459cm" svg:height="5.946cm" svg:x="3.284cm" svg:y="2.643cm" draw:page-number="1"/>
      <draw:page-thumbnail draw:layer="backgroundobjects" svg:width="4.459cm" svg:height="5.946cm" svg:x="11.555cm" svg:y="2.643cm"/>
      <draw:page-thumbnail draw:layer="backgroundobjects" svg:width="4.459cm" svg:height="5.946cm" svg:x="19.826cm" svg:y="2.643cm"/>
      <draw:page-thumbnail draw:layer="backgroundobjects" svg:width="4.459cm" svg:height="5.946cm" svg:x="3.284cm" svg:y="10.289cm"/>
      <draw:page-thumbnail draw:layer="backgroundobjects" svg:width="4.459cm" svg:height="5.946cm" svg:x="11.555cm" svg:y="10.289cm"/>
      <draw:page-thumbnail draw:layer="backgroundobjects" svg:width="4.459cm" svg:height="5.946cm" svg:x="19.826cm" svg:y="10.289cm"/>
      <draw:frame draw:style-name="Mgr1" draw:text-style-name="MP1" draw:layer="backgroundobjects" svg:width="11.964cm" svg:height="0.94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964cm" svg:height="0.943cm" svg:x="15.60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964cm" svg:height="0.943cm" svg:x="0cm" svg:y="17.93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964cm" svg:height="0.943cm" svg:x="15.605cm" svg:y="17.936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7.145cm" svg:height="4.234cm" svg:x="0.952cm" svg:y="1.018cm" presentation:class="title" presentation:placeholder="true">
        <draw:text-box/>
      </draw:frame>
      <draw:frame presentation:style-name="Default-outline1" draw:layer="backgroundobjects" svg:width="17.145cm" svg:height="16.762cm" svg:x="0.952cm" svg:y="5.926cm" presentation:class="outline" presentation:placeholder="true">
        <draw:text-box/>
      </draw:frame>
      <draw:frame presentation:style-name="Mpr1" draw:text-style-name="MP3" draw:layer="backgroundobjects" svg:width="4.445cm" svg:height="1.765cm" svg:x="0.952cm" svg:y="23.129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6.032cm" svg:height="1.765cm" svg:x="6.509cm" svg:y="23.129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4.445cm" svg:height="1.765cm" svg:x="13.652cm" svg:y="23.12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434cm" presentation:class="page"/>
        <draw:frame presentation:style-name="Default-notes" draw:layer="backgroundobjects" svg:width="22.055cm" svg:height="8.495cm" svg:x="2.757cm" svg:y="8.9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Projection</dc:title>
    <meta:initial-creator>David Sinclair</meta:initial-creator>
    <meta:creation-date>2006-10-10T10:38:23</meta:creation-date>
    <dc:date>2015-02-17T10:41:49.62</dc:date>
    <meta:editing-cycles>105</meta:editing-cycles>
    <meta:editing-duration>PT22H59M42S</meta:editing-duration>
    <dc:creator>Alistair Sutherland</dc:creator>
    <meta:document-statistic meta:object-count="4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fenced open="[" close="]">
      <mtable>
        <mtr>
          <mtd>
            <msub>
              <mi>R</mi>
              <mi>x</mi>
            </msub>
          </mtd>
          <mtd>
            <msub>
              <mi>R</mi>
              <mi>y</mi>
            </msub>
          </mtd>
          <mtd>
            <msub>
              <mi>R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[ matrix{R_x # R_y # R_z # 0 ## 0 # 0 # 0 # 1} right ]</annotation>
  </semantics>
</math>
</file>

<file path=Object 10/content.xml><?xml version="1.0" encoding="utf-8"?>
<math xmlns="http://www.w3.org/1998/Math/MathML">
  <semantics>
    <mrow>
      <mrow>
        <msub>
          <mi>N</mi>
          <mi mathvariant="italic">par</mi>
        </msub>
        <mi mathvariant="normal">=</mi>
        <mrow>
          <mrow>
            <mrow>
              <mrow>
                <msub>
                  <mi>S</mi>
                  <mi mathvariant="italic">par</mi>
                </msub>
                <mi mathvariant="normal">⋅</mi>
                <msub>
                  <mi>T</mi>
                  <mi mathvariant="italic">par</mi>
                </msub>
              </mrow>
              <mi mathvariant="normal">⋅</mi>
              <msub>
                <mi mathvariant="italic">SH</mi>
                <mi mathvariant="italic">par</mi>
              </msub>
            </mrow>
            <mi mathvariant="normal">⋅</mi>
            <mi>R</mi>
          </mrow>
          <mi mathvariant="normal">⋅</mi>
          <mi>T</mi>
        </mrow>
      </mrow>
      <mrow>
        <mo stretchy="false">(</mo>
        <mrow>
          <mi mathvariant="normal">−</mi>
          <mi mathvariant="italic">VRP</mi>
        </mrow>
        <mo stretchy="false">)</mo>
      </mrow>
    </mrow>
    <annotation encoding="StarMath 5.0">N_par = S_par cdot T_par cdot SH_par cdot R cdot T(-VRP)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sup>
                  <mi>s</mi>
                  <mi>y</mi>
                  <mn>1</mn>
                </msubsup>
                <mo stretchy="false">⋅</mo>
                <mrow>
                  <mfrac>
                    <mrow>
                      <mfrac>
                        <mrow>
                          <mrow>
                            <msub>
                              <mi>v</mi>
                              <mi mathvariant="italic">max</mi>
                            </msub>
                            <mo stretchy="false">−</mo>
                            <msub>
                              <mi>v</mi>
                              <mi mathvariant="italic">min</mi>
                            </msub>
                          </mrow>
                        </mrow>
                        <mn>2</mn>
                      </mfrac>
                    </mrow>
                    <mrow>
                      <mi mathvariant="italic">vpr</mi>
                      <msub>
                        <mi>'</mi>
                        <mi>z</mi>
                      </msub>
                    </mrow>
                  </mfrac>
                </mrow>
              </mrow>
              <mo stretchy="false">=</mo>
              <mn>1</mn>
            </mrow>
            <mo stretchy="false">⇒</mo>
            <mrow>
              <msubsup>
                <mi>s</mi>
                <mi>y</mi>
                <mn>1</mn>
              </msubsup>
              <mo stretchy="false">=</mo>
              <mfrac>
                <mrow>
                  <mn>2vpr</mn>
                  <msub>
                    <mi>'</mi>
                    <mi>z</mi>
                  </msub>
                </mrow>
                <mrow>
                  <mrow>
                    <msub>
                      <mi>v</mi>
                      <mi mathvariant="italic">max</mi>
                    </msub>
                    <mo stretchy="false">−</mo>
                    <msub>
                      <mi>v</mi>
                      <mi mathvariant="italic">min</mi>
                    </msub>
                  </mrow>
                </mrow>
              </mfrac>
            </mrow>
          </mrow>
        </mtd>
      </mtr>
      <mtr>
        <mtd>
          <mrow>
            <mrow>
              <msub>
                <mi>s</mi>
                <mi>y</mi>
              </msub>
              <mo stretchy="false">=</mo>
              <mrow>
                <msubsup>
                  <mi>s</mi>
                  <mi>y</mi>
                  <mn>1</mn>
                </msubsup>
                <mo stretchy="false">⋅</mo>
                <mrow>
                  <mfrac>
                    <mn>1</mn>
                    <mrow>
                      <mi mathvariant="italic">vpr</mi>
                      <mrow>
                        <msub>
                          <mi>'</mi>
                          <mi>z</mi>
                        </msub>
                        <mo stretchy="false">+</mo>
                        <mi>B</mi>
                      </mrow>
                    </mrow>
                  </mfrac>
                </mrow>
              </mrow>
            </mrow>
          </mrow>
        </mtd>
      </mtr>
    </mtable>
    <annotation encoding="StarMath 5.0">s_y^1 cdot {{{v_max - v_min} over 2} over {vpr'_z}} = 1 drarrow s_y^1 = {2vpr'_z} over {v_max - v_min} newline
s_y = s_y^1 cdot { 1 over {vpr'_z + B}}</annotation>
  </semantics>
</math>
</file>

<file path=Object 12/content.xml><?xml version="1.0" encoding="utf-8"?>
<math xmlns="http://www.w3.org/1998/Math/MathML">
  <semantics>
    <mrow>
      <mrow>
        <msub>
          <mi>N</mi>
          <mi mathvariant="italic">per</mi>
        </msub>
        <mo stretchy="false">=</mo>
        <mrow>
          <mrow>
            <msub>
              <mi>S</mi>
              <mi mathvariant="italic">per</mi>
            </msub>
            <mo stretchy="false">⋅</mo>
            <msub>
              <mi mathvariant="italic">SH</mi>
              <mi mathvariant="italic">par</mi>
            </msub>
          </mrow>
          <mo stretchy="false">⋅</mo>
          <mi>T</mi>
        </mrow>
      </mrow>
      <mrow>
        <mrow>
          <mrow>
            <mo stretchy="false">(</mo>
            <mrow>
              <mrow>
                <mo stretchy="false">−</mo>
                <mi mathvariant="italic">PRP</mi>
              </mrow>
            </mrow>
            <mo stretchy="false">)</mo>
          </mrow>
          <mo stretchy="false">⋅</mo>
          <mi>R</mi>
        </mrow>
        <mo stretchy="false">⋅</mo>
        <mi>T</mi>
      </mrow>
      <mrow>
        <mo stretchy="false">(</mo>
        <mrow>
          <mrow>
            <mo stretchy="false">−</mo>
            <mi mathvariant="italic">VRP</mi>
          </mrow>
        </mrow>
        <mo stretchy="false">)</mo>
      </mrow>
    </mrow>
    <annotation encoding="StarMath 5.0">N_per = S_per cdot SH_par cdot T(-PRP) cdot R cdot T(-VRP)</annotation>
  </semantics>
</math>
</file>

<file path=Object 13/content.xml><?xml version="1.0" encoding="utf-8"?>
<math xmlns="http://www.w3.org/1998/Math/MathML">
  <semantics>
    <mrow>
      <mrow>
        <msub>
          <mi>S</mi>
          <mi mathvariant="italic">per</mi>
        </msub>
        <mo stretchy="false">=</mo>
        <mi>S</mi>
      </mrow>
      <mfenced open="(" close=")">
        <mrow>
          <mfrac>
            <mrow>
              <mn>2</mn>
              <msub>
                <mi mathvariant="italic">prp</mi>
                <mi>n</mi>
              </msub>
            </mrow>
            <mrow>
              <mrow>
                <mo stretchy="false">(</mo>
                <mrow>
                  <mrow>
                    <msub>
                      <mi>u</mi>
                      <mi mathvariant="italic">max</mi>
                    </msub>
                    <mo stretchy="false">−</mo>
                    <msub>
                      <mi>u</mi>
                      <mi mathvariant="italic">min</mi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 mathvariant="italic">prp</mi>
                      <mi>n</mi>
                    </msub>
                    <mo stretchy="false">+</mo>
                    <mi>B</mi>
                  </mrow>
                </mrow>
                <mo stretchy="false">)</mo>
              </mrow>
            </mrow>
          </mfrac>
          <mi>,</mi>
          <mfrac>
            <mrow>
              <mn>2</mn>
              <msub>
                <mi mathvariant="italic">prp</mi>
                <mi>n</mi>
              </msub>
            </mrow>
            <mrow>
              <mrow>
                <mo stretchy="false">(</mo>
                <mrow>
                  <mrow>
                    <msub>
                      <mi>v</mi>
                      <mi mathvariant="italic">max</mi>
                    </msub>
                    <mo stretchy="false">−</mo>
                    <msub>
                      <mi>v</mi>
                      <mi mathvariant="italic">min</mi>
                    </msub>
                  </mrow>
                </mrow>
                <mo stretchy="false">)</mo>
              </mrow>
              <mrow>
                <mo stretchy="false">(</mo>
                <mrow>
                  <mrow>
                    <msub>
                      <mi mathvariant="italic">prp</mi>
                      <mi>n</mi>
                    </msub>
                    <mo stretchy="false">+</mo>
                    <mi>B</mi>
                  </mrow>
                </mrow>
                <mo stretchy="false">)</mo>
              </mrow>
            </mrow>
          </mfrac>
          <mi>,</mi>
          <mfrac>
            <mrow>
              <mrow>
                <mo stretchy="false">−</mo>
                <mn>1</mn>
              </mrow>
            </mrow>
            <mrow>
              <mrow>
                <mo stretchy="false">−</mo>
                <msub>
                  <mi mathvariant="italic">prp</mi>
                  <mi>n</mi>
                </msub>
              </mrow>
            </mrow>
          </mfrac>
        </mrow>
      </mfenced>
    </mrow>
    <annotation encoding="StarMath 5.0">S_per = S left ( {2 prp_n} over {(u_max - u_min)(prp_n + B)},
{2 prp_n} over {(v_max - v_min)(prp_n + B)}, {-1} over {-prp_n} right )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td>
              <math:mrow>
                <math:mrow>
                  <math:mi>x</math:mi>
                  <math:mo math:stretchy="false">=</math:mo>
                  <math:mrow>
                    <math:msub>
                      <math:mi>x</math:mi>
                      <math:mn>0</math:mn>
                    </math:msub>
                    <math:mo math:stretchy="false">+</math:mo>
                    <math:mi>t</math:mi>
                  </math:mrow>
                </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−</math:mo>
                    <math:msub>
                      <math:mi>x</math:mi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  <math:mtr>
            <math:mtd>
              <math:mrow>
                <math:mrow>
                  <math:mi>y</math:mi>
                  <math:mo math:stretchy="false">=</math:mo>
                  <math:mrow>
                    <math:msub>
                      <math:mi>y</math:mi>
                      <math:mn>0</math:mn>
                    </math:msub>
                    <math:mo math:stretchy="false">+</math:mo>
                    <math:mi>t</math:mi>
                  </math:mrow>
                </math:mrow>
                <math:mrow>
                  <math:mo math:stretchy="false">(</math:mo>
                  <math:mrow>
                    <math:msub>
                      <math:mi>y</math:mi>
                      <math:mn>1</math:mn>
                    </math:msub>
                    <math:mo math:stretchy="false">−</math:mo>
                    <math:msub>
                      <math:mi>y</math:mi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  <math:mtr>
            <math:mtd>
              <math:mrow>
                <math:mrow>
                  <math:mi>z</math:mi>
                  <math:mo math:stretchy="false">=</math:mo>
                  <math:mrow>
                    <math:msub>
                      <math:mi>z</math:mi>
                      <math:mn>0</math:mn>
                    </math:msub>
                    <math:mo math:stretchy="false">+</math:mo>
                    <math:mi>t</math:mi>
                  </math:mrow>
                </math:mrow>
                <math:mrow>
                  <math:mo math:stretchy="false">(</math:mo>
                  <math:mrow>
                    <math:msub>
                      <math:mi>z</math:mi>
                      <math:mn>1</math:mn>
                    </math:msub>
                    <math:mo math:stretchy="false">−</math:mo>
                    <math:msub>
                      <math:mi>z</math:mi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  <math:mo math:stretchy="true">}</math:mo>
      </math:mrow>
      <math:mi/>
      <math:mrow>
        <math:mrow>
          <math:mn>0</math:mn>
          <math:mo math:stretchy="false">≤</math:mo>
          <math:mi>t</math:mi>
        </math:mrow>
        <math:mo math:stretchy="false">≤</math:mo>
        <math:mn>1</math:mn>
      </math:mrow>
    </math:mrow>
    <math:annotation math:encoding="StarMath 5.0">left none matrix{x = x_0 + t(x_1 - x_0) ## y = y_0 + t(y_1 - y_0) ## z = z_0 + t(z_1 - z_0)} right rbrace ~~0 &lt;= t &lt;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y</math:mi>
            <math:mo math:stretchy="false">=</math:mo>
            <math:mi>z</math:mi>
          </math:mrow>
          <math:mo math:stretchy="false">⇒</math:mo>
          <math:mrow>
            <math:msub>
              <math:mi>y</math:mi>
              <math:mn>0</math:mn>
            </math:msub>
            <math:mo math:stretchy="false">+</math:mo>
            <math:mi>t</math:mi>
          </math:mrow>
          <math:mrow>
            <math:mrow>
              <math:mo math:stretchy="false">(</math:mo>
              <math:mrow>
                <math:msub>
                  <math:mi>y</math:mi>
                  <math:mn>1</math:mn>
                </math:msub>
                <math:mo math:stretchy="false">−</math:mo>
                <math:msub>
                  <math:mi>y</math:mi>
                  <math:mn>0</math:mn>
                </math:msub>
              </math:mrow>
              <math:mo math:stretchy="false">)</math:mo>
            </math:mrow>
            <math:mo math:stretchy="false">=</math:mo>
            <math:mrow>
              <math:msub>
                <math:mi>z</math:mi>
                <math:mn>0</math:mn>
              </math:msub>
              <math:mo math:stretchy="false">+</math:mo>
              <math:mi>t</math:mi>
            </math:mrow>
          </math:mrow>
          <math:mrow>
            <math:mo math:stretchy="false">(</math:mo>
            <math:mrow>
              <math:msub>
                <math:mi>z</math:mi>
                <math:mn>1</math:mn>
              </math:msub>
              <math:mo math:stretchy="false">−</math:mo>
              <math:msub>
                <math:mi>z</math:mi>
                <math:mn>0</math:mn>
              </math:msub>
            </math:mrow>
            <math:mo math:stretchy="false">)</math:mo>
          </math:mrow>
        </math:mrow>
      </math:mtr>
      <math:mtr>
        <math:mrow>
          <math:mi>t</math:mi>
          <math:mo math:stretchy="false">=</math:mo>
          <math:mfrac>
            <math:mrow>
              <math:msub>
                <math:mi>z</math:mi>
                <math:mn>0</math:mn>
              </math:msub>
              <math:mo math:stretchy="false">−</math:mo>
              <math:msub>
                <math:mi>y</math:mi>
                <math:mn>0</math:mn>
              </math:msub>
            </math:mrow>
            <math:mrow>
              <math:mrow>
                <math:mo math:stretchy="false">(</math:mo>
                <math:mrow>
                  <math:msub>
                    <math:mi>y</math:mi>
                    <math:mn>1</math:mn>
                  </math:msub>
                  <math:mo math:stretchy="false">−</math:mo>
                  <math:msub>
                    <math:mi>y</math:mi>
                    <math:mn>0</math:mn>
                  </math:msub>
                </math:mrow>
                <math:mo math:stretchy="false">)</math:mo>
              </math:mrow>
              <math:mo math:stretchy="false">−</math:mo>
              <math:mrow>
                <math:mo math:stretchy="false">(</math:mo>
                <math:mrow>
                  <math:msub>
                    <math:mi>z</math:mi>
                    <math:mn>1</math:mn>
                  </math:msub>
                  <math:mo math:stretchy="false">−</math:mo>
                  <math:msub>
                    <math:mi>z</math:mi>
                    <math:mn>0</math:mn>
                  </math:msub>
                </math:mrow>
                <math:mo math:stretchy="false">)</math:mo>
              </math:mrow>
            </math:mrow>
          </math:mfrac>
        </math:mrow>
      </math:mtr>
      <math:mtr>
        <math:mrow>
          <math:mrow>
            <math:mi>x</math:mi>
            <math:mo math:stretchy="false">=</math:mo>
            <math:mrow>
              <math:msub>
                <math:mi>x</math:mi>
                <math:mn>0</math:mn>
              </math:msub>
              <math:mo math:stretchy="false">+</math:mo>
              <math:mfrac>
                <math:mrow>
                  <math:mrow>
                    <math:mo math:stretchy="false">(</math:mo>
                    <math:mrow>
                      <math:msub>
                        <math:mi>x</math:mi>
                        <math:mn>1</math:mn>
                      </math:msub>
                      <math:mo math:stretchy="false">−</math:mo>
                      <math:msub>
                        <math:mi>x</math:mi>
                        <math:mn>0</math:mn>
                      </math:msub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sub>
                        <math:mi>z</math:mi>
                        <math:mn>0</math:mn>
                      </math:msub>
                      <math:mo math:stretchy="false">−</math:mo>
                      <math:msub>
                        <math:mi>y</math:mi>
                        <math:mn>0</math:mn>
                      </math:msub>
                    </math:mrow>
                    <math:mo math:stretchy="false">)</math:mo>
                  </math:mrow>
                </math:mrow>
                <math:mrow>
                  <math:mrow>
                    <math:mo math:stretchy="false">(</math:mo>
                    <math:mrow>
                      <math:msub>
                        <math:mi>y</math:mi>
                        <math:mn>1</math:mn>
                      </math:msub>
                      <math:mo math:stretchy="false">−</math:mo>
                      <math:msub>
                        <math:mi>y</math:mi>
                        <math:mn>0</math:mn>
                      </math:msub>
                    </math:mrow>
                    <math:mo math:stretchy="false">)</math:mo>
                  </math:mrow>
                  <math:mo math:stretchy="false">−</math:mo>
                  <math:mrow>
                    <math:mo math:stretchy="false">(</math:mo>
                    <math:mrow>
                      <math:msub>
                        <math:mi>z</math:mi>
                        <math:mn>1</math:mn>
                      </math:msub>
                      <math:mo math:stretchy="false">−</math:mo>
                      <math:msub>
                        <math:mi>z</math:mi>
                        <math:mn>0</math:mn>
                      </math:msub>
                    </math:mrow>
                    <math:mo math:stretchy="false">)</math:mo>
                  </math:mrow>
                </math:mrow>
              </math:mfrac>
            </math:mrow>
          </math:mrow>
          <math:mi>,</math:mi>
          <math:mi/>
          <math:mrow>
            <math:mi>y</math:mi>
            <math:mo math:stretchy="false">=</math:mo>
            <math:mrow>
              <math:msub>
                <math:mi>y</math:mi>
                <math:mn>0</math:mn>
              </math:msub>
              <math:mo math:stretchy="false">+</math:mo>
              <math:mfrac>
                <math:mrow>
                  <math:mrow>
                    <math:mo math:stretchy="false">(</math:mo>
                    <math:mrow>
                      <math:msub>
                        <math:mi>y</math:mi>
                        <math:mn>1</math:mn>
                      </math:msub>
                      <math:mo math:stretchy="false">−</math:mo>
                      <math:msub>
                        <math:mi>y</math:mi>
                        <math:mn>0</math:mn>
                      </math:msub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sub>
                        <math:mi>z</math:mi>
                        <math:mn>0</math:mn>
                      </math:msub>
                      <math:mo math:stretchy="false">−</math:mo>
                      <math:msub>
                        <math:mi>y</math:mi>
                        <math:mn>0</math:mn>
                      </math:msub>
                    </math:mrow>
                    <math:mo math:stretchy="false">)</math:mo>
                  </math:mrow>
                </math:mrow>
                <math:mrow>
                  <math:mrow>
                    <math:mo math:stretchy="false">(</math:mo>
                    <math:mrow>
                      <math:msub>
                        <math:mi>y</math:mi>
                        <math:mn>1</math:mn>
                      </math:msub>
                      <math:mo math:stretchy="false">−</math:mo>
                      <math:msub>
                        <math:mi>y</math:mi>
                        <math:mn>0</math:mn>
                      </math:msub>
                    </math:mrow>
                    <math:mo math:stretchy="false">)</math:mo>
                  </math:mrow>
                  <math:mo math:stretchy="false">−</math:mo>
                  <math:mrow>
                    <math:mo math:stretchy="false">(</math:mo>
                    <math:mrow>
                      <math:msub>
                        <math:mi>z</math:mi>
                        <math:mn>1</math:mn>
                      </math:msub>
                      <math:mo math:stretchy="false">−</math:mo>
                      <math:msub>
                        <math:mi>z</math:mi>
                        <math:mn>0</math:mn>
                      </math:msub>
                    </math:mrow>
                    <math:mo math:stretchy="false">)</math:mo>
                  </math:mrow>
                </math:mrow>
              </math:mfrac>
            </math:mrow>
          </math:mrow>
        </math:mrow>
      </math:mtr>
    </math:mtable>
    <math:annotation math:encoding="StarMath 5.0">y = z drarrow y_0 + t(y_1 - y_0) = z_0 + t(z_1 - z_0) newline
t = {z_0 - y_0} over {(y_1 - y_0) - (z_1 - z_0)} newline
x = x_0 + {(x_1 - x_0)(z_0 - y_0)} over {(y_1 - y_0) - (z_1 - z_0)}, ~~ y = y_0 + {(y_1 - y_0)(z_0 - y_0)} over {(y_1 - y_0) - (z_1 - z_0)}</math:annotation>
  </math:semantics>
</math:math>
</file>

<file path=Object 16/content.xml><?xml version="1.0" encoding="utf-8"?>
<math xmlns="http://www.w3.org/1998/Math/MathML">
  <semantics>
    <mrow>
      <mrow>
        <msub>
          <mi>N</mi>
          <mi mathvariant="italic">per</mi>
        </msub>
        <mo stretchy="false">=</mo>
        <mrow>
          <mrow>
            <msub>
              <mi>S</mi>
              <mi mathvariant="italic">per</mi>
            </msub>
            <mo stretchy="false">⋅</mo>
            <msub>
              <mi mathvariant="italic">SH</mi>
              <mi mathvariant="italic">par</mi>
            </msub>
          </mrow>
          <mo stretchy="false">⋅</mo>
          <mi>T</mi>
        </mrow>
      </mrow>
      <mrow>
        <mrow>
          <mrow>
            <mo stretchy="false">(</mo>
            <mrow>
              <mrow>
                <mo stretchy="false">−</mo>
                <mi mathvariant="italic">PRP</mi>
              </mrow>
            </mrow>
            <mo stretchy="false">)</mo>
          </mrow>
          <mo stretchy="false">⋅</mo>
          <mi>R</mi>
        </mrow>
        <mo stretchy="false">⋅</mo>
        <mi>T</mi>
      </mrow>
      <mrow>
        <mo stretchy="false">(</mo>
        <mrow>
          <mrow>
            <mo stretchy="false">−</mo>
            <mi mathvariant="italic">VRP</mi>
          </mrow>
        </mrow>
        <mo stretchy="false">)</mo>
      </mrow>
    </mrow>
    <annotation encoding="StarMath 5.0">N_per = S_per cdot SH_par cdot T(-PRP) cdot R cdot T(-VRP)</annotation>
  </semantics>
</math>
</file>

<file path=Object 17/content.xml><?xml version="1.0" encoding="utf-8"?>
<math xmlns="http://www.w3.org/1998/Math/MathML">
  <semantics>
    <mrow>
      <mi>T</mi>
      <mrow>
        <mrow>
          <mo stretchy="false">(</mo>
          <mrow>
            <mi mathvariant="normal">−</mi>
            <mi mathvariant="italic">VRP</mi>
          </mrow>
          <mo stretchy="false">)</mo>
        </mrow>
        <mi mathvariant="normal">=</mi>
        <mfenced open="[" close="]"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i mathvariant="normal">−</mi>
                  <msub>
                    <mi mathvariant="italic">vrp</mi>
                    <mi>x</mi>
                  </msub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i mathvariant="normal">−</mi>
                  <msub>
                    <mi mathvariant="italic">vrp</mi>
                    <mi>y</mi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i mathvariant="normal">−</mi>
                  <msub>
                    <mi mathvariant="italic">vrp</mi>
                    <mi>z</mi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fenced>
      </mrow>
    </mrow>
    <annotation encoding="StarMath 5.0">T(-VRP) = left [ matrix{1 # 0 # 0 # -vrp_x ## 0 # 1 # 0 # -vrp_y ## 0 # 0 # 1 # -vrp_z ## 0 # 0 # 0 # 1} right ]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 math:fontstyle="italic">per</math:mi>
        </math:msub>
        <math:mo math:stretchy="false">=</math:mo>
        <math:mi>S</math:mi>
      </math:mrow>
      <math:mfenced math:open="" math:close="">
        <math:mrow>
          <math:mfrac>
            <math:mrow>
              <math:mn>2</math:mn>
              <math:msub>
                <math:mi math:fontstyle="italic">prp</math:mi>
                <math:mi>n</math:mi>
              </math:msub>
            </math:mrow>
            <math:mrow>
              <math:mrow>
                <math:mo math:stretchy="false">(</math:mo>
                <math:mrow>
                  <math:msub>
                    <math:mi>u</math:mi>
                    <math:mi math:fontstyle="italic">max</math:mi>
                  </math:msub>
                  <math:mo math:stretchy="false">−</math:mo>
                  <math:msub>
                    <math:mi>u</math:mi>
                    <math:mi math:fontstyle="italic">min</math:mi>
                  </math:msub>
                </math:mrow>
                <math:mo math:stretchy="false">)</math:mo>
              </math:mrow>
              <math:mrow>
                <math:mo math:stretchy="false">(</math:mo>
                <math:mrow>
                  <math:msub>
                    <math:mi math:fontstyle="italic">prp</math:mi>
                    <math:mi>n</math:mi>
                  </math:msub>
                  <math:mo math:stretchy="false">+</math:mo>
                  <math:mi>B</math:mi>
                </math:mrow>
                <math:mo math:stretchy="false">)</math:mo>
              </math:mrow>
            </math:mrow>
          </math:mfrac>
          <math:mi>,</math:mi>
          <math:mfrac>
            <math:mrow>
              <math:mn>2</math:mn>
              <math:msub>
                <math:mi math:fontstyle="italic">prp</math:mi>
                <math:mi>n</math:mi>
              </math:msub>
            </math:mrow>
            <math:mrow>
              <math:mrow>
                <math:mo math:stretchy="false">(</math:mo>
                <math:mrow>
                  <math:msub>
                    <math:mi>v</math:mi>
                    <math:mi math:fontstyle="italic">max</math:mi>
                  </math:msub>
                  <math:mo math:stretchy="false">−</math:mo>
                  <math:msub>
                    <math:mi>v</math:mi>
                    <math:mi math:fontstyle="italic">min</math:mi>
                  </math:msub>
                </math:mrow>
                <math:mo math:stretchy="false">)</math:mo>
              </math:mrow>
              <math:mrow>
                <math:mo math:stretchy="false">(</math:mo>
                <math:mrow>
                  <math:msub>
                    <math:mi math:fontstyle="italic">prp</math:mi>
                    <math:mi>n</math:mi>
                  </math:msub>
                  <math:mo math:stretchy="false">+</math:mo>
                  <math:mi>B</math:mi>
                </math:mrow>
                <math:mo math:stretchy="false">)</math:mo>
              </math:mrow>
            </math:mrow>
          </math:mfrac>
          <math:mi>,</math:mi>
          <math:mfrac>
            <math:mrow>
              <math:mo math:stretchy="false">−</math:mo>
              <math:mn>1</math:mn>
            </math:mrow>
            <math:mrow>
              <math:mo math:stretchy="false">−</math:mo>
              <math:msub>
                <math:mi math:fontstyle="italic">prp</math:mi>
                <math:mi>n</math:mi>
              </math:msub>
            </math:mrow>
          </math:mfrac>
        </math:mrow>
      </math:mfenced>
    </math:mrow>
    <math:annotation math:encoding="StarMath 5.0">S_per = S left ( {2 prp_n} over {(u_max - u_min)(prp_n + B)},
{2 prp_n} over {(v_max - v_min)(prp_n + B)}, {-1} over {-prp_n} right )</math:annotation>
  </math:semantics>
</math:math>
</file>

<file path=Object 1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frac>
                    <mn>1</mn>
                    <mrow>
                      <mo stretchy="false">(</mo>
                      <mrow>
                        <mrow>
                          <mn>1</mn>
                          <mo stretchy="false">+</mo>
                          <msub>
                            <mi>z</mi>
                            <mi mathvariant="italic">min</mi>
                          </msub>
                        </mrow>
                      </mrow>
                      <mo stretchy="false">)</mo>
                    </mrow>
                  </mfrac>
                </mrow>
              </mtd>
              <mtd>
                <mrow>
                  <mfrac>
                    <mrow>
                      <mo stretchy="false">−</mo>
                      <msub>
                        <mi>z</mi>
                        <mi mathvariant="italic">min</mi>
                      </msub>
                    </mrow>
                    <mrow>
                      <mo stretchy="false">(</mo>
                      <mrow>
                        <mrow>
                          <mn>1</mn>
                          <mo stretchy="false">+</mo>
                          <msub>
                            <mi>z</mi>
                            <mi mathvariant="italic">min</mi>
                          </msub>
                        </mrow>
                      </mrow>
                      <mo stretchy="false">)</mo>
                    </mrow>
                  </mfrac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</mtr>
          </mtable>
        </mrow>
      </mfenced>
    </mrow>
    <annotation encoding="StarMath 5.0">left [ matrix{1 # 0 # 0 # 0 ## 0 # 1 # 0 # 0 ## 0 # 0 # 1 over (1 + z_min) # -z_min over (1+z_min) ## 0 # 0 # -1 # 0} right ]</annotation>
  </semantics>
</math>
</file>

<file path=Object 2/content.xml><?xml version="1.0" encoding="utf-8"?>
<math xmlns="http://www.w3.org/1998/Math/MathML">
  <semantics>
    <mrow>
      <msub>
        <mi>R</mi>
        <mi>z</mi>
      </msub>
      <mi mathvariant="normal">=</mi>
      <mfrac>
        <mi mathvariant="italic">VPN</mi>
        <mfenced open="∣" close="∣">
          <mfenced open="∣" close="∣">
            <mi mathvariant="italic">VPN</mi>
          </mfenced>
        </mfenced>
      </mfrac>
    </mrow>
    <annotation encoding="StarMath 5.0">R_z = VPN over {left lline left lline VPN right rline right rline }</annotation>
  </semantics>
</math>
</file>

<file path=Object 3/content.xml><?xml version="1.0" encoding="utf-8"?>
<math xmlns="http://www.w3.org/1998/Math/MathML">
  <semantics>
    <mrow>
      <msub>
        <mi>R</mi>
        <mi>x</mi>
      </msub>
      <mi mathvariant="normal">=</mi>
      <mfrac>
        <mrow>
          <mi mathvariant="italic">VUP</mi>
          <mi mathvariant="normal">×</mi>
          <msub>
            <mi>R</mi>
            <mi>z</mi>
          </msub>
        </mrow>
        <mfenced open="∣" close="∣">
          <mfenced open="∣" close="∣">
            <mrow>
              <mi mathvariant="italic">VUP</mi>
              <mi mathvariant="normal">×</mi>
              <msub>
                <mi>R</mi>
                <mi>z</mi>
              </msub>
            </mrow>
          </mfenced>
        </mfenced>
      </mfrac>
    </mrow>
    <annotation encoding="StarMath 5.0">R_x = VUP times R_z over {left lline left lline VUP times R_z right rline right rline }</annotation>
  </semantics>
</math>
</file>

<file path=Object 4/content.xml><?xml version="1.0" encoding="utf-8"?>
<math xmlns="http://www.w3.org/1998/Math/MathML">
  <semantics>
    <mrow>
      <msub>
        <mi>R</mi>
        <mi>y</mi>
      </msub>
      <mi mathvariant="normal">=</mi>
      <mrow>
        <msub>
          <mi>R</mi>
          <mi>z</mi>
        </msub>
        <mi mathvariant="normal">×</mi>
        <msub>
          <mi>R</mi>
          <mi>x</mi>
        </msub>
      </mrow>
    </mrow>
    <annotation encoding="StarMath 5.0">R_y = R_z times R_x</annotation>
  </semantics>
</math>
</file>

<file path=Object 5/content.xml><?xml version="1.0" encoding="utf-8"?>
<math xmlns="http://www.w3.org/1998/Math/MathML">
  <semantics>
    <mrow>
      <mrow>
        <msub>
          <mi mathvariant="italic">SH</mi>
          <mi mathvariant="italic">par</mi>
        </msub>
        <mo stretchy="false">=</mo>
        <mi mathvariant="italic">SH</mi>
      </mrow>
      <mrow>
        <mrow>
          <mo stretchy="false">(</mo>
          <mrow>
            <msub>
              <mi mathvariant="italic">shx</mi>
              <mi mathvariant="italic">par</mi>
            </msub>
            <mi>,</mi>
            <msub>
              <mi mathvariant="italic">shy</mi>
              <mi mathvariant="italic">par</mi>
            </msub>
          </mrow>
          <mo stretchy="false">)</mo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 mathvariant="italic">shx</mi>
                      <mi mathvariant="italic">par</mi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sub>
                      <mi mathvariant="italic">shy</mi>
                      <mi mathvariant="italic">par</mi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SH_par = SH(shx_par, shy_par) = left [ matrix{1 # 0 # shx_par # 0 ## 0 # 1 # shy_par # 0 ## 0 # 0 # 1 # 0 ## 0 # 0 # 0 # 1} right ]</annotation>
  </semantics>
</math>
</file>

<file path=Object 6/content.xml><?xml version="1.0" encoding="utf-8"?>
<math xmlns="http://www.w3.org/1998/Math/MathML">
  <semantics>
    <mtable>
      <mtr>
        <mtd>
          <mrow>
            <mrow>
              <mover accent="true">
                <mi mathvariant="italic">DOP</mi>
                <mo stretchy="false">⃗</mo>
              </mover>
              <mo stretchy="false">=</mo>
              <mrow>
                <mrow>
                  <mover accent="true">
                    <mi mathvariant="italic">CW</mi>
                    <mo stretchy="false">⃗</mo>
                  </mover>
                  <mo stretchy="false">−</mo>
                  <mover accent="true">
                    <mi mathvariant="italic">PRP</mi>
                    <mo stretchy="false">⃗</mo>
                  </mover>
                </mrow>
              </mrow>
            </mrow>
          </mrow>
        </mtd>
      </mtr>
      <mtr>
        <mtd>
          <mrow>
            <mrow>
              <mover accent="true">
                <mi mathvariant="italic">DOP</mi>
                <mo stretchy="false">⃗</mo>
              </mover>
              <mo stretchy="false">=</mo>
              <mrow>
                <msup>
                  <mfenced open="[" close="]">
                    <mrow>
                      <mtable>
                        <mtr>
                          <mtd>
                            <mrow>
                              <mfrac>
                                <mrow>
                                  <mrow>
                                    <msub>
                                      <mi>u</mi>
                                      <mi mathvariant="italic">max</mi>
                                    </msub>
                                    <mo stretchy="false">+</mo>
                                    <msub>
                                      <mi>u</mi>
                                      <mi mathvariant="italic">min</mi>
                                    </msub>
                                  </mrow>
                                </mrow>
                                <mn>2</mn>
                              </mfrac>
                            </mrow>
                          </mtd>
                          <mtd>
                            <mrow>
                              <mfrac>
                                <mrow>
                                  <mrow>
                                    <msub>
                                      <mi>v</mi>
                                      <mi mathvariant="italic">max</mi>
                                    </msub>
                                    <mo stretchy="false">+</mo>
                                    <msub>
                                      <mi>v</mi>
                                      <mi mathvariant="italic">min</mi>
                                    </msub>
                                  </mrow>
                                </mrow>
                                <mn>2</mn>
                              </mfrac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</mfenced>
                  <mi>T</mi>
                </msup>
                <mo stretchy="false">−</mo>
                <msup>
                  <mfenced open="[" close="]">
                    <mrow>
                      <mtable>
                        <mtr>
                          <mtd>
                            <mrow>
                              <msub>
                                <mi mathvariant="italic">prp</mi>
                                <mi>x</mi>
                              </msub>
                            </mrow>
                          </mtd>
                          <mtd>
                            <mrow>
                              <msub>
                                <mi mathvariant="italic">prp</mi>
                                <mi>y</mi>
                              </msub>
                            </mrow>
                          </mtd>
                          <mtd>
                            <mrow>
                              <msub>
                                <mi mathvariant="italic">prp</mi>
                                <mi>z</mi>
                              </msub>
                            </mrow>
                          </mtd>
                          <mtd>
                            <mrow>
                              <mn>1</mn>
                            </mrow>
                          </mtd>
                        </mtr>
                      </mtable>
                    </mrow>
                  </mfenced>
                  <mi>T</mi>
                </msup>
              </mrow>
            </mrow>
          </mrow>
        </mtd>
      </mtr>
    </mtable>
    <annotation encoding="StarMath 5.0">vec DOP = {vec CW - vec PRP} newline
vec DOP = left [ matrix{{u_max+u_min} over 2 # {v_max+v_min} over 2 # 0 # 1} right ]^T - left [ matrix{prp_x # prp_y # prp_z # 1} right ]^T</annotation>
  </semantics>
</math>
</file>

<file path=Object 7/content.xml><?xml version="1.0" encoding="utf-8"?>
<math xmlns="http://www.w3.org/1998/Math/MathML">
  <semantics>
    <mtable>
      <mtr>
        <mtd>
          <mrow>
            <mrow>
              <mover accent="true">
                <mrow>
                  <mi mathvariant="italic">DOP</mi>
                  <mi>'</mi>
                </mrow>
                <mo stretchy="false">→</mo>
              </mover>
              <mi mathvariant="normal">=</mi>
              <mfenced open="[" close="]">
                <mtable>
                  <mtr>
                    <mtd>
                      <mn>0</mn>
                    </mtd>
                    <mtd>
                      <mn>0</mn>
                    </mtd>
                    <mtd>
                      <msub>
                        <mi mathvariant="italic">dop</mi>
                        <mi>z</mi>
                      </msub>
                    </mtd>
                    <mtd>
                      <mn>0</mn>
                    </mtd>
                  </mtr>
                </mtable>
              </mfenced>
            </mrow>
            <mi mathvariant="normal">=</mi>
            <mrow>
              <msub>
                <mi mathvariant="italic">SH</mi>
                <mi mathvariant="italic">par</mi>
              </msub>
              <mi mathvariant="normal">⋅</mi>
              <mover accent="true">
                <mi mathvariant="italic">DOP</mi>
                <mo stretchy="false">→</mo>
              </mover>
            </mrow>
          </mrow>
        </mtd>
      </mtr>
      <mtr>
        <mtd>
          <mrow>
            <mrow>
              <msub>
                <mi mathvariant="italic">shx</mi>
                <mi mathvariant="italic">par</mi>
              </msub>
              <mi mathvariant="normal">=</mi>
              <mrow>
                <mi mathvariant="normal">−</mi>
                <mfrac>
                  <msub>
                    <mi mathvariant="italic">dop</mi>
                    <mi>x</mi>
                  </msub>
                  <msub>
                    <mi mathvariant="italic">dop</mi>
                    <mi>z</mi>
                  </msub>
                </mfrac>
              </mrow>
            </mrow>
            <mi>,</mi>
            <mi/>
            <mrow>
              <msub>
                <mi mathvariant="italic">shy</mi>
                <mi mathvariant="italic">par</mi>
              </msub>
              <mi mathvariant="normal">=</mi>
              <mrow>
                <mi mathvariant="normal">−</mi>
                <mfrac>
                  <msub>
                    <mi mathvariant="italic">dop</mi>
                    <mi>y</mi>
                  </msub>
                  <msub>
                    <mi mathvariant="italic">dop</mi>
                    <mi>z</mi>
                  </msub>
                </mfrac>
              </mrow>
            </mrow>
          </mrow>
        </mtd>
      </mtr>
    </mtable>
    <annotation encoding="StarMath 5.0">vec {DOP'} = left [ matrix{0 # 0 # dop_z # 0} right ] = SH_par cdot vec DOP newline
shx_par = -{dop_x over dop_z}, ~~~ shy_par = -{dop_y over dop_z}</annotation>
  </semantics>
</math>
</file>

<file path=Object 8/content.xml><?xml version="1.0" encoding="utf-8"?>
<math xmlns="http://www.w3.org/1998/Math/MathML">
  <semantics>
    <mrow>
      <mrow>
        <mrow>
          <msub>
            <mi>u</mi>
            <mi mathvariant="italic">min</mi>
          </msub>
          <mi mathvariant="normal">≤</mi>
          <mi>x</mi>
        </mrow>
        <mi mathvariant="normal">≤</mi>
        <msub>
          <mi>u</mi>
          <mi mathvariant="italic">max</mi>
        </msub>
      </mrow>
      <mi>,</mi>
      <mi/>
      <mrow>
        <mrow>
          <msub>
            <mi>v</mi>
            <mi mathvariant="italic">min</mi>
          </msub>
          <mi mathvariant="normal">≤</mi>
          <mi>y</mi>
        </mrow>
        <mi mathvariant="normal">≤</mi>
        <msub>
          <mi>v</mi>
          <mi mathvariant="italic">max</mi>
        </msub>
      </mrow>
      <mi>,</mi>
      <mi/>
      <mrow>
        <mrow>
          <mi>B</mi>
          <mi mathvariant="normal">≤</mi>
          <mi>z</mi>
        </mrow>
        <mi mathvariant="normal">≤</mi>
        <mi>F</mi>
      </mrow>
    </mrow>
    <annotation encoding="StarMath 5.0">u_min &lt;= x &lt;= u_max, ~~  v_min &lt;= y &lt;= v_max, ~~ B &lt;= z &lt;= F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T</mi>
                <mi mathvariant="italic">par</mi>
              </msub>
              <mi mathvariant="normal">=</mi>
              <mi>T</mi>
            </mrow>
            <mfenced open="" close="">
              <mrow>
                <mrow>
                  <mi mathvariant="normal">−</mi>
                  <mfrac>
                    <mrow>
                      <msub>
                        <mi>u</mi>
                        <mi mathvariant="italic">max</mi>
                      </msub>
                      <mi mathvariant="normal">−</mi>
                      <msub>
                        <mi>u</mi>
                        <mi mathvariant="italic">min</mi>
                      </msub>
                    </mrow>
                    <mn>2</mn>
                  </mfrac>
                </mrow>
                <mrow>
                  <mi>,</mi>
                  <mi mathvariant="normal">−</mi>
                  <mfrac>
                    <mrow>
                      <msub>
                        <mi>v</mi>
                        <mi mathvariant="italic">max</mi>
                      </msub>
                      <mi mathvariant="normal">−</mi>
                      <msub>
                        <mi>v</mi>
                        <mi mathvariant="italic">min</mi>
                      </msub>
                    </mrow>
                    <mn>2</mn>
                  </mfrac>
                </mrow>
                <mrow>
                  <mi>,</mi>
                  <mi mathvariant="normal">−</mi>
                  <mi>F</mi>
                </mrow>
              </mrow>
            </mfenced>
          </mrow>
        </mtd>
      </mtr>
      <mtr>
        <mtd>
          <mrow>
            <mrow>
              <msub>
                <mi>S</mi>
                <mi mathvariant="italic">par</mi>
              </msub>
              <mi mathvariant="normal">=</mi>
              <mi>S</mi>
            </mrow>
            <mfenced open="" close="">
              <mrow>
                <mfrac>
                  <mn>2</mn>
                  <mrow>
                    <msub>
                      <mi>u</mi>
                      <mi mathvariant="italic">max</mi>
                    </msub>
                    <mi mathvariant="normal">−</mi>
                    <msub>
                      <mi>u</mi>
                      <mi mathvariant="italic">min</mi>
                    </msub>
                  </mrow>
                </mfrac>
                <mi>,</mi>
                <mfrac>
                  <mn>2</mn>
                  <mrow>
                    <msub>
                      <mi>v</mi>
                      <mi mathvariant="italic">max</mi>
                    </msub>
                    <mi mathvariant="normal">−</mi>
                    <msub>
                      <mi>v</mi>
                      <mi mathvariant="italic">min</mi>
                    </msub>
                  </mrow>
                </mfrac>
                <mi>,</mi>
                <mfrac>
                  <mn>1</mn>
                  <mrow>
                    <mi>F</mi>
                    <mi mathvariant="normal">−</mi>
                    <mi>B</mi>
                  </mrow>
                </mfrac>
              </mrow>
            </mfenced>
          </mrow>
        </mtd>
      </mtr>
    </mtable>
    <annotation encoding="StarMath 5.0">T_par = T left( -{{u_max - u_min} over 2},  -{{v_max - v_min} over 2}, -F right ) newline
S_par = S left( 2 over {u_max - u_min},  2 over {v_max - v_min}, 1 over {F - B} right )</annotation>
  </semantics>
</math>
</file>